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F" svg:font-family="F" style:font-family-generic="system" style:font-pitch="variable"/>
  </office:font-face-decls>
  <office:automatic-styles>
    <style:style style:name="P1" style:family="paragraph" style:parent-style-name="_3c_salute_3e_">
      <style:paragraph-properties fo:break-before="page"/>
    </style:style>
    <style:style style:name="P2" style:family="paragraph" style:parent-style-name="_3c_list_3e_">
      <style:paragraph-properties fo:break-before="page"/>
    </style:style>
    <style:style style:name="P3" style:family="paragraph" style:parent-style-name="_3c_label.speaker_3e_">
      <style:paragraph-properties fo:break-before="page"/>
    </style:style>
    <style:style style:name="P4" style:family="paragraph" style:parent-style-name="_3c_label.speaker_3e_">
      <style:paragraph-properties fo:break-before="page"/>
    </style:style>
    <style:style style:name="T1"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
      <text:p text:style-name="Heading"/>
      <text:p text:style-name="Heading"/>
      <text:p text:style-name="Heading"/>
      <text:p text:style-name="Heading"/>
      <text:p text:style-name="Heading"/>
      <text:p text:style-name="Heading"/>
      <text:p text:style-name="Heading">LES AMOVRS DEGVISEZ</text:p>
      <text:p text:style-name="Heading"><text:span text:style-name="Police_20_par_20_défaut"><text:span text:style-name="T1">BALLET DV </text:span></text:span><text:span text:style-name="_3c_persName_3e_"><text:span text:style-name="T1">ROY</text:span></text:span><text:span text:style-name="Police_20_par_20_défaut"><text:span text:style-name="T1">.</text:span></text:span></text:p>
      <text:p text:style-name="Heading"/>
      <text:p text:style-name="Heading"/>
      <text:p text:style-name="Heading"><text:span text:style-name="Police_20_par_20_défaut"><text:span text:style-name="T1">Dansé par </text:span></text:span><text:span text:style-name="_3c_persName_3e_">sa Majesté</text:span><text:span text:style-name="Police_20_par_20_défaut"><text:span text:style-name="T1">, au mois</text:span></text:span></text:p>
      <text:p text:style-name="Heading"><text:span text:style-name="Police_20_par_20_défaut"><text:span text:style-name="T1">de </text:span></text:span><text:span text:style-name="_3c_date_3e_">Feurier 1664</text:span><text:span text:style-name="Police_20_par_20_défaut"><text:span text:style-name="T1">.</text:span></text:span></text:p>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text:span text:style-name="Police_20_par_20_défaut"><text:span text:style-name="T1">A </text:span></text:span><text:span text:style-name="_3c_placeName_3e_">PARIS</text:span><text:span text:style-name="Police_20_par_20_défaut"><text:span text:style-name="T1">,</text:span></text:span></text:p>
      <text:p text:style-name="Heading"><text:span text:style-name="Police_20_par_20_défaut"><text:span text:style-name="T1">Par </text:span></text:span><text:span text:style-name="_3c_persName_3e_">ROBERT BALLARD</text:span><text:span text:style-name="Police_20_par_20_défaut"><text:span text:style-name="T1">, seul Imprimeur du</text:span></text:span></text:p>
      <text:p text:style-name="Heading"><text:span text:style-name="Police_20_par_20_défaut"><text:span text:style-name="T1">Roy pour la Musique.</text:span></text:span></text:p>
      <text:p text:style-name="Heading">----------------------</text:p>
      <text:p text:style-name="Heading"><text:span text:style-name="_3c_date_3e_">M. DC. LXIV</text:span><text:span text:style-name="Police_20_par_20_défaut"><text:span text:style-name="T1">.</text:span></text:span></text:p>
      <text:p text:style-name="Standard"><text:span text:style-name="Police_20_par_20_défaut"><text:span text:style-name="T1">Auec Priuilege de sa Majesté.</text:span></text:span></text:p>
      <text:p text:style-name="Standard"/>
      <text:h text:style-name="Heading_20_1" text:outline-level="1">LES AMOVRS</text:h>
      <text:h text:style-name="Heading_20_1" text:outline-level="1"/>
      <text:h text:style-name="Heading_20_1" text:outline-level="1">DEGVISEZ,</text:h>
      <text:h text:style-name="Heading_20_1" text:outline-level="1"/>
      <text:h text:style-name="Heading_20_1" text:outline-level="1">BALLET.</text:h>
      <text:p text:style-name="Heading"/>
      <text:p text:style-name="Heading"/>
      <text:p text:style-name="Heading">------------------------------------------------------</text:p>
      <text:p text:style-name="Heading"/>
      <text:p text:style-name="Heading"/>
      <text:h text:style-name="Heading_20_1" text:outline-level="1"><text:soft-page-break/>ARGVMENT.</text:h>
      <text:p text:style-name="Heading"/>
      <text:p text:style-name="Heading"/>
      <text:p text:style-name="Heading"/>
      <text:p text:style-name="Standard"><text:span text:style-name="Police_20_par_20_défaut"><text:span text:style-name="T1"><text:tab/>Le Theatre s'ouure par vn combat de </text:span></text:span><text:span text:style-name="_3c_tech_3e_">deux differentes Harmonies</text:span><text:span text:style-name="Police_20_par_20_défaut"><text:span text:style-name="T1"> ; La plus forte est composée des Arts &amp; des Vertus qui suiuent </text:span></text:span><text:span text:style-name="_3c_name_3e_">Pallas</text:span><text:span text:style-name="Police_20_par_20_défaut"><text:span text:style-name="T1"> ; &amp; la plus douce, des </text:span></text:span><text:span text:style-name="_3c_name_3e_">Graces</text:span><text:span text:style-name="Police_20_par_20_défaut"><text:span text:style-name="T1"> &amp; des </text:span></text:span><text:span text:style-name="_3c_name_3e_">Plaisirs</text:span><text:span text:style-name="Police_20_par_20_défaut"><text:span text:style-name="T1">, qui accompagnent </text:span></text:span><text:span text:style-name="_3c_name_3e_">Venus</text:span><text:span text:style-name="Police_20_par_20_défaut"><text:span text:style-name="T1">.</text:span></text:span></text:p>
      <text:p text:style-name="Standard"><text:span text:style-name="Police_20_par_20_défaut"><text:span text:style-name="T1"><text:tab/>Cependant, ces deux Déesses prenant le party l'vne du Plaisir &amp; l'autre de la Vertu, entrent elles-mesmes en contestation. </text:span></text:span><text:span text:style-name="_3c_name_3e_">Mercure</text:span><text:span text:style-name="Police_20_par_20_défaut"><text:span text:style-name="T1"> qui tasche de les accorder leur propose de prendre le </text:span></text:span><text:span text:style-name="_3c_persName_3e_">Roy</text:span><text:span text:style-name="Police_20_par_20_défaut"><text:span text:style-name="T1"> pour arbitre de leur different ; toutes deux l'acceptent auec vne égale satisfaction : mais Pallas qui connoist l'auantage qu'elle a dans le chois d'vn tel Iuge insulte à sa riuale, &amp; apres luy auoir fait remarquer combien sa Majesté par toutes ses actions se declare ouuertement pour le party de la Vertu, la laisse dans la confusion.</text:span></text:span></text:p>
      <text:p text:style-name="Standard"><text:span text:style-name="Police_20_par_20_défaut"><text:span text:style-name="T1"><text:tab/></text:span></text:span><text:span text:style-name="_3c_name_3e_">Venus</text:span><text:span text:style-name="Police_20_par_20_défaut"><text:span text:style-name="T1">, reuenuë de son premier estonement, veut faire effort pour dompter l'orgueil de </text:span></text:span><text:span text:style-name="_3c_name_3e_">Pallas</text:span><text:span text:style-name="Police_20_par_20_défaut"><text:span text:style-name="T1"> en gagnant le coeur du </text:span></text:span><text:span text:style-name="_3c_persName_3e_">Roy</text:span><text:span text:style-name="Police_20_par_20_défaut"><text:span text:style-name="T1">, &amp; pour vnir toutes ses forces dans ce grand dessein, elle prie Mercure de voler dans tous les coins du Monde, afin de rassembler tous les Amours qui s'y trouuent dispersez. Mais lors qu'il est prest de partir, elle a peur qu'il n'en sçache pas connoistre la plus grande partie, qui pour faire réüssir des entreprises importantes, se déguise &amp; se cache sous des formes empruntées, &amp; pour luy donner moyen de ne s'y pas tromper, elle luy fait voir plusieurs de leurs déguisemens, qui seront expliquez l'vn apres l'autre dans chacune des Entrées du Ballet.</text:span></text:span></text:p>
      <text:p text:style-name="Standard"/>
      <text:p text:style-name="Standard"/>
      <text:p text:style-name="_3c_list_3e_"><text:span text:style-name="_3c_name_3e_">Mercure</text:span><text:span text:style-name="Police_20_par_20_défaut"><text:span text:style-name="T1"> representé, par le </text:span></text:span><text:span text:style-name="_3c_persName_3e_">Sieur Floridor</text:span><text:span text:style-name="Police_20_par_20_défaut"><text:span text:style-name="T1">.</text:span></text:span></text:p>
      <text:p text:style-name="_3c_list_3e_"><text:span text:style-name="_3c_name_3e_">Pallas</text:span><text:span text:style-name="Police_20_par_20_défaut"><text:span text:style-name="T1">, par </text:span></text:span><text:span text:style-name="_3c_persName_3e_">Madlle. des Oeillets</text:span><text:span text:style-name="Police_20_par_20_défaut"><text:span text:style-name="T1">.</text:span></text:span></text:p>
      <text:p text:style-name="_3c_list_3e_"><text:span text:style-name="_3c_name_3e_">Venus</text:span><text:span text:style-name="Police_20_par_20_défaut"><text:span text:style-name="T1">, par </text:span></text:span><text:span text:style-name="_3c_persName_3e_">Madlle. de Montfleury</text:span><text:span text:style-name="Police_20_par_20_défaut"><text:span text:style-name="T1">.</text:span></text:span></text:p>
      <text:p text:style-name="_3c_list_3e_"/>
      <text:p text:style-name="_3c_list_3e_"><text:span text:style-name="Police_20_par_20_défaut">Concertans des Arts &amp; des Vertus,</text:span></text:p>
      <text:p text:style-name="_3c_list_3e_"><text:span text:style-name="Police_20_par_20_défaut"><text:span text:style-name="T1">qui suiuent </text:span></text:span><text:span text:style-name="_3c_name_3e_">Pallas</text:span><text:span text:style-name="Police_20_par_20_défaut"><text:span text:style-name="T1">.</text:span></text:span></text:p>
      <text:p text:style-name="_3c_list_3e_"><text:span text:style-name="Police_20_par_20_défaut"><text:span text:style-name="T1">Les Sieurs </text:span></text:span><text:span text:style-name="_3c_persName_3e_">Descousteaux</text:span><text:span text:style-name="Police_20_par_20_défaut"><text:span text:style-name="T1">, </text:span></text:span><text:span text:style-name="_3c_persName_3e_">Alais</text:span><text:span text:style-name="Police_20_par_20_défaut"><text:span text:style-name="T1">, </text:span></text:span><text:span text:style-name="_3c_persName_3e_">Charlot</text:span><text:span text:style-name="Police_20_par_20_défaut"><text:span text:style-name="T1">, </text:span></text:span><text:span text:style-name="_3c_persName_3e_">la Pierre</text:span><text:span text:style-name="Police_20_par_20_défaut"><text:span text:style-name="T1">,</text:span></text:span></text:p>
      <text:p text:style-name="_3c_list_3e_"><text:span text:style-name="_3c_persName_3e_">le Peintre</text:span><text:span text:style-name="Police_20_par_20_défaut"><text:span text:style-name="T1">, </text:span></text:span><text:span text:style-name="_3c_persName_3e_">Huguenet</text:span><text:span text:style-name="Police_20_par_20_défaut"><text:span text:style-name="T1">, </text:span></text:span><text:span text:style-name="_3c_persName_3e_">le Roux l'aisné</text:span><text:span text:style-name="Police_20_par_20_défaut"><text:span text:style-name="T1">, </text:span></text:span><text:span text:style-name="_3c_persName_3e_">Besson</text:span><text:span text:style-name="Police_20_par_20_défaut"><text:span text:style-name="T1">,</text:span></text:span></text:p>
      <text:p text:style-name="_3c_list_3e_"><text:span text:style-name="_3c_persName_3e_">Martin Opterre</text:span><text:span text:style-name="Police_20_par_20_défaut"><text:span text:style-name="T1">, </text:span></text:span><text:span text:style-name="_3c_persName_3e_">Roullé</text:span><text:span text:style-name="Police_20_par_20_défaut"><text:span text:style-name="T1">, </text:span></text:span><text:span text:style-name="_3c_persName_3e_">la Riuiere</text:span><text:span text:style-name="Police_20_par_20_défaut"><text:span text:style-name="T1">, </text:span></text:span><text:span text:style-name="_3c_persName_3e_">Heugé</text:span><text:span text:style-name="Police_20_par_20_défaut"><text:span text:style-name="T1">, </text:span></text:span><text:span text:style-name="_3c_persName_3e_">Iean Opterre</text:span><text:span text:style-name="Police_20_par_20_défaut"><text:span text:style-name="T1">, &amp; </text:span></text:span><text:span text:style-name="_3c_persName_3e_">Magny</text:span><text:span text:style-name="Police_20_par_20_défaut"><text:span text:style-name="T1">.</text:span></text:span></text:p>
      <text:p text:style-name="Heading"/>
      <text:p text:style-name="P2"><text:span text:style-name="Police_20_par_20_défaut">Concertans des Graces &amp; des Plaisirs, qui</text:span></text:p>
      <text:p text:style-name="_3c_list_3e_"><text:span text:style-name="Police_20_par_20_défaut"><text:span text:style-name="T1">accompagnent </text:span></text:span><text:span text:style-name="_3c_name_3e_">Venus</text:span><text:span text:style-name="Police_20_par_20_défaut"><text:span text:style-name="T1">.</text:span></text:span></text:p>
      <text:p text:style-name="_3c_list_3e_"><text:span text:style-name="Police_20_par_20_défaut"><text:span text:style-name="T1">Les Sieurs </text:span></text:span><text:span text:style-name="_3c_persName_3e_">Piesche</text:span><text:span text:style-name="Police_20_par_20_défaut"><text:span text:style-name="T1">, </text:span></text:span><text:span text:style-name="_3c_persName_3e_">Marchand</text:span><text:span text:style-name="Police_20_par_20_défaut"><text:span text:style-name="T1">, </text:span></text:span><text:span text:style-name="_3c_persName_3e_">Laquaisse</text:span><text:span text:style-name="Police_20_par_20_défaut"><text:span text:style-name="T1">, </text:span></text:span><text:span text:style-name="_3c_persName_3e_">Guerin</text:span><text:span text:style-name="Police_20_par_20_défaut"><text:span text:style-name="T1">,</text:span></text:span></text:p>
      <text:p text:style-name="_3c_list_3e_"><text:span text:style-name="_3c_persName_3e_">Destouches</text:span><text:span text:style-name="Police_20_par_20_défaut"><text:span text:style-name="T1">, </text:span></text:span><text:span text:style-name="_3c_persName_3e_">Nicolas Opterre</text:span><text:span text:style-name="Police_20_par_20_défaut"><text:span text:style-name="T1">, </text:span></text:span><text:span text:style-name="_3c_persName_3e_">la Fontaine</text:span><text:span text:style-name="Police_20_par_20_défaut"><text:span text:style-name="T1">,</text:span></text:span></text:p>
      <text:p text:style-name="_3c_list_3e_"><text:span text:style-name="Police_20_par_20_défaut"><text:span text:style-name="T1">&amp; </text:span></text:span><text:span text:style-name="_3c_persName_3e_">Brouard</text:span><text:span text:style-name="Police_20_par_20_défaut"><text:span text:style-name="T1">.</text:span></text:span></text:p>
      <text:p text:style-name="Heading"/>
      <text:p text:style-name="Heading"/>
      <text:p text:style-name="Heading"><text:span text:style-name="Police_20_par_20_défaut"><text:span text:style-name="T1">DIALOGVE</text:span></text:span></text:p>
      <text:p text:style-name="Heading"><text:span text:style-name="Police_20_par_20_défaut"><text:span text:style-name="T1">PALLAS, VENVS,</text:span></text:span></text:p>
      <text:p text:style-name="Heading"><text:span text:style-name="Police_20_par_20_défaut"><text:span text:style-name="T1">MERCVRE.</text:span></text:span></text:p>
      <text:p text:style-name="Heading"/>
      <text:p text:style-name="Heading"/>
      <text:p text:style-name="_3c_label.speaker_3e_"><text:span text:style-name="_3c_name_3e_">MERCVRE</text:span><text:span text:style-name="Police_20_par_20_défaut"><text:span text:style-name="T1">.</text:span></text:span></text:p>
      <text:p text:style-name="Contents_20_1"/>
      <text:p text:style-name="Contents_20_1"/>
      <text:p text:style-name="Contents_20_1"><text:span text:style-name="Police_20_par_20_défaut"><text:span text:style-name="T1"><text:s text:c="3"/>Surquoy contestez-vous ? peut-on vous accorder ?</text:span></text:span></text:p>
      <text:p text:style-name="Contents_20_1"/>
      <text:p text:style-name="Contents_20_1"/>
      <text:p text:style-name="_3c_label.speaker_3e_"><text:span text:style-name="_3c_name_3e_">VENVS</text:span><text:span text:style-name="Police_20_par_20_défaut"><text:span text:style-name="T1">.</text:span></text:span></text:p>
      <text:p text:style-name="Heading"/>
      <text:p text:style-name="Heading"/>
      <text:p text:style-name="Contents_20_1"><text:span text:style-name="Police_20_par_20_défaut"><text:span text:style-name="T1"><text:s text:c="3"/>La sçauante Pallas nous veut persuader</text:span></text:span></text:p>
      <text:p text:style-name="Contents_20_1"><text:span text:style-name="Police_20_par_20_défaut"><text:span text:style-name="T1">Que son visage austere &amp; le bruit de ses armes,</text:span></text:span></text:p>
      <text:p text:style-name="Contents_20_1"><text:span text:style-name="Police_20_par_20_défaut"><text:span text:style-name="T1">Doiuent pour les mortels auoir de plus doux charmes</text:span></text:span></text:p>
      <text:p text:style-name="Contents_20_1"><text:span text:style-name="Police_20_par_20_défaut"><text:span text:style-name="T1">Que les Ieux, les Plaisirs, les Graces &amp; l'Amour</text:span></text:span></text:p>
      <text:p text:style-name="Contents_20_1"><text:span text:style-name="Police_20_par_20_défaut"><text:span text:style-name="T1">Qui marchent à ma suite &amp; composent ma Cour.</text:span></text:span></text:p>
      <text:p text:style-name="Contents_20_1"/>
      <text:p text:style-name="Contents_20_1"/>
      <text:p text:style-name="_3c_label.speaker_3e_"><text:span text:style-name="_3c_name_3e_">PALLAS</text:span><text:span text:style-name="_3c_name_3e_"><text:span text:style-name="T1">.</text:span></text:span></text:p>
      <text:p text:style-name="Contents_20_1"/>
      <text:p text:style-name="Contents_20_1"/>
      <text:p text:style-name="Contents_20_1"><text:span text:style-name="Police_20_par_20_défaut"><text:span text:style-name="T1"><text:s text:c="3"/>Et la belle Venus pretend nous faire croire</text:span></text:span></text:p>
      <text:p text:style-name="Contents_20_1"><text:span text:style-name="Police_20_par_20_défaut"><text:span text:style-name="T1">Que les Arts, les Vertus, la Puissance &amp; la Gloire</text:span></text:span></text:p>
      <text:p text:style-name="Contents_20_1"><text:span text:style-name="Police_20_par_20_défaut"><text:span text:style-name="T1">Ne versent pas dans l'ame vn plus parfait bonheur</text:span></text:span></text:p>
      <text:p text:style-name="Contents_20_1"><text:span text:style-name="Police_20_par_20_défaut"><text:span text:style-name="T1">Que de ses vains apas la trompeuse douceur.</text:span></text:span></text:p>
      <text:p text:style-name="Contents_20_1"/>
      <text:p text:style-name="Contents_20_1"/>
      <text:p text:style-name="_3c_label.speaker_3e_"><text:span text:style-name="_3c_name_3e_">VENVS</text:span><text:span text:style-name="_3c_name_3e_"><text:span text:style-name="T1">.</text:span></text:span></text:p>
      <text:p text:style-name="Heading"/>
      <text:p text:style-name="Heading"/>
      <text:p text:style-name="Contents_20_1"><text:span text:style-name="Police_20_par_20_défaut"><text:span text:style-name="T1"><text:s text:c="3"/>Est-il rien si charmant que cét heureux martyre</text:span></text:span></text:p>
      <text:p text:style-name="Contents_20_1"><text:span text:style-name="Police_20_par_20_défaut"><text:span text:style-name="T1">Que l'on ayme à souffrir alors qu'on en soûpire ?</text:span></text:span></text:p>
      <text:p text:style-name="Contents_20_1"/>
      <text:p text:style-name="Contents_20_1"/>
      <text:p text:style-name="_3c_label.speaker_3e_"><text:span text:style-name="_3c_name_3e_">PALLAS</text:span><text:span text:style-name="_3c_name_3e_"><text:span text:style-name="T1">.</text:span></text:span></text:p>
      <text:p text:style-name="Heading"/>
      <text:p text:style-name="Heading"/>
      <text:p text:style-name="Contents_20_1"><text:span text:style-name="Police_20_par_20_défaut"><text:span text:style-name="T1"><text:s text:c="3"/>Est-il rien de si noble &amp; de si glorieux</text:span></text:span></text:p>
      <text:p text:style-name="Contents_20_1"><text:span text:style-name="Police_20_par_20_défaut"><text:span text:style-name="T1">Que de voir vn mortel se rendre égal aux Dieux ?</text:span></text:span></text:p>
      <text:p text:style-name="Contents_20_1"><text:span text:style-name="Police_20_par_20_défaut"><text:span text:style-name="T1">Et de ses longs trauaux auoir pour recompense</text:span></text:span></text:p>
      <text:p text:style-name="Contents_20_1"><text:span text:style-name="Police_20_par_20_défaut"><text:span text:style-name="T1">Le repos, la vertu, l'honneur &amp; la puissance.</text:span></text:span></text:p>
      <text:p text:style-name="Contents_20_1"/>
      <text:p text:style-name="Contents_20_1"/>
      <text:p text:style-name="_3c_label.speaker_3e_"><text:span text:style-name="_3c_name_3e_">VENVS</text:span><text:span text:style-name="_3c_name_3e_"><text:span text:style-name="T1">.</text:span></text:span></text:p>
      <text:p text:style-name="Contents_20_1"/>
      <text:p text:style-name="Contents_20_1"/>
      <text:p text:style-name="Contents_20_1"><text:span text:style-name="Police_20_par_20_défaut"><text:span text:style-name="T1"><text:s text:c="3"/>Qui d'vn aymable objet adore les beaux yeux</text:span></text:span></text:p>
      <text:p text:style-name="Contents_20_1"><text:span text:style-name="Police_20_par_20_défaut"><text:span text:style-name="T1">Trouue ses fers plus doux que l'empire des Cieux,</text:span></text:span></text:p>
      <text:p text:style-name="Contents_20_1"><text:span text:style-name="Police_20_par_20_défaut"><text:span text:style-name="T1">Et ne voit rien d'égal à la gloire immortelle</text:span></text:span></text:p>
      <text:p text:style-name="Contents_20_1"><text:span text:style-name="Police_20_par_20_défaut"><text:span text:style-name="T1">De regner sur vn coeur amoureux &amp; fidele.</text:span></text:span></text:p>
      <text:p text:style-name="Contents_20_1"/>
      <text:p text:style-name="Contents_20_1"><text:soft-page-break/></text:p>
      <text:p text:style-name="_3c_label.speaker_3e_"><text:span text:style-name="_3c_name_3e_">PALLAS</text:span><text:span text:style-name="_3c_name_3e_"><text:span text:style-name="T1">.</text:span></text:span></text:p>
      <text:p text:style-name="Heading"/>
      <text:p text:style-name="Heading"/>
      <text:p text:style-name="Contents_20_1"><text:span text:style-name="Police_20_par_20_défaut"><text:span text:style-name="T1"><text:s text:c="3"/>Tout cede à la valeur.</text:span></text:span></text:p>
      <text:p text:style-name="Contents_20_1"/>
      <text:p text:style-name="Contents_20_1"/>
      <text:p text:style-name="_3c_label.speaker_3e_"><text:span text:style-name="_3c_name_3e_">VENVS</text:span><text:span text:style-name="_3c_name_3e_"><text:span text:style-name="T1">.</text:span></text:span></text:p>
      <text:p text:style-name="Contents_20_1"/>
      <text:p text:style-name="Contents_20_1"/>
      <text:p text:style-name="Contents_20_1"><text:span text:style-name="Police_20_par_20_défaut"><text:span text:style-name="T1"><text:tab/><text:tab/><text:tab/><text:tab/>L'Amour peut tout charmer.</text:span></text:span></text:p>
      <text:p text:style-name="Contents_20_1"/>
      <text:p text:style-name="Contents_20_1"/>
      <text:p text:style-name="_3c_label.speaker_3e_"><text:span text:style-name="_3c_name_3e_">PALLAS</text:span><text:span text:style-name="_3c_name_3e_"><text:span text:style-name="T1">.</text:span></text:span></text:p>
      <text:p text:style-name="Contents_20_1"/>
      <text:p text:style-name="Contents_20_1"/>
      <text:p text:style-name="Contents_20_1"><text:span text:style-name="Police_20_par_20_défaut"><text:span text:style-name="T1"><text:s text:c="3"/>Ah ! qu'il est beau de vaincre.</text:span></text:span></text:p>
      <text:p text:style-name="Contents_20_1"/>
      <text:p text:style-name="Contents_20_1"/>
      <text:p text:style-name="_3c_label.speaker_3e_"><text:span text:style-name="_3c_name_3e_">VENVS</text:span><text:span text:style-name="_3c_name_3e_"><text:span text:style-name="T1">.</text:span></text:span></text:p>
      <text:p text:style-name="Heading"/>
      <text:p text:style-name="Heading"/>
      <text:p text:style-name="Contents_20_1"><text:span text:style-name="Police_20_par_20_défaut"><text:span text:style-name="T1"><text:tab/><text:tab/><text:tab/><text:tab/><text:tab/>Ah ! qu'il est doux d'aymer.</text:span></text:span></text:p>
      <text:p text:style-name="Contents_20_1"/>
      <text:p text:style-name="Contents_20_1"/>
      <text:p text:style-name="P3"><text:span text:style-name="_3c_name_3e_">PALLAS</text:span><text:span text:style-name="_3c_name_3e_"><text:span text:style-name="T1">.</text:span></text:span></text:p>
      <text:p text:style-name="Heading"/>
      <text:p text:style-name="Heading"/>
      <text:p text:style-name="Contents_20_1"><text:span text:style-name="Police_20_par_20_défaut"><text:span text:style-name="T1"><text:s text:c="3"/>On voit mes conquerans plus crains que le tonnerre.</text:span></text:span></text:p>
      <text:p text:style-name="Heading"/>
      <text:p text:style-name="Heading"/>
      <text:p text:style-name="_3c_label.speaker_3e_"><text:span text:style-name="_3c_name_3e_">VENVS</text:span><text:span text:style-name="_3c_name_3e_"><text:span text:style-name="T1">.</text:span></text:span></text:p>
      <text:p text:style-name="Heading"/>
      <text:p text:style-name="Heading"/>
      <text:p text:style-name="Contents_20_1"><text:span text:style-name="Police_20_par_20_défaut"><text:span text:style-name="T1"><text:s text:c="3"/>Ils tremblent à mes pieds, ces maistres de la terre.</text:span></text:span></text:p>
      <text:p text:style-name="Contents_20_1"/>
      <text:p text:style-name="Contents_20_1"/>
      <text:p text:style-name="_3c_label.speaker_3e_"><text:span text:style-name="_3c_name_3e_">PALLAS</text:span><text:span text:style-name="_3c_name_3e_"><text:span text:style-name="T1">.</text:span></text:span></text:p>
      <text:p text:style-name="Heading"/>
      <text:p text:style-name="Heading"/>
      <text:p text:style-name="Contents_20_1"><text:span text:style-name="Police_20_par_20_défaut"><text:span text:style-name="T1"><text:s text:c="3"/>Par vos vaines douceurs vn amant arresté</text:span></text:span></text:p>
      <text:p text:style-name="Contents_20_1"><text:span text:style-name="Police_20_par_20_défaut"><text:span text:style-name="T1">Languit dans la molesse &amp; dans l'oisiueté.</text:span></text:span></text:p>
      <text:p text:style-name="Contents_20_1"/>
      <text:p text:style-name="Contents_20_1"/>
      <text:p text:style-name="_3c_label.speaker_3e_"><text:span text:style-name="_3c_name_3e_">VENVS</text:span><text:span text:style-name="_3c_name_3e_"><text:span text:style-name="T1">.</text:span></text:span></text:p>
      <text:p text:style-name="Heading"/>
      <text:p text:style-name="Heading"/>
      <text:p text:style-name="Contents_20_1"><text:span text:style-name="Police_20_par_20_défaut"><text:span text:style-name="T1"><text:s text:c="3"/>On a veû par l'effort des amoureuses flames</text:span></text:span></text:p>
      <text:p text:style-name="Contents_20_1"><text:span text:style-name="Police_20_par_20_défaut"><text:span text:style-name="T1">Naistre cent beaux desirs dans les plus belles ames ;</text:span></text:span></text:p>
      <text:p text:style-name="Contents_20_1"><text:span text:style-name="Police_20_par_20_défaut"><text:span text:style-name="T1">Mille explois qu'on admire &amp; dont vous vous parez</text:span></text:span></text:p>
      <text:p text:style-name="Contents_20_1"><text:span text:style-name="Police_20_par_20_défaut"><text:span text:style-name="T1">Furent à vos Heros par l'amour inspirez.</text:span></text:span></text:p>
      <text:p text:style-name="Contents_20_1"/>
      <text:p text:style-name="Contents_20_1"/>
      <text:p text:style-name="_3c_label.speaker_3e_"><text:span text:style-name="_3c_name_3e_">PALLAS</text:span><text:span text:style-name="_3c_name_3e_"><text:span text:style-name="T1">.</text:span></text:span></text:p>
      <text:p text:style-name="Heading"/>
      <text:p text:style-name="Heading"/>
      <text:p text:style-name="Contents_20_1"><text:span text:style-name="Police_20_par_20_défaut"><text:span text:style-name="T1"><text:s text:c="3"/>Si (grace à mes vertus) quelque ame genereuse</text:span></text:span></text:p>
      <text:p text:style-name="Contents_20_1"><text:span text:style-name="Police_20_par_20_défaut"><text:span text:style-name="T1">A sçeu se bien seruir de l'ardeur amoureuse ;</text:span></text:span></text:p>
      <text:p text:style-name="Contents_20_1"><text:span text:style-name="Police_20_par_20_défaut"><text:span text:style-name="T1">A quels dérèglemens, a quelles cruautez</text:span></text:span></text:p>
      <text:p text:style-name="Contents_20_1"><text:span text:style-name="Police_20_par_20_défaut"><text:span text:style-name="T1">Tous vos autres amans se sont-ils emportez ?</text:span></text:span></text:p>
      <text:p text:style-name="Contents_20_1"><text:span text:style-name="Police_20_par_20_défaut"><text:span text:style-name="T1">D'vn soupçon qu'on se fait, d'vn refus qu'on merite</text:span></text:span></text:p>
      <text:p text:style-name="Contents_20_1"><text:span text:style-name="Police_20_par_20_défaut"><text:span text:style-name="T1">La vengeance qu'on cherche est toûjours sans limite :</text:span></text:span></text:p>
      <text:p text:style-name="Contents_20_1"><text:span text:style-name="Police_20_par_20_défaut"><text:span text:style-name="T1">L'imposture, le fer, la flamme &amp; le poison</text:span></text:span></text:p>
      <text:p text:style-name="Contents_20_1"><text:span text:style-name="Police_20_par_20_défaut"><text:span text:style-name="T1">Semblent encor trop doux pour en tirer raison,</text:span></text:span></text:p>
      <text:p text:style-name="Contents_20_1"><text:span text:style-name="Police_20_par_20_défaut"><text:span text:style-name="T1">Et de tant de forfaits, recompense legere,</text:span></text:span></text:p>
      <text:p text:style-name="Contents_20_1"><text:span text:style-name="Police_20_par_20_défaut"><text:span text:style-name="T1">On trouue vn coeur changeant, vne foy mensongere,</text:span></text:span></text:p>
      <text:p text:style-name="Contents_20_1"><text:span text:style-name="Police_20_par_20_défaut"><text:span text:style-name="T1">On poursuit vn objet, qui foible &amp; delicat</text:span></text:span></text:p>
      <text:p text:style-name="Contents_20_1"><text:span text:style-name="Police_20_par_20_défaut"><text:span text:style-name="T1">Chaque moment s'efface &amp; perd de son éclat :</text:span></text:span></text:p>
      <text:p text:style-name="Contents_20_1"><text:span text:style-name="Police_20_par_20_défaut"><text:span text:style-name="T1">Mais le prix des vertus, d'immortelle nature,</text:span></text:span></text:p>
      <text:p text:style-name="Contents_20_1"><text:span text:style-name="Police_20_par_20_défaut"><text:span text:style-name="T1">Ny du temps, ny du sort, ne reçoit point d'injure.</text:span></text:span></text:p>
      <text:p text:style-name="Standard"/>
      <text:p text:style-name="Standard"/>
      <text:p text:style-name="_3c_label.speaker_3e_"><text:span text:style-name="_3c_name_3e_">VENVS</text:span><text:span text:style-name="_3c_name_3e_"><text:span text:style-name="T1">.</text:span></text:span></text:p>
      <text:p text:style-name="Heading"/>
      <text:p text:style-name="Heading"/>
      <text:p text:style-name="Contents_20_1"><text:span text:style-name="Police_20_par_20_défaut"><text:span text:style-name="T1"><text:s text:c="3"/>Cette immortalité qu'on estale à nos yeux</text:span></text:span></text:p>
      <text:p text:style-name="Contents_20_1"><text:span text:style-name="Police_20_par_20_défaut"><text:span text:style-name="T1">Fait porter le carnage &amp; la mort en tous lieux,</text:span></text:span></text:p>
      <text:p text:style-name="Contents_20_1"><text:span text:style-name="Police_20_par_20_défaut"><text:span text:style-name="T1">Et parmy vos guerriers cette vertu cruelle,</text:span></text:span></text:p>
      <text:p text:style-name="Contents_20_1"><text:span text:style-name="Police_20_par_20_défaut"><text:span text:style-name="T1">Cette noble fureur qui vous paroist si belle,</text:span></text:span></text:p>
      <text:p text:style-name="Contents_20_1"><text:span text:style-name="Police_20_par_20_défaut"><text:span text:style-name="T1">Cette aspre auidité du sang des malheureux,</text:span></text:span></text:p>
      <text:p text:style-name="Contents_20_1"><text:span text:style-name="Police_20_par_20_défaut"><text:span text:style-name="T1">C'est par où l'on acquiert le nom de valeureux,</text:span></text:span></text:p>
      <text:p text:style-name="Contents_20_1"><text:span text:style-name="Police_20_par_20_défaut"><text:span text:style-name="T1">Où par qui, pour mieux dire, on fait autant de crimes</text:span></text:span></text:p>
      <text:p text:style-name="Contents_20_1"><text:span text:style-name="Police_20_par_20_défaut"><text:span text:style-name="T1">Qu'à vos sanglans autels on offre de victimes ;</text:span></text:span></text:p>
      <text:p text:style-name="Contents_20_1"><text:span text:style-name="Police_20_par_20_défaut"><text:span text:style-name="T1">Mais tous ces conquerans, si folement vantez,</text:span></text:span></text:p>
      <text:p text:style-name="Contents_20_1"><text:span text:style-name="Police_20_par_20_défaut"><text:span text:style-name="T1">Pour de si longs trauaux, pour tant d'impiétez,</text:span></text:span></text:p>
      <text:p text:style-name="Contents_20_1"><text:span text:style-name="Police_20_par_20_défaut"><text:span text:style-name="T1">Pour tant de sang versé sur la terre opprimée,</text:span></text:span></text:p>
      <text:p text:style-name="Contents_20_1"><text:span text:style-name="Police_20_par_20_défaut"><text:span text:style-name="T1">Qu'ont-ils ? qu'vn peu de vent, qu'on nomme Renommée ?</text:span></text:span></text:p>
      <text:p text:style-name="Contents_20_1"><text:soft-page-break/></text:p>
      <text:p text:style-name="Contents_20_1"/>
      <text:p text:style-name="_3c_label.speaker_3e_"><text:span text:style-name="_3c_name_3e_">MERCVRE</text:span><text:span text:style-name="_3c_name_3e_"><text:span text:style-name="T1">.</text:span></text:span></text:p>
      <text:p text:style-name="Heading"/>
      <text:p text:style-name="Heading"/>
      <text:p text:style-name="Contents_20_1"><text:span text:style-name="Police_20_par_20_défaut"><text:span text:style-name="T1"><text:s text:c="3"/>Tant d'aigreur conuient mal à des Diuinitez.</text:span></text:span></text:p>
      <text:p text:style-name="Contents_20_1"/>
      <text:p text:style-name="Contents_20_1"/>
      <text:p text:style-name="_3c_label.speaker_3e_"><text:span text:style-name="_3c_name_3e_">PALLAS</text:span><text:span text:style-name="_3c_name_3e_"><text:span text:style-name="T1">.</text:span></text:span></text:p>
      <text:p text:style-name="Heading"/>
      <text:p text:style-name="Heading"/>
      <text:p text:style-name="Contents_20_1"><text:span text:style-name="Police_20_par_20_défaut"><text:span text:style-name="T1"><text:tab/>Vous-vous eschaufez trop.</text:span></text:span></text:p>
      <text:p text:style-name="Contents_20_1"/>
      <text:p text:style-name="Contents_20_1"/>
      <text:p text:style-name="_3c_label.speaker_3e_"><text:span text:style-name="_3c_name_3e_">VENVS</text:span><text:span text:style-name="_3c_name_3e_"><text:span text:style-name="T1">.</text:span></text:span></text:p>
      <text:p text:style-name="Heading"/>
      <text:p text:style-name="Heading"/>
      <text:p text:style-name="Contents_20_1"><text:span text:style-name="Police_20_par_20_défaut"><text:span text:style-name="T1"><text:tab/><text:tab/><text:tab/><text:tab/><text:tab/>Et vous-vous emportez.</text:span></text:span></text:p>
      <text:p text:style-name="Contents_20_1"/>
      <text:p text:style-name="Contents_20_1"/>
      <text:p text:style-name="_3c_label.speaker_3e_"><text:span text:style-name="_3c_name_3e_">PALLAS</text:span><text:span text:style-name="_3c_name_3e_"><text:span text:style-name="T1">.</text:span></text:span></text:p>
      <text:p text:style-name="Heading"/>
      <text:p text:style-name="Heading"/>
      <text:p text:style-name="Contents_20_1"><text:span text:style-name="Police_20_par_20_défaut"><text:span text:style-name="T1"><text:s text:c="3"/>Quoy que le souuenir de la fatale Pomme</text:span></text:span></text:p>
      <text:p text:style-name="Contents_20_1"><text:span text:style-name="Police_20_par_20_défaut"><text:span text:style-name="T1">Me deust faire éuiter le jugement d'vn Homme,</text:span></text:span></text:p>
      <text:p text:style-name="Contents_20_1"><text:span text:style-name="Police_20_par_20_défaut"><text:span text:style-name="T1">Ie veux bien m'y soûmettre encore cette fois ;</text:span></text:span></text:p>
      <text:p text:style-name="Contents_20_1"><text:span text:style-name="Police_20_par_20_défaut"><text:span text:style-name="T1">Mais il en faut choisir.</text:span></text:span></text:p>
      <text:p text:style-name="Contents_20_1"/>
      <text:p text:style-name="Contents_20_1"/>
      <text:p text:style-name="P3"><text:span text:style-name="_3c_name_3e_">VENVS</text:span><text:span text:style-name="_3c_name_3e_"><text:span text:style-name="T1">.</text:span></text:span></text:p>
      <text:p text:style-name="Heading"/>
      <text:p text:style-name="Heading"/>
      <text:p text:style-name="Contents_20_1"><text:span text:style-name="Police_20_par_20_défaut"><text:span text:style-name="T1"><text:tab/><text:tab/><text:tab/><text:tab/><text:tab/>Ie vous donne le chois.</text:span></text:span></text:p>
      <text:p text:style-name="Contents_20_1"/>
      <text:p text:style-name="Contents_20_1"/>
      <text:p text:style-name="_3c_label.speaker_3e_"><text:span text:style-name="_3c_name_3e_">MERCVRE</text:span><text:span text:style-name="_3c_name_3e_"><text:span text:style-name="T1">.</text:span></text:span></text:p>
      <text:p text:style-name="Heading"/>
      <text:p text:style-name="Heading"/>
      <text:p text:style-name="Contents_20_1"><text:span text:style-name="Police_20_par_20_défaut"><text:span text:style-name="T1"><text:s text:c="3"/>Quel Arbitre peut mieux appaiser vostre guerre</text:span></text:span></text:p>
      <text:p text:style-name="Contents_20_1"><text:span text:style-name="Police_20_par_20_défaut"><text:span text:style-name="T1">Que celuy qui déja l'est de toute la Terre ;</text:span></text:span></text:p>
      <text:p text:style-name="Contents_20_1"><text:span text:style-name="Police_20_par_20_défaut"><text:span text:style-name="T1">LOVYS dont les decrets, des peuples écoutez,</text:span></text:span></text:p>
      <text:p text:style-name="Contents_20_1"><text:span text:style-name="Police_20_par_20_défaut"><text:span text:style-name="T1">Résolus par luy seul, sont de tous respectez ;</text:span></text:span></text:p>
      <text:p text:style-name="Contents_20_1"><text:span text:style-name="Police_20_par_20_défaut"><text:span text:style-name="T1">LOVYS de qui déja la sagesse profonde</text:span></text:span></text:p>
      <text:p text:style-name="Contents_20_1"><text:span text:style-name="Police_20_par_20_défaut"><text:span text:style-name="T1">Du Thrône des François preside à tout le monde,</text:span></text:span></text:p>
      <text:p text:style-name="Contents_20_1"><text:span text:style-name="Police_20_par_20_défaut"><text:span text:style-name="T1">Qui voit de tous costez les plus grands Potentats</text:span></text:span></text:p>
      <text:p text:style-name="Contents_20_1"><text:span text:style-name="Police_20_par_20_défaut"><text:span text:style-name="T1">Briguer en suplians le secours de son bras,</text:span></text:span></text:p>
      <text:p text:style-name="Contents_20_1"><text:span text:style-name="Police_20_par_20_défaut"><text:span text:style-name="T1">Ou, pour viure à l'abry de sa juste puissance,</text:span></text:span></text:p>
      <text:p text:style-name="Contents_20_1"><text:span text:style-name="Police_20_par_20_défaut"><text:span text:style-name="T1">Rechercher à l'enuy son auguste alliance ;</text:span></text:span></text:p>
      <text:p text:style-name="Contents_20_1"><text:span text:style-name="Police_20_par_20_défaut"><text:span text:style-name="T1">Qui voit la Renommée auec toutes ses voix</text:span></text:span></text:p>
      <text:p text:style-name="Contents_20_1"><text:span text:style-name="Police_20_par_20_défaut"><text:span text:style-name="T1">Preparer l'Vniuers à receuoir ses Loix ;</text:span></text:span></text:p>
      <text:p text:style-name="Contents_20_1"><text:span text:style-name="Police_20_par_20_défaut"><text:span text:style-name="T1">Qui se trouue en tous lieux suiuy de la victoire,</text:span></text:span></text:p>
      <text:p text:style-name="Contents_20_1"><text:span text:style-name="Police_20_par_20_défaut"><text:span text:style-name="T1">Et qui presque trahy par l'exces de sa gloire</text:span></text:span></text:p>
      <text:p text:style-name="Contents_20_1"><text:span text:style-name="Police_20_par_20_défaut"><text:span text:style-name="T1">Voit par tout son grand nom, par vn heureux malheur,</text:span></text:span></text:p>
      <text:p text:style-name="Contents_20_1"><text:span text:style-name="Police_20_par_20_défaut"><text:span text:style-name="T1">Dérober la matiere à sa rare valeur :</text:span></text:span></text:p>
      <text:p text:style-name="Contents_20_1"><text:span text:style-name="Police_20_par_20_défaut"><text:span text:style-name="T1">Sur luy de toutes parts la terre interessée</text:span></text:span></text:p>
      <text:p text:style-name="Contents_20_1"><text:span text:style-name="Police_20_par_20_défaut"><text:span text:style-name="T1">Arreste fixement ses yeux &amp; sa pensée,</text:span></text:span></text:p>
      <text:p text:style-name="Contents_20_1"><text:span text:style-name="Police_20_par_20_défaut"><text:span text:style-name="T1">Et son moindre appareil, son moindre mouuement,</text:span></text:span></text:p>
      <text:p text:style-name="Contents_20_1"><text:span text:style-name="Police_20_par_20_défaut"><text:span text:style-name="T1">Chez cent peuples diuers porte l'estonnement.</text:span></text:span></text:p>
      <text:p text:style-name="Contents_20_1"/>
      <text:p text:style-name="Contents_20_1"/>
      <text:p text:style-name="_3c_label.speaker_3e_"><text:span text:style-name="_3c_name_3e_">PALLAS</text:span><text:span text:style-name="_3c_name_3e_"><text:span text:style-name="T1">.</text:span></text:span></text:p>
      <text:p text:style-name="Heading"/>
      <text:p text:style-name="Heading"/>
      <text:p text:style-name="Contents_20_1"><text:span text:style-name="Police_20_par_20_défaut"><text:span text:style-name="T1"><text:s text:c="3"/>Si LOVYS doit juger, que vous estes à plaindre.</text:span></text:span></text:p>
      <text:p text:style-name="Contents_20_1"/>
      <text:p text:style-name="Contents_20_1"/>
      <text:p text:style-name="_3c_label.speaker_3e_"><text:span text:style-name="_3c_name_3e_">VENVS</text:span><text:span text:style-name="_3c_name_3e_"><text:span text:style-name="T1">.</text:span></text:span></text:p>
      <text:p text:style-name="Heading"/>
      <text:p text:style-name="Heading"/>
      <text:p text:style-name="Contents_20_1"><text:span text:style-name="Police_20_par_20_défaut"><text:span text:style-name="T1"><text:s text:c="3"/>Si LOVYS doit juger, que vous auez à craindre.</text:span></text:span></text:p>
      <text:p text:style-name="Heading"/>
      <text:p text:style-name="Heading"/>
      <text:p text:style-name="_3c_label.speaker_3e_"><text:span text:style-name="_3c_name_3e_">MERCVRE</text:span><text:span text:style-name="_3c_name_3e_"><text:span text:style-name="T1">.</text:span></text:span></text:p>
      <text:p text:style-name="Heading"/>
      <text:p text:style-name="Heading"/>
      <text:p text:style-name="Contents_20_1"><text:span text:style-name="Police_20_par_20_défaut"><text:span text:style-name="T1"><text:s text:c="3"/>La brillante clarté de son discernement</text:span></text:span></text:p>
      <text:p text:style-name="Contents_20_1"><text:span text:style-name="Police_20_par_20_défaut"><text:span text:style-name="T1">Des trompeuses couleurs hait le déguisement.</text:span></text:span></text:p>
      <text:p text:style-name="Contents_20_1"/>
      <text:p text:style-name="Contents_20_1"/>
      <text:p text:style-name="_3c_label.speaker_3e_"><text:span text:style-name="_3c_name_3e_">VENVS</text:span><text:span text:style-name="_3c_name_3e_"><text:span text:style-name="T1">.</text:span></text:span></text:p>
      <text:p text:style-name="Contents_20_1"/>
      <text:p text:style-name="Contents_20_1"/>
      <text:p text:style-name="Contents_20_1"><text:span text:style-name="Police_20_par_20_défaut"><text:span text:style-name="T1"><text:s text:c="3"/>Ses yeux, qui semblent faits pour charmer tous les nostres,</text:span></text:span></text:p>
      <text:p text:style-name="Contents_20_1"><text:span text:style-name="Police_20_par_20_défaut"><text:span text:style-name="T1">Voyent bien plus auant &amp; plus clair que les autres,</text:span></text:span></text:p>
      <text:p text:style-name="Contents_20_1"><text:span text:style-name="Police_20_par_20_défaut"><text:span text:style-name="T1">Et d'vn mesme regard l'esclat &amp; la douceur</text:span></text:span></text:p>
      <text:p text:style-name="Contents_20_1"><text:span text:style-name="Police_20_par_20_défaut"><text:span text:style-name="T1">Captiuent à la fois &amp; penetrent vn coeur :</text:span></text:span></text:p>
      <text:p text:style-name="Contents_20_1"><text:span text:style-name="Police_20_par_20_défaut"><text:span text:style-name="T1">C'est d'où vient ce respect qu'on luy rend sans contrainte ;</text:span></text:span></text:p>
      <text:p text:style-name="Contents_20_1"><text:span text:style-name="Police_20_par_20_défaut"><text:span text:style-name="T1">C'est d'où vient ce pouuoir qu'on voit croistre sans crainte ;</text:span></text:span></text:p>
      <text:p text:style-name="Contents_20_1"><text:span text:style-name="Police_20_par_20_défaut"><text:span text:style-name="T1">C'est d'où se forme, en luy, l'heureux &amp; sage chois</text:span></text:span></text:p>
      <text:p text:style-name="Contents_20_1"><text:span text:style-name="Police_20_par_20_défaut"><text:span text:style-name="T1">Qu'il fait pour les plus grands &amp; les moindres emplois,</text:span></text:span></text:p>
      <text:p text:style-name="Contents_20_1"><text:span text:style-name="Police_20_par_20_défaut"><text:span text:style-name="T1">Et, dans ceux qu'il choisit, cette ardeur si fidele</text:span></text:span></text:p>
      <text:p text:style-name="Contents_20_1"><text:soft-page-break/><text:span text:style-name="Police_20_par_20_défaut"><text:span text:style-name="T1">Qui de tant de succes accompagne leur zele ;</text:span></text:span></text:p>
      <text:p text:style-name="Contents_20_1"><text:span text:style-name="Police_20_par_20_défaut"><text:span text:style-name="T1">Nostre accord par tout autre eust esté concerté</text:span></text:span></text:p>
      <text:p text:style-name="Contents_20_1"><text:span text:style-name="Police_20_par_20_défaut"><text:span text:style-name="T1">Auec moins de lumiere auec moins de bonté.</text:span></text:span></text:p>
      <text:p text:style-name="Contents_20_1"/>
      <text:p text:style-name="Contents_20_1"/>
      <text:p text:style-name="_3c_label.speaker_3e_"><text:span text:style-name="_3c_name_3e_">PALLAS</text:span><text:span text:style-name="_3c_name_3e_"><text:span text:style-name="T1">.</text:span></text:span></text:p>
      <text:p text:style-name="Heading"/>
      <text:p text:style-name="Heading"/>
      <text:p text:style-name="Contents_20_1"><text:span text:style-name="Police_20_par_20_défaut"><text:span text:style-name="T1"><text:s text:c="3"/>Vous y consentez donc ?</text:span></text:span></text:p>
      <text:p text:style-name="Contents_20_1"/>
      <text:p text:style-name="Contents_20_1"/>
      <text:p text:style-name="P3"><text:span text:style-name="_3c_name_3e_">VENVS</text:span><text:span text:style-name="_3c_name_3e_"><text:span text:style-name="T1">.</text:span></text:span></text:p>
      <text:p text:style-name="Heading"/>
      <text:p text:style-name="Heading"/>
      <text:p text:style-name="Contents_20_1"><text:span text:style-name="Police_20_par_20_défaut"><text:span text:style-name="T1"><text:tab/><text:tab/><text:tab/><text:tab/>Ie le veux.</text:span></text:span></text:p>
      <text:p text:style-name="Contents_20_1"/>
      <text:p text:style-name="Contents_20_1"/>
      <text:p text:style-name="_3c_label.speaker_3e_"><text:span text:style-name="_3c_name_3e_">PALLAS</text:span><text:span text:style-name="_3c_name_3e_"><text:span text:style-name="T1">.</text:span></text:span></text:p>
      <text:p text:style-name="Heading"/>
      <text:p text:style-name="Heading"/>
      <text:p text:style-name="Contents_20_1"><text:span text:style-name="Police_20_par_20_défaut"><text:span text:style-name="T1"><text:tab/><text:tab/><text:tab/><text:tab/><text:tab/><text:tab/>Sa conduite</text:span></text:span></text:p>
      <text:p text:style-name="Contents_20_1"><text:span text:style-name="Police_20_par_20_défaut"><text:span text:style-name="T1">Flate peu, toutefois, vostre vaine poursuite,</text:span></text:span></text:p>
      <text:p text:style-name="Contents_20_1"><text:span text:style-name="Police_20_par_20_défaut"><text:span text:style-name="T1">Et vous pourriez juger, à voir ses actions,</text:span></text:span></text:p>
      <text:p text:style-name="Contents_20_1"><text:span text:style-name="Police_20_par_20_défaut"><text:span text:style-name="T1">Ce qu'il doit prononcer sur nos pretentions.</text:span></text:span></text:p>
      <text:p text:style-name="Contents_20_1"><text:span text:style-name="Police_20_par_20_défaut"><text:span text:style-name="T1"><text:s text:c="3"/>La Paix dont il jouït, sa grandeur, sa richesse,</text:span></text:span></text:p>
      <text:p text:style-name="Contents_20_1"><text:span text:style-name="Police_20_par_20_défaut"><text:span text:style-name="T1">Son humeur, son esprit, son port, &amp; sa jeunesse</text:span></text:span></text:p>
      <text:p text:style-name="Contents_20_1"><text:span text:style-name="Police_20_par_20_défaut"><text:span text:style-name="T1">Pouuoient, sans le flater, l'asseurer d'estre heureux</text:span></text:span></text:p>
      <text:p text:style-name="Contents_20_1"><text:span text:style-name="Police_20_par_20_défaut"><text:span text:style-name="T1">S'il vouloit s'asseruir à l'empire amoureux :</text:span></text:span></text:p>
      <text:p text:style-name="Contents_20_1"><text:span text:style-name="Police_20_par_20_défaut"><text:span text:style-name="T1">Mais quand ces qualitez portant par tout la flame</text:span></text:span></text:p>
      <text:p text:style-name="Contents_20_1"><text:span text:style-name="Police_20_par_20_défaut"><text:span text:style-name="T1">Sembloient aussi deuoir amolir sa belle ame ;</text:span></text:span></text:p>
      <text:p text:style-name="Contents_20_1"><text:span text:style-name="Police_20_par_20_défaut"><text:span text:style-name="T1">Son coeur, qui les neglige, &amp; s'esleue au dessus,</text:span></text:span></text:p>
      <text:p text:style-name="Contents_20_1"><text:span text:style-name="Police_20_par_20_défaut"><text:span text:style-name="T1">Iusqu'à tout mespriser, s'attache à mes vertus.</text:span></text:span></text:p>
      <text:p text:style-name="Contents_20_1"><text:span text:style-name="Police_20_par_20_défaut"><text:span text:style-name="T1">Ce trauail assidu, qui jamais ne l'estonne,</text:span></text:span></text:p>
      <text:p text:style-name="Contents_20_1"><text:span text:style-name="Police_20_par_20_défaut"><text:span text:style-name="T1">Allarme son Estat qui craint pour sa personne,</text:span></text:span></text:p>
      <text:p text:style-name="Contents_20_1"><text:span text:style-name="Police_20_par_20_défaut"><text:span text:style-name="T1">Et qui déja tout prest d'en recueillir les fruits</text:span></text:span></text:p>
      <text:p text:style-name="Contents_20_1"><text:span text:style-name="Police_20_par_20_défaut"><text:span text:style-name="T1">Sent troubler son espoir de craintes &amp; d'ennuis :</text:span></text:span></text:p>
      <text:p text:style-name="Contents_20_1"><text:span text:style-name="Police_20_par_20_défaut"><text:span text:style-name="T1">Son peuple plein d'ardeur demande au Ciel sans cesse</text:span></text:span></text:p>
      <text:p text:style-name="Contents_20_1"><text:span text:style-name="Police_20_par_20_défaut"><text:span text:style-name="T1">Que ce ROY, qui des Dieux imite la sagesse,</text:span></text:span></text:p>
      <text:p text:style-name="Contents_20_1"><text:span text:style-name="Police_20_par_20_défaut"><text:span text:style-name="T1">Qui comme eux est puissant, bon, juste, &amp; genereux,</text:span></text:span></text:p>
      <text:p text:style-name="Contents_20_1"><text:span text:style-name="Police_20_par_20_défaut"><text:span text:style-name="T1">Pour le bonheur public soit immortel comme eux.</text:span></text:span></text:p>
      <text:p text:style-name="Contents_20_1"><text:span text:style-name="Police_20_par_20_défaut"><text:span text:style-name="T1">De ses premiers sujets la foule pretieuse</text:span></text:span></text:p>
      <text:p text:style-name="Contents_20_1"><text:span text:style-name="Police_20_par_20_défaut"><text:span text:style-name="T1">De le suiure en tous lieux se montre ambitieuse :</text:span></text:span></text:p>
      <text:p text:style-name="Contents_20_1"><text:span text:style-name="Police_20_par_20_défaut"><text:span text:style-name="T1">Tous briguent ses regards &amp; leur plus doux espoir</text:span></text:span></text:p>
      <text:p text:style-name="Contents_20_1"><text:span text:style-name="Police_20_par_20_défaut"><text:span text:style-name="T1">Est l'heur de le seruir, le plaisir de le voir.</text:span></text:span></text:p>
      <text:p text:style-name="Contents_20_1"/>
      <text:p text:style-name="Contents_20_1"/>
      <text:p text:style-name="_3c_label.speaker_3e_"><text:span text:style-name="_3c_name_3e_">MERCVRE</text:span><text:span text:style-name="_3c_name_3e_"><text:span text:style-name="T1">.</text:span></text:span></text:p>
      <text:p text:style-name="Heading"/>
      <text:p text:style-name="Heading"/>
      <text:p text:style-name="Contents_20_1"><text:span text:style-name="Police_20_par_20_défaut"><text:span text:style-name="T1"><text:s text:c="3"/>Si des François, pour luy, la tendresse est extresme,</text:span></text:span></text:p>
      <text:p text:style-name="Contents_20_1"><text:span text:style-name="Police_20_par_20_défaut"><text:span text:style-name="T1">Ce Heros genereux les cherit tout de mesme,</text:span></text:span></text:p>
      <text:p text:style-name="Contents_20_1"><text:span text:style-name="Police_20_par_20_défaut"><text:span text:style-name="T1">Et cherche sa grandeur &amp; ses plus doux plaisirs</text:span></text:span></text:p>
      <text:p text:style-name="Contents_20_1"><text:span text:style-name="Police_20_par_20_défaut"><text:span text:style-name="T1">A contenter des siens tous les justes desirs :</text:span></text:span></text:p>
      <text:p text:style-name="Contents_20_1"><text:span text:style-name="Police_20_par_20_défaut"><text:span text:style-name="T1">Il n'attend pas toûjours qu'vn important seruice</text:span></text:span></text:p>
      <text:p text:style-name="Contents_20_1"><text:span text:style-name="Police_20_par_20_défaut"><text:span text:style-name="T1">Demande ses faueurs à tiltre de justice ;</text:span></text:span></text:p>
      <text:p text:style-name="Contents_20_1"><text:span text:style-name="Police_20_par_20_défaut"><text:span text:style-name="T1">Il sçait qu'vn mauuais sort, faute d'occasion,</text:span></text:span></text:p>
      <text:p text:style-name="Contents_20_1"><text:span text:style-name="Police_20_par_20_défaut"><text:span text:style-name="T1">Souuent du plus zelé trompe la passion :</text:span></text:span></text:p>
      <text:p text:style-name="Contents_20_1"><text:span text:style-name="Police_20_par_20_défaut"><text:span text:style-name="T1">Il se plaist à payer d'vn solide salaire</text:span></text:span></text:p>
      <text:p text:style-name="Contents_20_1"><text:span text:style-name="Police_20_par_20_défaut"><text:span text:style-name="T1">Le desir impuissant que l'on a de luy plaire,</text:span></text:span></text:p>
      <text:p text:style-name="Contents_20_1"><text:span text:style-name="Police_20_par_20_défaut"><text:span text:style-name="T1">Et ne paroist jamais le coeur si satisfait</text:span></text:span></text:p>
      <text:p text:style-name="Contents_20_1"><text:span text:style-name="Police_20_par_20_défaut"><text:span text:style-name="T1">Que lorsqu' il s'applaudit de quelque grand bienfait :</text:span></text:span></text:p>
      <text:p text:style-name="Contents_20_1"><text:span text:style-name="Police_20_par_20_défaut"><text:span text:style-name="T1">Cét air de Majesté qui brille en sa personne,</text:span></text:span></text:p>
      <text:p text:style-name="Contents_20_1"><text:span text:style-name="Police_20_par_20_défaut"><text:span text:style-name="T1">Releue de beaucoup l'esclat de sa couronne :</text:span></text:span></text:p>
      <text:p text:style-name="Contents_20_1"><text:span text:style-name="Police_20_par_20_défaut"><text:span text:style-name="T1">Les mortels n'ont besoin que de le regarder</text:span></text:span></text:p>
      <text:p text:style-name="Contents_20_1"><text:span text:style-name="Police_20_par_20_défaut"><text:span text:style-name="T1">Pour sçauoir que c'est luy qui leur doit commander,</text:span></text:span></text:p>
      <text:p text:style-name="Contents_20_1"><text:span text:style-name="Police_20_par_20_défaut"><text:span text:style-name="T1">Et quoy, qu'en son accueil, vne grace attrayante</text:span></text:span></text:p>
      <text:p text:style-name="Contents_20_1"><text:span text:style-name="Police_20_par_20_défaut"><text:span text:style-name="T1">Paroisse encourager celuy qui se presente ;</text:span></text:span></text:p>
      <text:p text:style-name="Contents_20_1"><text:span text:style-name="Police_20_par_20_défaut"><text:span text:style-name="T1">Vn timide respect, par ses yeux imprimé,</text:span></text:span></text:p>
      <text:p text:style-name="Contents_20_1"><text:span text:style-name="Police_20_par_20_défaut"><text:span text:style-name="T1">De qui l'ose abborder tient le coeur allarmé.</text:span></text:span></text:p>
      <text:p text:style-name="Contents_20_1"><text:span text:style-name="Police_20_par_20_défaut"><text:span text:style-name="T1">Voila du grand LOVYS la fidele peinture,</text:span></text:span></text:p>
      <text:p text:style-name="Contents_20_1"><text:span text:style-name="Police_20_par_20_défaut"><text:span text:style-name="T1">En faueur de vos droits tirez en quelque augure :</text:span></text:span></text:p>
      <text:p text:style-name="Contents_20_1"><text:span text:style-name="Police_20_par_20_défaut"><text:span text:style-name="T1">Et (vous qui soustenez l'oisif &amp; vain plaisir)</text:span></text:span></text:p>
      <text:p text:style-name="Contents_20_1"><text:span text:style-name="Police_20_par_20_défaut"><text:span text:style-name="T1">Pensez qui de nous deux aura sçeu mieux choisir</text:span></text:span></text:p>
      <text:p text:style-name="Contents_20_1"><text:soft-page-break/><text:span text:style-name="Police_20_par_20_défaut"><text:span text:style-name="T1">S'il est vray que celuy que nous en deuons croire</text:span></text:span></text:p>
      <text:p text:style-name="Contents_20_1"><text:span text:style-name="Police_20_par_20_défaut"><text:span text:style-name="T1">N'ayme que le trauail, les vertus, &amp; la gloire.</text:span></text:span></text:p>
      <text:p text:style-name="Contents_20_1"><text:span text:style-name="Police_20_par_20_défaut"><text:span text:style-name="T1">Vous ne repondez rien ? mais vous nous confondrez</text:span></text:span></text:p>
      <text:p text:style-name="Contents_20_1"><text:span text:style-name="Police_20_par_20_défaut"><text:span text:style-name="T1">Par les fortes raisons dont vous vous deffendrez ;</text:span></text:span></text:p>
      <text:p text:style-name="Contents_20_1"><text:span text:style-name="Police_20_par_20_défaut"><text:span text:style-name="T1">Ie vous laisse y resuer, adieu.</text:span></text:span></text:p>
      <text:p text:style-name="Contents_20_1"/>
      <text:p text:style-name="Contents_20_1"/>
      <text:p text:style-name="_3c_label.speaker_3e_"><text:span text:style-name="_3c_name_3e_">VENVS</text:span><text:span text:style-name="_3c_name_3e_"><text:span text:style-name="T1">.</text:span></text:span></text:p>
      <text:p text:style-name="Heading"/>
      <text:p text:style-name="Heading"/>
      <text:p text:style-name="Contents_20_1"><text:span text:style-name="Police_20_par_20_défaut"><text:span text:style-name="T1"><text:tab/><text:tab/><text:tab/><text:tab/>Quelle arrogance !</text:span></text:span></text:p>
      <text:p text:style-name="Contents_20_1"><text:span text:style-name="Police_20_par_20_défaut"><text:span text:style-name="T1">Elle croit donc déja que je sois sans deffence :</text:span></text:span></text:p>
      <text:p text:style-name="Contents_20_1"><text:span text:style-name="Police_20_par_20_défaut"><text:span text:style-name="T1">Son orgueil est trop grand ; mais il luy faut oster</text:span></text:span></text:p>
      <text:p text:style-name="Contents_20_1"><text:span text:style-name="Police_20_par_20_défaut"><text:span text:style-name="T1">Ce glorieux appuy dont il s'ose vanter.</text:span></text:span></text:p>
      <text:p text:style-name="Contents_20_1"><text:span text:style-name="Police_20_par_20_défaut"><text:span text:style-name="T1">Pour mieux executer cette noble entreprise</text:span></text:span></text:p>
      <text:p text:style-name="Contents_20_1"><text:span text:style-name="Police_20_par_20_défaut"><text:span text:style-name="T1">Employons à la fois la force &amp; la surprise,</text:span></text:span></text:p>
      <text:p text:style-name="Contents_20_1"><text:span text:style-name="Police_20_par_20_défaut"><text:span text:style-name="T1">Faisons en vn moment venir de toutes pars</text:span></text:span></text:p>
      <text:p text:style-name="Contents_20_1"><text:span text:style-name="Police_20_par_20_défaut"><text:span text:style-name="T1">Tous nos Amours armez de flambeaux, &amp; de dars.</text:span></text:span></text:p>
      <text:p text:style-name="Contents_20_1"><text:span text:style-name="Police_20_par_20_défaut"><text:span text:style-name="T1">Toy, qu'en mes interests j'ay toûjours veû fidele ;</text:span></text:span></text:p>
      <text:p text:style-name="Contents_20_1"><text:span text:style-name="Police_20_par_20_défaut"><text:span text:style-name="T1">Mercure, en ce besoin tesmoigne-moy ton zele,</text:span></text:span></text:p>
      <text:p text:style-name="Contents_20_1"><text:span text:style-name="Police_20_par_20_défaut"><text:span text:style-name="T1">Va les chercher par tout.</text:span></text:span></text:p>
      <text:p text:style-name="Contents_20_1"/>
      <text:p text:style-name="Contents_20_1"/>
      <text:p text:style-name="_3c_label.speaker_3e_"><text:span text:style-name="_3c_name_3e_">MERCVRE</text:span><text:span text:style-name="_3c_name_3e_"><text:span text:style-name="T1">.</text:span></text:span></text:p>
      <text:p text:style-name="Contents_20_1"/>
      <text:p text:style-name="Contents_20_1"/>
      <text:p text:style-name="Contents_20_1"><text:span text:style-name="Police_20_par_20_défaut"><text:span text:style-name="T1"><text:tab/><text:tab/><text:tab/><text:tab/>Déesse, auec plaisir,</text:span></text:span></text:p>
      <text:p text:style-name="Contents_20_1"><text:span text:style-name="Police_20_par_20_défaut"><text:span text:style-name="T1">Mon coeur, en ce projet, seconde ton desir.</text:span></text:span></text:p>
      <text:p text:style-name="Contents_20_1"/>
      <text:p text:style-name="Standard"/>
      <text:p text:style-name="_3c_label.speaker_3e_"><text:span text:style-name="_3c_name_3e_">VENVS</text:span><text:span text:style-name="_3c_name_3e_"><text:span text:style-name="T1">.</text:span></text:span></text:p>
      <text:p text:style-name="Heading"/>
      <text:p text:style-name="Heading"/>
      <text:p text:style-name="Contents_20_1"><text:span text:style-name="Police_20_par_20_défaut"><text:span text:style-name="T1"><text:s text:c="3"/>Va viste.</text:span></text:span></text:p>
      <text:p text:style-name="Contents_20_1"/>
      <text:p text:style-name="Contents_20_1"/>
      <text:p text:style-name="_3c_label.speaker_3e_"><text:span text:style-name="_3c_name_3e_">MERCVRE</text:span><text:span text:style-name="_3c_name_3e_"><text:span text:style-name="T1">.</text:span></text:span></text:p>
      <text:p text:style-name="Heading"/>
      <text:p text:style-name="Heading"/>
      <text:p text:style-name="Contents_20_1"><text:span text:style-name="Police_20_par_20_défaut"><text:span text:style-name="T1"><text:tab/><text:tab/>I'obeïs.</text:span></text:span></text:p>
      <text:p text:style-name="Contents_20_1"/>
      <text:p text:style-name="Contents_20_1"/>
      <text:p text:style-name="_3c_label.speaker_3e_"><text:span text:style-name="_3c_name_3e_">VENVS</text:span><text:span text:style-name="_3c_name_3e_"><text:span text:style-name="T1">.</text:span></text:span></text:p>
      <text:p text:style-name="Heading"/>
      <text:p text:style-name="Heading"/>
      <text:p text:style-name="Contents_20_1"><text:span text:style-name="Police_20_par_20_défaut"><text:span text:style-name="T1"><text:tab/><text:tab/><text:tab/><text:tab/>Mais reuiens, je te prie,</text:span></text:span></text:p>
      <text:p text:style-name="Contents_20_1"><text:span text:style-name="Police_20_par_20_défaut"><text:span text:style-name="T1">Tu n'en connoistrois pas la plus grande partie</text:span></text:span></text:p>
      <text:p text:style-name="Contents_20_1"><text:span text:style-name="Police_20_par_20_défaut"><text:span text:style-name="T1">Si je ne t'instruisois de cent déguisements</text:span></text:span></text:p>
      <text:p text:style-name="Contents_20_1"><text:span text:style-name="Police_20_par_20_défaut"><text:span text:style-name="T1">Qu'ils prennent pour ayder aux grands éuenements :</text:span></text:span></text:p>
      <text:p text:style-name="Contents_20_1"><text:span text:style-name="Police_20_par_20_défaut"><text:span text:style-name="T1">Il sçauent tous les jours, sous des formes nouuelles,</text:span></text:span></text:p>
      <text:p text:style-name="Contents_20_1"><text:span text:style-name="Police_20_par_20_défaut"><text:span text:style-name="T1">Cacher, quand il leur plaist, leurs beautez naturelles. <text:s text:c="9"/>La forge</text:span></text:span></text:p>
      <text:p text:style-name="Contents_20_1"><text:span text:style-name="Police_20_par_20_défaut"><text:span text:style-name="T1">Vois-tu ces gens si noirs, qui semblent s'eschaufer, <text:s text:c="11"/>de Vulcain</text:span></text:span></text:p>
      <text:p text:style-name="Contents_20_1"><text:span text:style-name="Police_20_par_20_défaut"><text:span text:style-name="T1">Dans le dessein de battre &amp; de polir le fer ? <text:s text:c="21"/>s'ouure</text:span></text:span></text:p>
      <text:p text:style-name="Contents_20_1"/>
      <text:p text:style-name="Contents_20_1"/>
      <text:p text:style-name="_3c_label.speaker_3e_"><text:span text:style-name="_3c_name_3e_">MERCVRE</text:span><text:span text:style-name="_3c_name_3e_"><text:span text:style-name="T1">.</text:span></text:span></text:p>
      <text:p text:style-name="Heading"/>
      <text:p text:style-name="Heading"/>
      <text:p text:style-name="Contents_20_1"><text:span text:style-name="Police_20_par_20_défaut"><text:span text:style-name="T1"><text:s text:c="3"/>Ce sont des Forgerons.</text:span></text:span></text:p>
      <text:p text:style-name="Contents_20_1"/>
      <text:p text:style-name="Contents_20_1"/>
      <text:p text:style-name="_3c_label.speaker_3e_"><text:soft-page-break/><text:span text:style-name="_3c_name_3e_">VENVS</text:span><text:span text:style-name="_3c_name_3e_"><text:span text:style-name="T1">.</text:span></text:span></text:p>
      <text:p text:style-name="Heading"/>
      <text:p text:style-name="Heading"/>
      <text:p text:style-name="Contents_20_1"><text:span text:style-name="Police_20_par_20_défaut"><text:span text:style-name="T1"><text:tab/><text:tab/><text:tab/>Ie sçauois bien, Mercure,</text:span></text:span></text:p>
      <text:p text:style-name="Contents_20_1"><text:span text:style-name="Police_20_par_20_défaut"><text:span text:style-name="T1">Que tu n'en sçaurois pas découurir l'imposture,</text:span></text:span></text:p>
      <text:p text:style-name="Contents_20_1"><text:span text:style-name="Police_20_par_20_défaut"><text:span text:style-name="T1">Et que sous ses habits, finement supposez,</text:span></text:span></text:p>
      <text:p text:style-name="Contents_20_1"><text:span text:style-name="Police_20_par_20_défaut"><text:span text:style-name="T1">Tu ne connoistrois pas ces AMOVRS DEGVISEZ :</text:span></text:span></text:p>
      <text:p text:style-name="Contents_20_1"><text:span text:style-name="Police_20_par_20_défaut"><text:span text:style-name="T1">Les vns amis de Mars volans à tire d'ailes,</text:span></text:span></text:p>
      <text:p text:style-name="Contents_20_1"><text:span text:style-name="Police_20_par_20_défaut"><text:span text:style-name="T1">Luy sçauent tour à tour porter de mes nouuelles ;</text:span></text:span></text:p>
      <text:p text:style-name="Contents_20_1"><text:span text:style-name="Police_20_par_20_défaut"><text:span text:style-name="T1">Les autres, apostez par mon mary jaloux,</text:span></text:span></text:p>
      <text:p text:style-name="Contents_20_1"><text:span text:style-name="Police_20_par_20_défaut"><text:span text:style-name="T1">Pour seruir d'espions demeurent prés de nous.</text:span></text:span></text:p>
      <text:p text:style-name="Contents_20_1"/>
      <text:p text:style-name="Contents_20_1"/>
      <text:p text:style-name="P3"><text:span text:style-name="_3c_name_3e_">MERCVRE</text:span><text:span text:style-name="_3c_name_3e_"><text:span text:style-name="T1">.</text:span></text:span></text:p>
      <text:p text:style-name="Heading"/>
      <text:p text:style-name="Heading"/>
      <text:p text:style-name="Contents_20_1"><text:span text:style-name="Police_20_par_20_défaut"><text:span text:style-name="T1"><text:s text:c="3"/>Qui les eust reconnus ?</text:span></text:span></text:p>
      <text:p text:style-name="Contents_20_1"/>
      <text:p text:style-name="Contents_20_1"/>
      <text:p text:style-name="_3c_label.speaker_3e_"><text:span text:style-name="_3c_name_3e_">VENVS</text:span><text:span text:style-name="_3c_name_3e_"><text:span text:style-name="T1">.</text:span></text:span></text:p>
      <text:p text:style-name="Heading"/>
      <text:p text:style-name="Heading"/>
      <text:p text:style-name="Contents_20_1"><text:span text:style-name="Police_20_par_20_défaut"><text:span text:style-name="T1"><text:tab/><text:tab/><text:tab/><text:tab/>Viens, auant que tu sortes</text:span></text:span></text:p>
      <text:p text:style-name="Contents_20_1"><text:span text:style-name="Police_20_par_20_défaut"><text:span text:style-name="T1">Ie t'en veux faire voir de beaucoup d'autres sortes.</text:span></text:span></text:p>
      <text:p text:style-name="Contents_20_1"/>
      <text:p text:style-name="Contents_20_1"/>
      <text:p text:style-name="Contents_20_1"/>
      <text:p text:style-name="Heading"><text:span text:style-name="Titre_20_1_20_Car">PREMIERE ENTREE</text:span><text:span text:style-name="Police_20_par_20_défaut"><text:span text:style-name="T1">.</text:span></text:span></text:p>
      <text:p text:style-name="Heading"/>
      <text:p text:style-name="Heading"/>
      <text:p text:style-name="Standard">De <text:span text:style-name="_3c_tech_3e_">la grote de Vulcain</text:span> sortent huit Amours si bien <text:span text:style-name="_3c_tech_3e_">déguisez en Forgerons</text:span>, qu'on ne les sçauroit reconnoistre, que par l'application qu'ils ont à forger des dars plustost que d'autres armes, &amp; par leurs bandeaux, qu'ils ont retenus, pour garentir leurs testes du bruit des enclumes.</text:p>
      <text:p text:style-name="Standard"/>
      <text:p text:style-name="Heading"><text:span text:style-name="_3c_name_3e_"><text:span text:style-name="T1">Amours déguisez</text:span></text:span><text:span text:style-name="Police_20_par_20_défaut"><text:span text:style-name="T1"> en </text:span></text:span><text:span text:style-name="_3c_name_3e_"><text:span text:style-name="T1">Forgerons</text:span></text:span><text:span text:style-name="Police_20_par_20_défaut"><text:span text:style-name="T1">.</text:span></text:span></text:p>
      <text:p text:style-name="Heading"/>
      <text:p text:style-name="Heading"><text:span text:style-name="Police_20_par_20_défaut"><text:span text:style-name="T1">Monsieur </text:span></text:span><text:span text:style-name="_3c_persName_3e_"><text:span text:style-name="T1">Cabou</text:span></text:span><text:span text:style-name="Police_20_par_20_défaut"><text:span text:style-name="T1">, Messieurs </text:span></text:span><text:span text:style-name="_3c_persName_3e_"><text:span text:style-name="T1">Molliere</text:span></text:span><text:span text:style-name="Police_20_par_20_défaut"><text:span text:style-name="T1">, &amp; </text:span></text:span><text:span text:style-name="_3c_persName_3e_"><text:span text:style-name="T1">Laleu</text:span></text:span><text:span text:style-name="Police_20_par_20_défaut"><text:span text:style-name="T1">,</text:span></text:span></text:p>
      <text:p text:style-name="Heading"><text:span text:style-name="Police_20_par_20_défaut"><text:span text:style-name="T1">Les Sieurs </text:span></text:span><text:span text:style-name="_3c_persName_3e_"><text:span text:style-name="T1">Doliuet</text:span></text:span><text:span text:style-name="Police_20_par_20_défaut"><text:span text:style-name="T1">, </text:span></text:span><text:span text:style-name="_3c_persName_3e_"><text:span text:style-name="T1">le Chantre</text:span></text:span><text:span text:style-name="Police_20_par_20_défaut"><text:span text:style-name="T1">, </text:span></text:span><text:span text:style-name="_3c_persName_3e_"><text:span text:style-name="T1">Des-brosses</text:span></text:span><text:span text:style-name="Police_20_par_20_défaut"><text:span text:style-name="T1">,</text:span></text:span></text:p>
      <text:p text:style-name="Heading"><text:span text:style-name="_3c_persName_3e_"><text:span text:style-name="T1">Desonets</text:span></text:span><text:span text:style-name="Police_20_par_20_défaut"><text:span text:style-name="T1">, &amp; </text:span></text:span><text:span text:style-name="_3c_persName_3e_"><text:span text:style-name="T1">de Gan</text:span></text:span><text:span text:style-name="Police_20_par_20_défaut"><text:span text:style-name="T1">.</text:span></text:span></text:p>
      <text:p text:style-name="Heading"/>
      <text:p text:style-name="_3c_salute_3e_"><text:span text:style-name="Police_20_par_20_défaut"><text:span text:style-name="T1">Pour des </text:span></text:span><text:span text:style-name="_3c_name_3e_"><text:span text:style-name="T1">Amours déguisez</text:span></text:span><text:span text:style-name="Police_20_par_20_défaut"><text:span text:style-name="T1"> en </text:span></text:span><text:span text:style-name="_3c_name_3e_"><text:span text:style-name="T1">Forgerons</text:span></text:span><text:span text:style-name="Police_20_par_20_défaut"><text:span text:style-name="T1">.</text:span></text:span></text:p>
      <text:p text:style-name="Heading"/>
      <text:p text:style-name="Heading"/>
      <text:p text:style-name="Contents_20_1"><text:span text:style-name="Police_20_par_20_défaut"><text:span text:style-name="T1"><text:s text:c="3"/>Auoir le coeur de glace est vn tres-grand defaut,</text:span></text:span></text:p>
      <text:p text:style-name="Contents_20_1"><text:span text:style-name="Police_20_par_20_défaut"><text:span text:style-name="T1">Mais pour peu qu'il s'échauffe on le réduit en cendres,</text:span></text:span></text:p>
      <text:p text:style-name="Contents_20_1"><text:span text:style-name="Police_20_par_20_défaut"><text:span text:style-name="T1">Et lors de cent raisons amoureuses &amp; tendres</text:span></text:span></text:p>
      <text:p text:style-name="Contents_20_1"><text:span text:style-name="Police_20_par_20_défaut"><text:span text:style-name="T1">Il faut battre le coeur cependant qu'il est chaud.</text:span></text:span></text:p>
      <text:p text:style-name="Contents_20_1"/>
      <text:p text:style-name="Contents_20_1"/>
      <text:p text:style-name="Contents_20_1"/>
      <text:p text:style-name="Heading"><text:span text:style-name="Titre_20_1_20_Car">II. ENTREE</text:span><text:span text:style-name="Police_20_par_20_défaut"><text:span text:style-name="T1">.</text:span></text:span></text:p>
      <text:p text:style-name="Heading"/>
      <text:p text:style-name="Heading"/>
      <text:p text:style-name="Standard">Le Theatre represente vne Mer, auec vn combat naual en esloignement, &amp; Venus fait voir Marc-Antoine, qui, pour suiure Cleopatre, quitte l'espoir de la victoire qu'il alloit remporter ; &amp; elle fait remarquer à Mercure que les Rameurs qui emportent ce Romain auec tant de vitesse, ne sont pas des Rameurs ordinaires, mais des Amours déguisez. En attendant qu'ils descendent de leur vaisseau, le Gouuerneur d'Egypte, auec toute la jeunesse du Pays, attirée sur le port par l'arriuée de leur Reyne, dansent la deuxiesme Entrée.</text:p>
      <text:p text:style-name="Heading"/>
      <text:p text:style-name="_3c_list_3e_"><text:span text:style-name="_3c_name_3e_">Le Gouuerneur d'Egypte</text:span><text:span text:style-name="Police_20_par_20_défaut">. </text:span><text:span text:style-name="_3c_persName_3e_">Le Duc de Saint-Aignan</text:span><text:span text:style-name="Police_20_par_20_défaut">.</text:span></text:p>
      <text:p text:style-name="_3c_list_3e_"><text:span text:style-name="_3c_name_3e_">La Gouuernante</text:span><text:span text:style-name="Police_20_par_20_défaut">, </text:span><text:span text:style-name="_3c_persName_3e_">Mademoiselle de Verpré</text:span><text:span text:style-name="Police_20_par_20_défaut">.</text:span></text:p>
      <text:p text:style-name="_3c_list_3e_"><text:span text:style-name="_3c_name_3e_">Hommes</text:span><text:span text:style-name="Police_20_par_20_défaut">. Messieurs </text:span><text:span text:style-name="_3c_persName_3e_">Verpré</text:span><text:span text:style-name="Police_20_par_20_défaut">, </text:span><text:span text:style-name="_3c_persName_3e_">Bruneau</text:span><text:span text:style-name="Police_20_par_20_défaut">, </text:span><text:span text:style-name="_3c_persName_3e_">Raynal</text:span><text:span text:style-name="Police_20_par_20_défaut">, </text:span><text:span text:style-name="_3c_persName_3e_">Des-Airs</text:span><text:span text:style-name="Police_20_par_20_défaut">.</text:span></text:p>
      <text:p text:style-name="_3c_list_3e_"><text:span text:style-name="_3c_name_3e_">Femmes</text:span><text:span text:style-name="Police_20_par_20_défaut">. Monsieur de </text:span><text:span text:style-name="_3c_persName_3e_">Souuille</text:span><text:span text:style-name="Police_20_par_20_défaut">, les sieurs de </text:span><text:span text:style-name="_3c_persName_3e_">Lorges</text:span><text:span text:style-name="Police_20_par_20_défaut">,</text:span></text:p>
      <text:p text:style-name="_3c_list_3e_"><text:span text:style-name="_3c_persName_3e_">Balthasar</text:span><text:span text:style-name="Police_20_par_20_défaut">, &amp; </text:span><text:span text:style-name="_3c_persName_3e_">Des-Airs le jeune</text:span><text:span text:style-name="Police_20_par_20_défaut">.</text:span></text:p>
      <text:p text:style-name="Heading"/>
      <text:p text:style-name="_3c_salute_3e_"><text:span text:style-name="Police_20_par_20_défaut"><text:span text:style-name="T1">Pour le </text:span></text:span><text:span text:style-name="_3c_persName_3e_"><text:span text:style-name="T1">Duc de Saint Aignan</text:span></text:span><text:span text:style-name="Police_20_par_20_défaut"><text:span text:style-name="T1">, representant,</text:span></text:span></text:p>
      <text:p text:style-name="_3c_salute_3e_"><text:soft-page-break/><text:span text:style-name="Police_20_par_20_défaut"><text:span text:style-name="T1">le </text:span></text:span><text:span text:style-name="_3c_name_3e_"><text:span text:style-name="T1">Gouuerneur d'Egypte</text:span></text:span><text:span text:style-name="Police_20_par_20_défaut"><text:span text:style-name="T1">.</text:span></text:span></text:p>
      <text:p text:style-name="Heading"/>
      <text:p text:style-name="Heading"/>
      <text:p text:style-name="Contents_20_1"><text:span text:style-name="Police_20_par_20_défaut"><text:span text:style-name="T1"><text:s text:c="3"/>Par la bonté de deux differens Rois</text:span></text:span></text:p>
      <text:p text:style-name="Contents_20_1"><text:span text:style-name="Police_20_par_20_défaut"><text:span text:style-name="T1">Dont l'vn peut tout en quoy qu'il entreprenne,</text:span></text:span></text:p>
      <text:p text:style-name="Contents_20_1"><text:span text:style-name="Police_20_par_20_défaut"><text:span text:style-name="T1">Quel est mon poste, estant tout à la fois</text:span></text:span></text:p>
      <text:p text:style-name="Contents_20_1"><text:span text:style-name="Police_20_par_20_défaut"><text:span text:style-name="T1">Le Gouuerneur d'Egypte &amp; de Touraine ?</text:span></text:span></text:p>
      <text:p text:style-name="Contents_20_1"><text:span text:style-name="Police_20_par_20_défaut"><text:span text:style-name="T1">Pour la derniere elle est d'vn moindre prix,</text:span></text:span></text:p>
      <text:p text:style-name="Contents_20_1"><text:span text:style-name="Police_20_par_20_défaut"><text:span text:style-name="T1">Elle n'a pas ces hautes Pyramides,</text:span></text:span></text:p>
      <text:p text:style-name="Contents_20_1"><text:span text:style-name="Police_20_par_20_défaut"><text:span text:style-name="T1">Mais en reuanche, à ce que j'ay compris,</text:span></text:span></text:p>
      <text:p text:style-name="Contents_20_1"><text:span text:style-name="Police_20_par_20_défaut"><text:span text:style-name="T1">Ses reuenus sont vn peu plus liquides,</text:span></text:span></text:p>
      <text:p text:style-name="Contents_20_1"><text:span text:style-name="Police_20_par_20_défaut"><text:span text:style-name="T1">Et n'en déplaise au grand Roy Pharaon,</text:span></text:span></text:p>
      <text:p text:style-name="Contents_20_1"><text:span text:style-name="Police_20_par_20_défaut"><text:span text:style-name="T1">Viue </text:span></text:span><text:span text:style-name="_3c_persName_3e_"><text:span text:style-name="T1">LOVYS quatorziesme</text:span></text:span><text:span text:style-name="Police_20_par_20_défaut"><text:span text:style-name="T1"> du Nom</text:span></text:span></text:p>
      <text:p text:style-name="Contents_20_1"><text:span text:style-name="Police_20_par_20_défaut"><text:span text:style-name="T1">Qui pourroit bien vn jour à son Domaine</text:span></text:span></text:p>
      <text:p text:style-name="Contents_20_1"><text:span text:style-name="Police_20_par_20_défaut"><text:span text:style-name="T1">Joindre l'Egypte ainsi que la Touraine.</text:span></text:span></text:p>
      <text:p text:style-name="Contents_20_1"/>
      <text:p text:style-name="Contents_20_1"/>
      <text:p text:style-name="Standard"><text:span text:style-name="_3c_name_3e_">Marc-Antoine</text:span> &amp; <text:span text:style-name="_3c_name_3e_">Cleopatre</text:span> descendus les premiers, viennent faire vn recit en Dialogue accompagné <text:span text:style-name="_3c_tech_3e_">d'vne harmonie composée</text:span> de leurs esclaues.</text:p>
      <text:p text:style-name="Standard"/>
      <text:p text:style-name="Standard"/>
      <text:p text:style-name="P2"><text:span text:style-name="_3c_name_3e_">Marc-Antoine</text:span><text:span text:style-name="Police_20_par_20_défaut">. </text:span><text:span text:style-name="_3c_persName_3e_">Monsieur Blondel</text:span><text:span text:style-name="Police_20_par_20_défaut">.</text:span></text:p>
      <text:p text:style-name="_3c_list_3e_"><text:span text:style-name="_3c_name_3e_">Cleopatre</text:span><text:span text:style-name="Police_20_par_20_défaut">. </text:span><text:span text:style-name="_3c_persName_3e_">Mademoiselle Hylaire</text:span><text:span text:style-name="Police_20_par_20_défaut">.</text:span></text:p>
      <text:p text:style-name="_3c_list_3e_"><text:span text:style-name="_3c_name_3e_">Esclaues</text:span><text:span text:style-name="Police_20_par_20_défaut">. </text:span><text:span text:style-name="_3c_persName_3e_">Laquaisse</text:span><text:span text:style-name="Police_20_par_20_défaut">, </text:span><text:span text:style-name="_3c_persName_3e_">Marchand</text:span><text:span text:style-name="Police_20_par_20_défaut">, </text:span><text:span text:style-name="_3c_persName_3e_">la Fontaine</text:span><text:span text:style-name="Police_20_par_20_défaut">.</text:span></text:p>
      <text:p text:style-name="Heading"/>
      <text:p text:style-name="Heading"/>
      <text:h text:style-name="Heading_20_2" text:outline-level="2">DIALOGVE</text:h>
      <text:h text:style-name="Heading_20_2" text:outline-level="2">DE MARC-ANTOINE,</text:h>
      <text:h text:style-name="Heading_20_2" text:outline-level="2">ET DE CLEOPATRE.</text:h>
      <text:p text:style-name="Heading"/>
      <text:p text:style-name="Heading"/>
      <text:p text:style-name="_3c_label.speaker_3e_"><text:span text:style-name="_3c_name_3e_">MARC-ANTOINE</text:span><text:span text:style-name="_3c_name_3e_"><text:span text:style-name="T1">.</text:span></text:span></text:p>
      <text:p text:style-name="Heading"/>
      <text:p text:style-name="Heading"/>
      <text:p text:style-name="Contents_20_1"><text:span text:style-name="Police_20_par_20_défaut"><text:span text:style-name="T1"><text:s text:c="3"/>Doutez-vous de mon feu, vous pour qui je soûpire ?</text:span></text:span></text:p>
      <text:p text:style-name="Contents_20_1"/>
      <text:p text:style-name="Contents_20_1"/>
      <text:p text:style-name="_3c_label.speaker_3e_"><text:span text:style-name="_3c_name_3e_">CLEOPATRE</text:span><text:span text:style-name="_3c_name_3e_"><text:span text:style-name="T1">.</text:span></text:span></text:p>
      <text:p text:style-name="Heading"/>
      <text:p text:style-name="Heading"/>
      <text:p text:style-name="Contents_20_1"><text:span text:style-name="Police_20_par_20_défaut"><text:span text:style-name="T1">Ha ! qu'il vous coûte cher de me l'auoir prouué.</text:span></text:span></text:p>
      <text:p text:style-name="Contents_20_1"/>
      <text:p text:style-name="Contents_20_1"/>
      <text:p text:style-name="_3c_label.speaker_3e_"><text:span text:style-name="_3c_name_3e_">MARC-ANTOINE</text:span><text:span text:style-name="_3c_name_3e_"><text:span text:style-name="T1">.</text:span></text:span></text:p>
      <text:p text:style-name="Heading"/>
      <text:p text:style-name="Heading"/>
      <text:p text:style-name="Contents_20_1"><text:span text:style-name="Police_20_par_20_défaut"><text:span text:style-name="T1"><text:tab/>I'en ay perdu la Victoire &amp; l'Empire,</text:span></text:span></text:p>
      <text:p text:style-name="Contents_20_1"><text:span text:style-name="Police_20_par_20_défaut"><text:span text:style-name="T1"><text:tab/>Et ne m'en suis point mal-trouué.</text:span></text:span></text:p>
      <text:p text:style-name="Contents_20_1"/>
      <text:p text:style-name="Contents_20_1"/>
      <text:p text:style-name="_3c_label.speaker_3e_"><text:span text:style-name="_3c_name_3e_">CLEOPATRE</text:span><text:span text:style-name="_3c_name_3e_"><text:span text:style-name="T1">.</text:span></text:span></text:p>
      <text:p text:style-name="Heading"/>
      <text:p text:style-name="Heading"/>
      <text:p text:style-name="Contents_20_1"><text:span text:style-name="Police_20_par_20_défaut"><text:span text:style-name="T1">Vous auez tout quité pour me suiure sur l'onde,</text:span></text:span></text:p>
      <text:p text:style-name="Contents_20_1"><text:span text:style-name="Police_20_par_20_défaut"><text:span text:style-name="T1"><text:tab/>Sans moy vous demeuriez vainqueur,</text:span></text:span></text:p>
      <text:p text:style-name="Contents_20_1"><text:span text:style-name="Police_20_par_20_défaut"><text:span text:style-name="T1"><text:tab/>Et vous estiez Maistre du Monde</text:span></text:span></text:p>
      <text:p text:style-name="Contents_20_1"><text:span text:style-name="Police_20_par_20_défaut"><text:span text:style-name="T1"><text:tab/>Comme vous l'estes de mon coeur</text:span></text:span></text:p>
      <text:p text:style-name="Contents_20_1"><text:span text:style-name="Police_20_par_20_défaut"><text:span text:style-name="T1">Dont la tendresse est pour vous sans seconde.</text:span></text:span></text:p>
      <text:p text:style-name="Contents_20_1"><text:span text:style-name="Police_20_par_20_défaut"><text:span text:style-name="T1"><text:tab/>Helas qu'auez-vous fait,</text:span></text:span></text:p>
      <text:p text:style-name="Contents_20_1"><text:span text:style-name="Police_20_par_20_défaut"><text:span text:style-name="T1"><text:tab/>Amant fidelle, Amant parfait !</text:span></text:span></text:p>
      <text:p text:style-name="Contents_20_1"/>
      <text:p text:style-name="Contents_20_1"/>
      <text:p text:style-name="P3"><text:span text:style-name="_3c_name_3e_">MARC-ANTOINE.</text:span></text:p>
      <text:p text:style-name="Heading"/>
      <text:p text:style-name="Heading"/>
      <text:p text:style-name="Contents_20_1"><text:span text:style-name="Police_20_par_20_défaut"><text:span text:style-name="T1"><text:s text:c="3"/>A mon amour j'ay fait ceder ma gloire,</text:span></text:span></text:p>
      <text:p text:style-name="Contents_20_1"><text:span text:style-name="Police_20_par_20_défaut"><text:span text:style-name="T1">Iamais Amant ne fût si transporté,</text:span></text:span></text:p>
      <text:p text:style-name="Contents_20_1"><text:span text:style-name="Police_20_par_20_défaut"><text:span text:style-name="T1">I'ay fait plus, je vous l'ay fait croire,</text:span></text:span></text:p>
      <text:p text:style-name="Contents_20_1"><text:span text:style-name="Police_20_par_20_défaut"><text:span text:style-name="T1">Et par là me suis raquité</text:span></text:span></text:p>
      <text:p text:style-name="Contents_20_1"><text:span text:style-name="Police_20_par_20_défaut"><text:span text:style-name="T1">De l'Empire &amp; de la Victoire.</text:span></text:span></text:p>
      <text:p text:style-name="Contents_20_1"/>
      <text:p text:style-name="Contents_20_1"/>
      <text:p text:style-name="_3c_label.speaker_3e_"><text:span text:style-name="_3c_name_3e_">CLEOPATRE, ET MARC-ANTOINE.</text:span></text:p>
      <text:p text:style-name="Heading"/>
      <text:p text:style-name="Heading"/>
      <text:p text:style-name="Contents_20_1"><text:span text:style-name="Police_20_par_20_défaut"><text:span text:style-name="T1"><text:tab/>Non non pour viure heureux</text:span></text:span></text:p>
      <text:p text:style-name="Contents_20_1"><text:span text:style-name="Police_20_par_20_défaut"><text:span text:style-name="T1"><text:tab/>Il faut estre amoureux,</text:span></text:span></text:p>
      <text:p text:style-name="Contents_20_1"><text:span text:style-name="Police_20_par_20_défaut"><text:span text:style-name="T1"><text:tab/>De veritables feux</text:span></text:span></text:p>
      <text:p text:style-name="Contents_20_1"><text:span text:style-name="Police_20_par_20_défaut"><text:span text:style-name="T1"><text:tab/>Bien prouuez entre deux personnes</text:span></text:span></text:p>
      <text:p text:style-name="Contents_20_1"><text:span text:style-name="Police_20_par_20_défaut"><text:span text:style-name="T1"><text:tab/>Qui sçauent s'aymer tous deux,</text:span></text:span></text:p>
      <text:p text:style-name="Contents_20_1"><text:span text:style-name="Police_20_par_20_défaut"><text:span text:style-name="T1"><text:tab/>Valent mieux que des Couronnes.</text:span></text:span></text:p>
      <text:p text:style-name="Contents_20_1"/>
      <text:p text:style-name="Contents_20_1"/>
      <text:p text:style-name="_3c_label.speaker_3e_"><text:span text:style-name="_3c_name_3e_">MARC-ANTOINE.</text:span></text:p>
      <text:p text:style-name="Heading"/>
      <text:p text:style-name="Heading"/>
      <text:p text:style-name="Contents_20_1"><text:span text:style-name="Police_20_par_20_défaut"><text:span text:style-name="T1">Ie n'ay pû soûtenir vostre fuite impreueuë.</text:span></text:span></text:p>
      <text:p text:style-name="Contents_20_1"/>
      <text:p text:style-name="Contents_20_1"/>
      <text:p text:style-name="_3c_label.speaker_3e_"><text:span text:style-name="_3c_name_3e_">CLEOPATRE.</text:span></text:p>
      <text:p text:style-name="Heading"/>
      <text:p text:style-name="Heading"/>
      <text:p text:style-name="Contents_20_1"><text:span text:style-name="Police_20_par_20_défaut"><text:span text:style-name="T1">Que ne demeuriez-vous sans vous en émouuoir.</text:span></text:span></text:p>
      <text:p text:style-name="Contents_20_1"/>
      <text:p text:style-name="Contents_20_1"/>
      <text:p text:style-name="_3c_label.speaker_3e_"><text:span text:style-name="_3c_name_3e_">MARC-ANTOINE.</text:span></text:p>
      <text:p text:style-name="Heading"/>
      <text:p text:style-name="Heading"/>
      <text:p text:style-name="Contents_20_1"><text:span text:style-name="Police_20_par_20_défaut"><text:span text:style-name="T1"><text:s text:c="3"/>Pour quelque temps je vous perdois de veuë,</text:span></text:span></text:p>
      <text:p text:style-name="Contents_20_1"><text:span text:style-name="Police_20_par_20_défaut"><text:span text:style-name="T1">Puis-je estre vn moment sans vous voir ?</text:span></text:span></text:p>
      <text:p text:style-name="Contents_20_1"/>
      <text:p text:style-name="Contents_20_1"/>
      <text:p text:style-name="P3"><text:span text:style-name="_3c_name_3e_">CLEOPATRE.</text:span></text:p>
      <text:p text:style-name="Heading"/>
      <text:p text:style-name="Heading"/>
      <text:p text:style-name="Contents_20_1"><text:span text:style-name="Police_20_par_20_défaut"><text:span text:style-name="T1">Vous alliez remporter tout l'honneur de la guerre,</text:span></text:span></text:p>
      <text:p text:style-name="Contents_20_1"><text:span text:style-name="Police_20_par_20_défaut"><text:span text:style-name="T1"><text:tab/>Sa fin couronnoit vos explois,</text:span></text:span></text:p>
      <text:p text:style-name="Contents_20_1"><text:span text:style-name="Police_20_par_20_défaut"><text:span text:style-name="T1"><text:tab/>Et bien plus craint que le Tonnerre,</text:span></text:span></text:p>
      <text:p text:style-name="Contents_20_1"><text:span text:style-name="Police_20_par_20_défaut"><text:span text:style-name="T1"><text:tab/>Vostre coeur estant sous mes loix</text:span></text:span></text:p>
      <text:p text:style-name="Contents_20_1"><text:span text:style-name="Police_20_par_20_défaut"><text:span text:style-name="T1">Vous y mettiez le reste de la Terre.</text:span></text:span></text:p>
      <text:p text:style-name="Contents_20_1"><text:span text:style-name="Police_20_par_20_défaut"><text:span text:style-name="T1"><text:tab/>Helas qu'auez-vous fait,</text:span></text:span></text:p>
      <text:p text:style-name="Contents_20_1"><text:span text:style-name="Police_20_par_20_défaut"><text:span text:style-name="T1"><text:tab/>Amant fidelle, Amant parfait !</text:span></text:span></text:p>
      <text:p text:style-name="Contents_20_1"/>
      <text:p text:style-name="Contents_20_1"/>
      <text:p text:style-name="_3c_label.speaker_3e_"><text:span text:style-name="_3c_name_3e_">MARC-ANTOINE.</text:span></text:p>
      <text:p text:style-name="Heading"/>
      <text:p text:style-name="Heading"/>
      <text:p text:style-name="Contents_20_1"><text:span text:style-name="Police_20_par_20_défaut"><text:span text:style-name="T1"><text:s text:c="3"/>A mon amour j'ay fait ceder ma gloire</text:span></text:span></text:p>
      <text:p text:style-name="Contents_20_1"><text:span text:style-name="Police_20_par_20_défaut"><text:span text:style-name="T1">Si c'est vn mal il vous doit estre doux,</text:span></text:span></text:p>
      <text:p text:style-name="Contents_20_1"><text:span text:style-name="Police_20_par_20_défaut"><text:span text:style-name="T1">C'est vn trait digne de memoire,</text:span></text:span></text:p>
      <text:p text:style-name="Contents_20_1"><text:span text:style-name="Police_20_par_20_défaut"><text:span text:style-name="T1">Et qu'auois-je affaire sans vous</text:span></text:span></text:p>
      <text:p text:style-name="Contents_20_1"><text:span text:style-name="Police_20_par_20_défaut"><text:span text:style-name="T1">De l'Empire, &amp; de la Victoire ?</text:span></text:span></text:p>
      <text:p text:style-name="Contents_20_1"/>
      <text:p text:style-name="Contents_20_1"/>
      <text:p text:style-name="_3c_label.speaker_3e_"><text:span text:style-name="_3c_name_3e_">MARC-ANTOINE, ET CLEOPATRE.</text:span></text:p>
      <text:p text:style-name="Heading"/>
      <text:p text:style-name="Heading"/>
      <text:p text:style-name="Contents_20_1"><text:span text:style-name="Police_20_par_20_défaut"><text:span text:style-name="T1"><text:tab/>Non non pour viure heureux</text:span></text:span></text:p>
      <text:p text:style-name="Contents_20_1"><text:span text:style-name="Police_20_par_20_défaut"><text:span text:style-name="T1"><text:tab/>Il faut estre, &amp;c.</text:span></text:span></text:p>
      <text:p text:style-name="Contents_20_1"/>
      <text:p text:style-name="Contents_20_1"/>
      <text:p text:style-name="Contents_20_1"/>
      <text:p text:style-name="Heading"><text:span text:style-name="Police_20_par_20_défaut"><text:span text:style-name="T1">III. ENTREE.</text:span></text:span></text:p>
      <text:p text:style-name="Heading"/>
      <text:p text:style-name="Heading"/>
      <text:p text:style-name="Standard">Les Amours déguisez en Rameurs, rauis d'auoir triomphé de l'ambition d'vn des plus grands guerriers du monde, témoignent leur joye par leur danse.</text:p>
      <text:p text:style-name="Standard"/>
      <text:p text:style-name="_3c_list_3e_"><text:span text:style-name="_3c_name_3e_">Amours déguisez en Rameurs.</text:span></text:p>
      <text:p text:style-name="_3c_list_3e_"><text:span text:style-name="Police_20_par_20_défaut">Les Sieurs </text:span><text:span text:style-name="_3c_persName_3e_">S. André</text:span><text:span text:style-name="Police_20_par_20_défaut">, </text:span><text:span text:style-name="_3c_persName_3e_">Le Chantre</text:span><text:span text:style-name="Police_20_par_20_défaut">, </text:span><text:span text:style-name="_3c_persName_3e_">Des-brosses</text:span><text:span text:style-name="Police_20_par_20_défaut">,</text:span></text:p>
      <text:p text:style-name="_3c_list_3e_"><text:span text:style-name="Police_20_par_20_défaut">&amp; </text:span><text:span text:style-name="_3c_persName_3e_">Magny</text:span><text:span text:style-name="Police_20_par_20_défaut">.</text:span></text:p>
      <text:p text:style-name="Heading"/>
      <text:p text:style-name="_3c_salute_3e_"><text:span text:style-name="Police_20_par_20_défaut">Pour des Amours déguisez en Rameurs.</text:span></text:p>
      <text:p text:style-name="Heading"/>
      <text:p text:style-name="Heading"/>
      <text:p text:style-name="Contents_20_1"><text:span text:style-name="Police_20_par_20_défaut"><text:span text:style-name="T1"><text:s text:c="3"/>C'est veritablement vne Mer dangereuse</text:span></text:span></text:p>
      <text:p text:style-name="Contents_20_1"><text:span text:style-name="Police_20_par_20_défaut"><text:span text:style-name="T1"><text:tab/>Que la Mer amoureuse,</text:span></text:span></text:p>
      <text:p text:style-name="Contents_20_1"><text:span text:style-name="Police_20_par_20_défaut"><text:span text:style-name="T1">Mais quels sensibles biens les gens ont-ils receus</text:span></text:span></text:p>
      <text:p text:style-name="Contents_20_1"><text:span text:style-name="Police_20_par_20_défaut"><text:span text:style-name="T1"><text:tab/>Qui n'ont jamais esté dessus ?</text:span></text:span></text:p>
      <text:p text:style-name="Contents_20_1"/>
      <text:p text:style-name="Contents_20_1"/>
      <text:p text:style-name="Heading"><text:span text:style-name="_3c_tech_3e_"><text:span text:style-name="T1">Concert d'Instrumens</text:span></text:span><text:span text:style-name="Police_20_par_20_défaut"><text:span text:style-name="T1">.</text:span></text:span></text:p>
      <text:p text:style-name="Heading"/>
      <text:p text:style-name="Heading"><text:span text:style-name="Police_20_par_20_défaut"><text:span text:style-name="T1">Les Sieurs </text:span></text:span><text:span text:style-name="_3c_persName_3e_"><text:span text:style-name="T1">le Grais</text:span></text:span><text:span text:style-name="Police_20_par_20_défaut"><text:span text:style-name="T1">, </text:span></text:span><text:span text:style-name="_3c_persName_3e_"><text:span text:style-name="T1">Le Roux</text:span></text:span><text:span text:style-name="Police_20_par_20_défaut"><text:span text:style-name="T1"> </text:span></text:span><text:span text:style-name="_3c_persName_3e_"><text:span text:style-name="T1">le Cadet</text:span></text:span><text:span text:style-name="Police_20_par_20_défaut"><text:span text:style-name="T1">, </text:span></text:span><text:span text:style-name="_3c_persName_3e_"><text:span text:style-name="T1">le Peintre</text:span></text:span><text:span text:style-name="Police_20_par_20_défaut"><text:span text:style-name="T1">,</text:span></text:span></text:p>
      <text:p text:style-name="Heading"><text:span text:style-name="_3c_persName_3e_"><text:span text:style-name="T1">Besson</text:span></text:span><text:span text:style-name="Police_20_par_20_défaut"><text:span text:style-name="T1">, </text:span></text:span><text:span text:style-name="_3c_persName_3e_"><text:span text:style-name="T1">Magny</text:span></text:span><text:span text:style-name="Police_20_par_20_défaut"><text:span text:style-name="T1">, </text:span></text:span><text:span text:style-name="_3c_persName_3e_"><text:span text:style-name="T1">Charlot</text:span></text:span><text:span text:style-name="Police_20_par_20_défaut"><text:span text:style-name="T1">, </text:span></text:span><text:span text:style-name="_3c_persName_3e_"><text:span text:style-name="T1">Allais</text:span></text:span><text:span text:style-name="Police_20_par_20_défaut"><text:span text:style-name="T1">, &amp; </text:span></text:span><text:span text:style-name="_3c_persName_3e_"><text:span text:style-name="T1">Heugé</text:span></text:span><text:span text:style-name="Police_20_par_20_défaut"><text:span text:style-name="T1">.</text:span></text:span></text:p>
      <text:p text:style-name="Heading"/>
      <text:p text:style-name="Heading"/>
      <text:p text:style-name="Heading"/>
      <text:p text:style-name="Heading"><text:span text:style-name="Police_20_par_20_défaut"><text:span text:style-name="T1">IV. ENTREE.</text:span></text:span></text:p>
      <text:p text:style-name="Heading"><text:soft-page-break/></text:p>
      <text:p text:style-name="Heading"/>
      <text:p text:style-name="Standard"><text:span text:style-name="_3c_name_3e_">Venus</text:span> fait paroistre aux yeux de <text:span text:style-name="_3c_name_3e_">Mercure</text:span> les jardins de Cerés, &amp; luy fait voir vne troupe d'Amours, qui pour liurer plus aisément <text:span text:style-name="_3c_name_3e_">Proserpine</text:span> à la passion de <text:span text:style-name="_3c_name_3e_">Pluton</text:span>, ont pris le visage &amp; l'habit de ses compagnes, &amp; sous pretexte d'vne promenade, l'ont fait sortir de ce Chasteau, si soigneusement fermé par sa mere.</text:p>
      <text:p text:style-name="Standard"/>
      <text:p text:style-name="_3c_list_3e_"><text:span text:style-name="_3c_name_3e_"><text:span text:style-name="T1">Proserpine</text:span></text:span><text:span text:style-name="Police_20_par_20_défaut"><text:span text:style-name="T1">. </text:span></text:span><text:span text:style-name="_3c_persName_3e_"><text:span text:style-name="T1">LA REYNE</text:span></text:span><text:span text:style-name="Police_20_par_20_défaut"><text:span text:style-name="T1">.</text:span></text:span></text:p>
      <text:p text:style-name="_3c_list_3e_"/>
      <text:p text:style-name="_3c_list_3e_"><text:span text:style-name="_3c_name_3e_">Ses Compagnes</text:span><text:span text:style-name="Police_20_par_20_défaut">. </text:span><text:span text:style-name="_3c_persName_3e_">Madame la Comtesse</text:span><text:span text:style-name="Police_20_par_20_défaut">, </text:span><text:span text:style-name="_3c_persName_3e_">Mademoiselle de</text:span></text:p>
      <text:p text:style-name="_3c_list_3e_"><text:span text:style-name="_3c_persName_3e_">Nemours</text:span><text:span text:style-name="Police_20_par_20_défaut">, </text:span><text:span text:style-name="_3c_persName_3e_">la Duchesse de Sully</text:span><text:span text:style-name="Police_20_par_20_défaut">, </text:span><text:span text:style-name="_3c_persName_3e_">la Duchesse de</text:span></text:p>
      <text:p text:style-name="_3c_list_3e_"><text:span text:style-name="_3c_persName_3e_">Crequy</text:span><text:span text:style-name="Police_20_par_20_défaut">, </text:span><text:span text:style-name="_3c_persName_3e_">la Duchesse de Luynes</text:span><text:span text:style-name="Police_20_par_20_défaut">, </text:span><text:span text:style-name="_3c_persName_3e_">Madame</text:span></text:p>
      <text:p text:style-name="_3c_list_3e_"><text:span text:style-name="_3c_persName_3e_">de Foix</text:span><text:span text:style-name="Police_20_par_20_défaut">, </text:span><text:span text:style-name="_3c_persName_3e_">Mademoiselle de Montausier</text:span><text:span text:style-name="Police_20_par_20_défaut">,</text:span></text:p>
      <text:p text:style-name="_3c_list_3e_"><text:span text:style-name="Police_20_par_20_défaut">&amp; </text:span><text:span text:style-name="_3c_persName_3e_">Mademoiselle d'Arquien</text:span><text:span text:style-name="Police_20_par_20_défaut">.</text:span></text:p>
      <text:p text:style-name="Heading"/>
      <text:p text:style-name="_3c_salute_3e_"><text:span text:style-name="Police_20_par_20_défaut"><text:span text:style-name="T1">Pour la </text:span></text:span><text:span text:style-name="_3c_persName_3e_"><text:span text:style-name="T1">REYNE</text:span></text:span><text:span text:style-name="Police_20_par_20_défaut"><text:span text:style-name="T1">, representant </text:span></text:span><text:span text:style-name="_3c_name_3e_"><text:span text:style-name="T1">PROSERPINE</text:span></text:span><text:span text:style-name="Police_20_par_20_défaut"><text:span text:style-name="T1">.</text:span></text:span></text:p>
      <text:p text:style-name="Heading"/>
      <text:p text:style-name="Heading"/>
      <text:p text:style-name="Contents_20_1"><text:span text:style-name="Police_20_par_20_défaut"><text:span text:style-name="T1"><text:s text:c="3"/>Vne si grande Reyne est digne du grand Roy</text:span></text:span></text:p>
      <text:p text:style-name="Contents_20_1"><text:span text:style-name="Police_20_par_20_défaut"><text:span text:style-name="T1">Qui de tant de Demons fait des suiets fidelles,</text:span></text:span></text:p>
      <text:p text:style-name="Contents_20_1"><text:span text:style-name="Police_20_par_20_défaut"><text:span text:style-name="T1">Et ses charmans regards ont pleinement dequoy</text:span></text:span></text:p>
      <text:p text:style-name="Contents_20_1"><text:span text:style-name="Police_20_par_20_défaut"><text:span text:style-name="T1">Fournir à l'entretien des flames eternelles.</text:span></text:span></text:p>
      <text:p text:style-name="Contents_20_1"/>
      <text:p text:style-name="Contents_20_1"><text:span text:style-name="Police_20_par_20_défaut"><text:span text:style-name="T1"><text:s text:c="3"/>Brillante comme elle est non sans raison je doute</text:span></text:span></text:p>
      <text:p text:style-name="Contents_20_1"><text:span text:style-name="Police_20_par_20_défaut"><text:span text:style-name="T1">Que sa blancheur extresme, &amp; sa viuacité</text:span></text:span></text:p>
      <text:p text:style-name="Contents_20_1"><text:span text:style-name="Police_20_par_20_défaut"><text:span text:style-name="T1">Dans le profond Abisme ou chacun ne voit goûte</text:span></text:span></text:p>
      <text:p text:style-name="Contents_20_1"><text:span text:style-name="Police_20_par_20_défaut"><text:span text:style-name="T1">Puis estre compatible auec l'obscurité.</text:span></text:span></text:p>
      <text:p text:style-name="Contents_20_1"/>
      <text:p text:style-name="Contents_20_1"><text:span text:style-name="Police_20_par_20_défaut"><text:span text:style-name="T1"><text:s text:c="3"/>Mais à son jeune éclat digne de mille Autels</text:span></text:span></text:p>
      <text:p text:style-name="Contents_20_1"><text:span text:style-name="Police_20_par_20_défaut"><text:span text:style-name="T1">De ce lieu tenebreux les ombres se bannissent,</text:span></text:span></text:p>
      <text:p text:style-name="Contents_20_1"><text:span text:style-name="Police_20_par_20_défaut"><text:span text:style-name="T1">Elle y vient augmenter les tourmens immortels,</text:span></text:span></text:p>
      <text:p text:style-name="Contents_20_1"><text:span text:style-name="Police_20_par_20_défaut"><text:span text:style-name="T1">Et les grands desespoirs qui jamais ne finissent.</text:span></text:span></text:p>
      <text:p text:style-name="Contents_20_1"/>
      <text:p text:style-name="Contents_20_1"><text:span text:style-name="Police_20_par_20_défaut"><text:span text:style-name="T1"><text:s text:c="3"/>Des Enfers qu'elle change en Terres fortunées</text:span></text:span></text:p>
      <text:p text:style-name="Contents_20_1"><text:span text:style-name="Police_20_par_20_défaut"><text:span text:style-name="T1">Sa presence suspend les cris, &amp; les clameurs,</text:span></text:span></text:p>
      <text:p text:style-name="Contents_20_1"><text:span text:style-name="Police_20_par_20_défaut"><text:span text:style-name="T1">Et l'on n'auoit point veu chez les Ames damnées</text:span></text:span></text:p>
      <text:p text:style-name="Contents_20_1"><text:span text:style-name="Police_20_par_20_défaut"><text:span text:style-name="T1">Vne si bonne vie, &amp; de si douces Moeurs.</text:span></text:span></text:p>
      <text:p text:style-name="Contents_20_1"/>
      <text:p text:style-name="Contents_20_1"/>
      <text:p text:style-name="_3c_salute_3e_"><text:span text:style-name="Police_20_par_20_défaut">Pour les </text:span><text:span text:style-name="_3c_name_3e_">Amours deguisez</text:span><text:span text:style-name="Police_20_par_20_défaut"> en Com-</text:span></text:p>
      <text:p text:style-name="_3c_salute_3e_"><text:span text:style-name="Police_20_par_20_défaut">pagnes de </text:span><text:span text:style-name="_3c_persName_3e_">Proserpines</text:span><text:span text:style-name="Police_20_par_20_défaut"> [sic].</text:span></text:p>
      <text:p text:style-name="_3c_salute_3e_"/>
      <text:p text:style-name="_3c_salute_3e_"><text:soft-page-break/><text:span text:style-name="Police_20_par_20_défaut">Pour la </text:span><text:span text:style-name="_3c_persName_3e_">Comtesse de Soissons</text:span><text:span text:style-name="Police_20_par_20_défaut">, </text:span><text:span text:style-name="_3c_name_3e_">Amour</text:span></text:p>
      <text:p text:style-name="_3c_salute_3e_"><text:span text:style-name="_3c_name_3e_">déguisé</text:span><text:span text:style-name="Police_20_par_20_défaut">.</text:span></text:p>
      <text:p text:style-name="Heading"/>
      <text:p text:style-name="Heading"/>
      <text:p text:style-name="Contents_20_1"><text:span text:style-name="Police_20_par_20_défaut"><text:span text:style-name="T1"><text:s text:c="3"/>Sous ces beaux cheueux noirs &amp; longs</text:span></text:span></text:p>
      <text:p text:style-name="Contents_20_1"><text:span text:style-name="Police_20_par_20_défaut"><text:span text:style-name="T1"><text:tab/><text:tab/>Jusqu'aux talons,</text:span></text:span></text:p>
      <text:p text:style-name="Contents_20_1"><text:span text:style-name="Police_20_par_20_défaut"><text:span text:style-name="T1">Et dans ces yeux Romains peut-estre</text:span></text:span></text:p>
      <text:p text:style-name="Contents_20_1"><text:span text:style-name="Police_20_par_20_défaut"><text:span text:style-name="T1">L'Amour n'est pas si bien caché</text:span></text:span></text:p>
      <text:p text:style-name="Contents_20_1"><text:span text:style-name="Police_20_par_20_défaut"><text:span text:style-name="T1">Qu'il ne soit facile à cognestre,</text:span></text:span></text:p>
      <text:p text:style-name="Contents_20_1"><text:span text:style-name="Police_20_par_20_défaut"><text:span text:style-name="T1">Et qu'on n'en puisse estre touché.</text:span></text:span></text:p>
      <text:p text:style-name="Contents_20_1"/>
      <text:p text:style-name="Contents_20_1"/>
      <text:p text:style-name="_3c_salute_3e_"><text:span text:style-name="Police_20_par_20_défaut"><text:span text:style-name="T1">Pour </text:span></text:span><text:span text:style-name="_3c_persName_3e_"><text:span text:style-name="T1">Mademoiselle de Nemours</text:span></text:span><text:span text:style-name="Police_20_par_20_défaut"><text:span text:style-name="T1">, </text:span></text:span><text:span text:style-name="_3c_name_3e_"><text:span text:style-name="T1">Amour</text:span></text:span></text:p>
      <text:p text:style-name="_3c_salute_3e_"><text:span text:style-name="_3c_name_3e_"><text:span text:style-name="T1">déguisé</text:span></text:span><text:span text:style-name="Police_20_par_20_défaut"><text:span text:style-name="T1">.</text:span></text:span></text:p>
      <text:p text:style-name="Heading"/>
      <text:p text:style-name="Heading"/>
      <text:p text:style-name="Contents_20_1"><text:span text:style-name="Police_20_par_20_défaut"><text:span text:style-name="T1"><text:tab/> <text:s text:c="2"/>Vous n'y sçauez pas grand finesse</text:span></text:span></text:p>
      <text:p text:style-name="Contents_20_1"><text:span text:style-name="Police_20_par_20_défaut"><text:span text:style-name="T1"><text:tab/>Amour, de vous estre auisé</text:span></text:span></text:p>
      <text:p text:style-name="Contents_20_1"><text:span text:style-name="Police_20_par_20_défaut"><text:span text:style-name="T1"><text:tab/>Pour paroistre mieux déguisé,</text:span></text:span></text:p>
      <text:p text:style-name="Contents_20_1"><text:span text:style-name="Police_20_par_20_défaut"><text:span text:style-name="T1"><text:tab/>De prendre l'air &amp; la jeunesse</text:span></text:span></text:p>
      <text:p text:style-name="Contents_20_1"><text:span text:style-name="Police_20_par_20_défaut"><text:span text:style-name="T1"><text:tab/>De cette charmante Princesse,</text:span></text:span></text:p>
      <text:p text:style-name="Contents_20_1"><text:span text:style-name="Police_20_par_20_défaut"><text:span text:style-name="T1"><text:tab/>Allez chacun vous cognest,</text:span></text:span></text:p>
      <text:p text:style-name="Contents_20_1"><text:span text:style-name="Police_20_par_20_défaut"><text:span text:style-name="T1"><text:tab/>Et vous ressent, qui pis est.</text:span></text:span></text:p>
      <text:p text:style-name="Contents_20_1"/>
      <text:p text:style-name="Contents_20_1"/>
      <text:p text:style-name="P1"><text:span text:style-name="Police_20_par_20_défaut">Pour la Duchesse de Sully, Amour</text:span></text:p>
      <text:p text:style-name="_3c_salute_3e_"><text:span text:style-name="Police_20_par_20_défaut">déguisé.</text:span></text:p>
      <text:p text:style-name="Heading"/>
      <text:p text:style-name="Heading"/>
      <text:p text:style-name="Contents_20_1"><text:span text:style-name="Police_20_par_20_défaut"><text:span text:style-name="T1"><text:tab/> <text:s text:c="2"/>Amour veut qu'on se persuade</text:span></text:span></text:p>
      <text:p text:style-name="Contents_20_1"><text:span text:style-name="Police_20_par_20_défaut"><text:span text:style-name="T1"><text:tab/>Qu'aux champs il estoit fort malade,</text:span></text:span></text:p>
      <text:p text:style-name="Contents_20_1"><text:span text:style-name="Police_20_par_20_défaut"><text:span text:style-name="T1"><text:tab/>Mais tres-humble seruiteur</text:span></text:span></text:p>
      <text:p text:style-name="Contents_20_1"><text:span text:style-name="Police_20_par_20_défaut"><text:span text:style-name="T1"><text:tab/>A ses finesses grossieres,</text:span></text:span></text:p>
      <text:p text:style-name="Contents_20_1"><text:span text:style-name="Police_20_par_20_défaut"><text:span text:style-name="T1"><text:tab/>Il affecte ces manieres</text:span></text:span></text:p>
      <text:p text:style-name="Contents_20_1"><text:span text:style-name="Police_20_par_20_défaut"><text:span text:style-name="T1"><text:tab/>De foiblesse &amp; de langueur</text:span></text:span></text:p>
      <text:p text:style-name="Contents_20_1"><text:span text:style-name="Police_20_par_20_défaut"><text:span text:style-name="T1"><text:tab/>Pour aller plus droit au coeur.</text:span></text:span></text:p>
      <text:p text:style-name="Contents_20_1"/>
      <text:p text:style-name="Contents_20_1"/>
      <text:p text:style-name="_3c_salute_3e_"><text:span text:style-name="Police_20_par_20_défaut">Pour la Duchesse de Crequy, Amour</text:span></text:p>
      <text:p text:style-name="_3c_salute_3e_"><text:span text:style-name="Police_20_par_20_défaut">déguisé.</text:span></text:p>
      <text:p text:style-name="Contents_20_1"/>
      <text:p text:style-name="Contents_20_1"/>
      <text:p text:style-name="Contents_20_1"><text:span text:style-name="Police_20_par_20_défaut"><text:span text:style-name="T1">Qvoy ? c'est donc vous, Amour, à qui dans le tumulte</text:span></text:span></text:p>
      <text:p text:style-name="Contents_20_1"><text:span text:style-name="Police_20_par_20_défaut"><text:span text:style-name="T1">L'on fit vn si cruel, &amp; si barbare insulte,</text:span></text:span></text:p>
      <text:p text:style-name="Contents_20_1"><text:span text:style-name="Police_20_par_20_défaut"><text:span text:style-name="T1">Et qui fustes naguere attaqué sur vn char</text:span></text:span></text:p>
      <text:p text:style-name="Contents_20_1"><text:span text:style-name="Police_20_par_20_défaut"><text:span text:style-name="T1">Dans la superbe Ville ou commandoit Cesar ?</text:span></text:span></text:p>
      <text:p text:style-name="Contents_20_1"><text:span text:style-name="Police_20_par_20_défaut"><text:span text:style-name="T1">Pour estre encor plus beau vous pristes l'apparence</text:span></text:span></text:p>
      <text:p text:style-name="Contents_20_1"><text:span text:style-name="Police_20_par_20_défaut"><text:span text:style-name="T1">D'vne Femme la Gloire, &amp; l'Honneur de la France,</text:span></text:span></text:p>
      <text:p text:style-name="Contents_20_1"><text:span text:style-name="Police_20_par_20_défaut"><text:span text:style-name="T1">Les delices des yeux, mais vne Femme enfin,</text:span></text:span></text:p>
      <text:p text:style-name="Contents_20_1"><text:span text:style-name="Police_20_par_20_défaut"><text:span text:style-name="T1">Ne valoit-il pas mieux sans faire tant le fin</text:span></text:span></text:p>
      <text:p text:style-name="Contents_20_1"><text:span text:style-name="Police_20_par_20_défaut"><text:span text:style-name="T1">D'vn air plus ingenu conduire cette affaire</text:span></text:span></text:p>
      <text:p text:style-name="Contents_20_1"><text:span text:style-name="Police_20_par_20_défaut"><text:span text:style-name="T1">En jeune Adolescent vostre forme ordinaire ?</text:span></text:span></text:p>
      <text:p text:style-name="Contents_20_1"><text:span text:style-name="Police_20_par_20_défaut"><text:span text:style-name="T1">Vous ne cachiez pas tant vostre Diuinité,</text:span></text:span></text:p>
      <text:p text:style-name="Contents_20_1"><text:span text:style-name="Police_20_par_20_défaut"><text:span text:style-name="T1">Et vray-semblablement Rome en eut moins douté.</text:span></text:span></text:p>
      <text:p text:style-name="Contents_20_1"/>
      <text:p text:style-name="Contents_20_1"/>
      <text:p text:style-name="_3c_salute_3e_"><text:span text:style-name="Police_20_par_20_défaut">Pour la Duchesse de Luynes, Amour</text:span></text:p>
      <text:p text:style-name="_3c_salute_3e_"><text:span text:style-name="Police_20_par_20_défaut">déguisé.</text:span></text:p>
      <text:p text:style-name="Heading"><text:soft-page-break/></text:p>
      <text:p text:style-name="Heading"/>
      <text:p text:style-name="Contents_20_1"><text:span text:style-name="Police_20_par_20_défaut"><text:span text:style-name="T1"><text:s text:c="3"/>Amour, cherchez ailleurs que dans cette Beauté</text:span></text:span></text:p>
      <text:p text:style-name="Contents_20_1"><text:span text:style-name="Police_20_par_20_défaut"><text:span text:style-name="T1">Pour vous mettre à couuert vn lieu de seureté,</text:span></text:span></text:p>
      <text:p text:style-name="Contents_20_1"><text:span text:style-name="Police_20_par_20_défaut"><text:span text:style-name="T1">Car toute sa personne est plus propre qu'vne autre</text:span></text:span></text:p>
      <text:p text:style-name="Contents_20_1"><text:span text:style-name="Police_20_par_20_défaut"><text:span text:style-name="T1">A découurir toute la vostre,</text:span></text:span></text:p>
      <text:p text:style-name="Contents_20_1"><text:span text:style-name="Police_20_par_20_défaut"><text:span text:style-name="T1">Si vous pouuez mettez-vous dans son coeur</text:span></text:span></text:p>
      <text:p text:style-name="Contents_20_1"><text:span text:style-name="Police_20_par_20_défaut"><text:span text:style-name="T1">Dont vous n'auez jamais esté vainqueur,</text:span></text:span></text:p>
      <text:p text:style-name="Contents_20_1"><text:span text:style-name="Police_20_par_20_défaut"><text:span text:style-name="T1">C'est vn sejour agreable, mais rude</text:span></text:span></text:p>
      <text:p text:style-name="Contents_20_1"><text:span text:style-name="Police_20_par_20_défaut"><text:span text:style-name="T1">A qui craindroit la solitude.</text:span></text:span></text:p>
      <text:p text:style-name="Contents_20_1"/>
      <text:p text:style-name="Contents_20_1"/>
      <text:p text:style-name="_3c_salute_3e_"><text:span text:style-name="Police_20_par_20_défaut">Pour Madame de Foix, Amour déguisé.</text:span></text:p>
      <text:p text:style-name="Heading"/>
      <text:p text:style-name="Heading"/>
      <text:p text:style-name="Contents_20_1"><text:span text:style-name="Police_20_par_20_défaut"><text:span text:style-name="T1"><text:tab/>Sa jeunesse est bien tendre encore,</text:span></text:span></text:p>
      <text:p text:style-name="Contents_20_1"><text:span text:style-name="Police_20_par_20_défaut"><text:span text:style-name="T1"><text:tab/>Et presque ne fait que d'éclore</text:span></text:span></text:p>
      <text:p text:style-name="Contents_20_1"><text:span text:style-name="Police_20_par_20_défaut"><text:span text:style-name="T1">Et frape neantmoins quiconque l'aperçoit,</text:span></text:span></text:p>
      <text:p text:style-name="Contents_20_1"><text:span text:style-name="Police_20_par_20_défaut"><text:span text:style-name="T1">Tantost c'est vne Fille &amp; tantost vne Femme</text:span></text:span></text:p>
      <text:p text:style-name="Contents_20_1"><text:span text:style-name="Police_20_par_20_défaut"><text:span text:style-name="T1">Dont les traits delicats vont jusqu'au fond de l'ame,</text:span></text:span></text:p>
      <text:p text:style-name="Contents_20_1"><text:span text:style-name="Police_20_par_20_défaut"><text:span text:style-name="T1">Et c'est l'Amour tout pur en quelque estat qu'il soit.</text:span></text:span></text:p>
      <text:p text:style-name="Contents_20_1"/>
      <text:p text:style-name="Contents_20_1"/>
      <text:p text:style-name="_3c_salute_3e_"><text:span text:style-name="Police_20_par_20_défaut">Pour Mademoiselle de Montausier,</text:span></text:p>
      <text:p text:style-name="_3c_salute_3e_"><text:span text:style-name="Police_20_par_20_défaut">Amour déguisé.</text:span></text:p>
      <text:p text:style-name="Heading"/>
      <text:p text:style-name="Heading"/>
      <text:p text:style-name="Contents_20_1"><text:span text:style-name="Police_20_par_20_défaut"><text:span text:style-name="T1"><text:s text:c="3"/>Que dans cette personne on vous vienne chercher,</text:span></text:span></text:p>
      <text:p text:style-name="Contents_20_1"><text:span text:style-name="Police_20_par_20_défaut"><text:span text:style-name="T1">Que l'on vous y rencontre, Amour, cela peut estre,</text:span></text:span></text:p>
      <text:p text:style-name="Contents_20_1"><text:span text:style-name="Police_20_par_20_défaut"><text:span text:style-name="T1">Elle a des qualitez à vous faire cognestre,</text:span></text:span></text:p>
      <text:p text:style-name="Contents_20_1"><text:span text:style-name="Police_20_par_20_défaut"><text:span text:style-name="T1">Mais elle a de l'esprit aussi pour vous cacher.</text:span></text:span></text:p>
      <text:p text:style-name="Contents_20_1"/>
      <text:p text:style-name="Contents_20_1"/>
      <text:p text:style-name="_3c_salute_3e_"><text:span text:style-name="Police_20_par_20_défaut">Pour Mademoiselle d'Arquien, Amour</text:span></text:p>
      <text:p text:style-name="_3c_salute_3e_"><text:span text:style-name="Police_20_par_20_défaut">déguisé.</text:span></text:p>
      <text:p text:style-name="Heading"/>
      <text:p text:style-name="Heading"/>
      <text:p text:style-name="Contents_20_1"><text:soft-page-break/><text:span text:style-name="Police_20_par_20_défaut"><text:span text:style-name="T1"><text:s text:c="3"/>Vous qui vous découurez par vne simple oeillade,</text:span></text:span></text:p>
      <text:p text:style-name="Contents_20_1"><text:span text:style-name="Police_20_par_20_défaut"><text:span text:style-name="T1">Amour, considerez cét air doux &amp; ce port,</text:span></text:span></text:p>
      <text:p text:style-name="Contents_20_1"><text:span text:style-name="Police_20_par_20_défaut"><text:span text:style-name="T1">Pouuez-vous là dessous vous mettre en embuscade</text:span></text:span></text:p>
      <text:p text:style-name="Contents_20_1"><text:span text:style-name="Police_20_par_20_défaut"><text:span text:style-name="T1"><text:tab/>Sans estre connû d'abord ?</text:span></text:span></text:p>
      <text:p text:style-name="Contents_20_1"/>
      <text:p text:style-name="Contents_20_1"/>
      <text:p text:style-name="Contents_20_1"/>
      <text:p text:style-name="Heading"><text:span text:style-name="Police_20_par_20_défaut"><text:span text:style-name="T1">V. ENTREE.</text:span></text:span></text:p>
      <text:p text:style-name="Heading"/>
      <text:p text:style-name="Heading"/>
      <text:p text:style-name="Standard">D'autres Amours, qui dans le mesme dessein ont pris la figure des Iardiniers de Cerés, cachent adroitement leurs fleches sous des fleurs, &amp; presentent à Proserpine des Bouquets, dont la vertu secrette l'endort sur vn lit de Gasons.</text:p>
      <text:p text:style-name="Heading"/>
      <text:p text:style-name="_3c_list_3e_"><text:span text:style-name="Police_20_par_20_défaut">Amours déguisez en Iardiniers de Cerés.</text:span></text:p>
      <text:p text:style-name="_3c_list_3e_"><text:span text:style-name="Police_20_par_20_défaut">Monsieur le Duc, le Duc de Sully, les Marquis</text:span></text:p>
      <text:p text:style-name="_3c_list_3e_"><text:span text:style-name="Police_20_par_20_défaut">de Villequier, &amp; de Villeroy, Messieurs</text:span></text:p>
      <text:p text:style-name="_3c_list_3e_"><text:span text:style-name="Police_20_par_20_défaut">du Pille, &amp; de la Lanne.</text:span></text:p>
      <text:p text:style-name="Heading"/>
      <text:p text:style-name="_3c_salute_3e_"><text:span text:style-name="Police_20_par_20_défaut">Pour Monsieur le Duc, Iardinier.</text:span></text:p>
      <text:p text:style-name="Heading"/>
      <text:p text:style-name="Heading"/>
      <text:p text:style-name="Contents_20_1"><text:span text:style-name="Police_20_par_20_défaut"><text:span text:style-name="T1"><text:tab/> <text:s text:c="2"/>Voicy venir le bon Temps,</text:span></text:span></text:p>
      <text:p text:style-name="Contents_20_1"><text:span text:style-name="Police_20_par_20_défaut"><text:span text:style-name="T1"><text:tab/>Et j'espere à ce Printemps</text:span></text:span></text:p>
      <text:p text:style-name="Contents_20_1"><text:span text:style-name="Police_20_par_20_défaut"><text:span text:style-name="T1"><text:tab/>Ou les jours seront moins calmes</text:span></text:span></text:p>
      <text:p text:style-name="Contents_20_1"><text:span text:style-name="Police_20_par_20_défaut"><text:span text:style-name="T1"><text:tab/>Cueillir &amp; Lauriers &amp; Palmes,</text:span></text:span></text:p>
      <text:p text:style-name="Contents_20_1"><text:span text:style-name="Police_20_par_20_défaut"><text:span text:style-name="T1"><text:tab/>Ces plantes ont le fruit doux,</text:span></text:span></text:p>
      <text:p text:style-name="Contents_20_1"><text:span text:style-name="Police_20_par_20_défaut"><text:span text:style-name="T1"><text:tab/>Elles sont nobles &amp; bonnes,</text:span></text:span></text:p>
      <text:p text:style-name="Contents_20_1"><text:span text:style-name="Police_20_par_20_défaut"><text:span text:style-name="T1"><text:tab/>Et l'on sçait assez chez nous</text:span></text:span></text:p>
      <text:p text:style-name="Contents_20_1"><text:span text:style-name="Police_20_par_20_défaut"><text:span text:style-name="T1"><text:tab/>L'Art d'en faire des Couronnes.</text:span></text:span></text:p>
      <text:p text:style-name="Contents_20_1"/>
      <text:p text:style-name="Contents_20_1"/>
      <text:p text:style-name="_3c_salute_3e_"><text:span text:style-name="Police_20_par_20_défaut">Pour le Duc de Sully, Iardinier.</text:span></text:p>
      <text:p text:style-name="Heading"/>
      <text:p text:style-name="Heading"/>
      <text:p text:style-name="Contents_20_1"><text:span text:style-name="Police_20_par_20_défaut"><text:span text:style-name="T1"><text:s text:c="3"/>Vn jeune Iardinier n'est pas si curieux</text:span></text:span></text:p>
      <text:p text:style-name="Contents_20_1"><text:span text:style-name="Police_20_par_20_défaut"><text:span text:style-name="T1">De son propre jardin que de celuy d'vn autre,</text:span></text:span></text:p>
      <text:p text:style-name="Contents_20_1"><text:span text:style-name="Police_20_par_20_défaut"><text:span text:style-name="T1">Mais vous ne sçauriez faire mieux</text:span></text:span></text:p>
      <text:p text:style-name="Contents_20_1"><text:span text:style-name="Police_20_par_20_défaut"><text:span text:style-name="T1">Que de bien trauailler au vostre.</text:span></text:span></text:p>
      <text:p text:style-name="Contents_20_1"/>
      <text:p text:style-name="Contents_20_1"/>
      <text:p text:style-name="_3c_salute_3e_"><text:span text:style-name="Police_20_par_20_défaut">Pour le Marquis de Villequier, Iardinier.</text:span></text:p>
      <text:p text:style-name="Contents_20_1"/>
      <text:p text:style-name="Contents_20_1"/>
      <text:p text:style-name="Contents_20_1"><text:span text:style-name="Police_20_par_20_défaut"><text:span text:style-name="T1"><text:s text:c="3"/>Nous aymons bien les fleurs qui ne sont pas les nostres</text:span></text:span></text:p>
      <text:p text:style-name="Contents_20_1"><text:span text:style-name="Police_20_par_20_défaut"><text:span text:style-name="T1">Quoy que nous prisions fort celles qui sont à nous,</text:span></text:span></text:p>
      <text:p text:style-name="Contents_20_1"><text:span text:style-name="Police_20_par_20_défaut"><text:span text:style-name="T1">Et je trouue qu'il est quelquefois assez doux</text:span></text:span></text:p>
      <text:p text:style-name="Contents_20_1"><text:span text:style-name="Police_20_par_20_défaut"><text:span text:style-name="T1">De faire des Bouquets dans le jardin des autres.</text:span></text:span></text:p>
      <text:p text:style-name="Contents_20_1"><text:soft-page-break/></text:p>
      <text:p text:style-name="Contents_20_1"/>
      <text:p text:style-name="_3c_salute_3e_"><text:span text:style-name="Police_20_par_20_défaut">Pour le Marquis de Villeroy, Iardinier.</text:span></text:p>
      <text:p text:style-name="Contents_20_1"/>
      <text:p text:style-name="Contents_20_1"/>
      <text:p text:style-name="Contents_20_1"><text:span text:style-name="Police_20_par_20_défaut"><text:span text:style-name="T1"><text:s text:c="3"/>N'imitez pas ces gens qui par vn grand abus</text:span></text:span></text:p>
      <text:p text:style-name="Contents_20_1"><text:span text:style-name="Police_20_par_20_défaut"><text:span text:style-name="T1"><text:tab/>Pour vn Terroir de bibus</text:span></text:span></text:p>
      <text:p text:style-name="Contents_20_1"><text:span text:style-name="Police_20_par_20_défaut"><text:span text:style-name="T1">Abandonnent vn champ fertille, gras, &amp; riche :</text:span></text:span></text:p>
      <text:p text:style-name="Contents_20_1"><text:span text:style-name="Police_20_par_20_défaut"><text:span text:style-name="T1"><text:tab/>Car la pluspart aujourd'huy</text:span></text:span></text:p>
      <text:p text:style-name="Contents_20_1"><text:span text:style-name="Police_20_par_20_défaut"><text:span text:style-name="T1"><text:tab/>Laissent leur jardin en friche</text:span></text:span></text:p>
      <text:p text:style-name="Contents_20_1"><text:span text:style-name="Police_20_par_20_défaut"><text:span text:style-name="T1"><text:tab/>Et trauaillent chez autruy.</text:span></text:span></text:p>
      <text:p text:style-name="Contents_20_1"/>
      <text:p text:style-name="Contents_20_1"/>
      <text:p text:style-name="Contents_20_1"/>
      <text:p text:style-name="Heading"><text:span text:style-name="Police_20_par_20_défaut"><text:span text:style-name="T1">VI. ENTREE.</text:span></text:span></text:p>
      <text:p text:style-name="Heading"/>
      <text:p text:style-name="Heading"/>
      <text:p text:style-name="Standard">Pluton, se seruant d'vne occasion si fauorable sort des Enfers, &amp; vient enleuer la Nymphe endormie. Mais Venus fait remarquer à Mercure, que ce Dieu sousterrain craignant que les Demons, qui l'accompagnent d'ordinaire, ne sçeussent pas garder, en cette occasion, tout le respect deû aux beautez de Proserpine, auoit emprunté le secours de six Amours qu'il auoit fait vestir de sa liurée, pour le suiure en cette expedition.</text:p>
      <text:p text:style-name="Heading"/>
      <text:p text:style-name="_3c_list_3e_"><text:span text:style-name="Police_20_par_20_défaut">Le Comte d'Armagnac. Pluton.</text:span></text:p>
      <text:p text:style-name="_3c_list_3e_"><text:span text:style-name="Police_20_par_20_défaut">Demons. Le Comte du Lude, le Marquis de Genlis,</text:span></text:p>
      <text:p text:style-name="_3c_list_3e_"><text:span text:style-name="Police_20_par_20_défaut">Messieurs Mollier, d'Heureux, Beauchamp,</text:span></text:p>
      <text:p text:style-name="_3c_list_3e_"><text:span text:style-name="Police_20_par_20_défaut">&amp; le Sieur de Lorge.</text:span></text:p>
      <text:p text:style-name="Heading"/>
      <text:p text:style-name="_3c_salute_3e_"><text:span text:style-name="Police_20_par_20_défaut">Pour le Comte d'Armagnac, Pluton.</text:span></text:p>
      <text:p text:style-name="Heading"/>
      <text:p text:style-name="Heading"/>
      <text:p text:style-name="Contents_20_1"><text:span text:style-name="Police_20_par_20_défaut"><text:span text:style-name="T1"><text:s text:c="3"/>Pourquoy faut-il qu'on nous dépeigne</text:span></text:span></text:p>
      <text:p text:style-name="Contents_20_1"><text:span text:style-name="Police_20_par_20_défaut"><text:span text:style-name="T1">L'Enfer &amp; son Monarque aussi noirs que charbon</text:span></text:span></text:p>
      <text:p text:style-name="Contents_20_1"><text:span text:style-name="Police_20_par_20_défaut"><text:span text:style-name="T1">Si ce n'est afin qu'on les craigne ?</text:span></text:span></text:p>
      <text:p text:style-name="Contents_20_1"><text:span text:style-name="Police_20_par_20_défaut"><text:span text:style-name="T1">Si par le Roy l'on peut juger du Regne,</text:span></text:span></text:p>
      <text:p text:style-name="Contents_20_1"><text:span text:style-name="Police_20_par_20_défaut"><text:span text:style-name="T1">Qu'il y fait beau, qu'il y fait bon.</text:span></text:span></text:p>
      <text:p text:style-name="Standard"/>
      <text:p text:style-name="Standard"/>
      <text:p text:style-name="_3c_salute_3e_"><text:span text:style-name="Police_20_par_20_défaut">Pour le Comte du Lude, Demon.</text:span></text:p>
      <text:p text:style-name="Heading"/>
      <text:p text:style-name="Heading"/>
      <text:p text:style-name="Contents_20_1"><text:span text:style-name="Police_20_par_20_défaut"><text:span text:style-name="T1"><text:tab/>Il n'est Demon dans les Enfers</text:span></text:span></text:p>
      <text:p text:style-name="Contents_20_1"><text:span text:style-name="Police_20_par_20_défaut"><text:span text:style-name="T1">Bruslé de plus de feux, chargé de plus de fers,</text:span></text:span></text:p>
      <text:p text:style-name="Contents_20_1"><text:span text:style-name="Police_20_par_20_défaut"><text:span text:style-name="T1">O qu'il sçait bien icy se passer de lumiere !</text:span></text:span></text:p>
      <text:p text:style-name="Contents_20_1"><text:span text:style-name="Police_20_par_20_défaut"><text:span text:style-name="T1"><text:tab/>Qu'il bat de pays par tout,</text:span></text:span></text:p>
      <text:p text:style-name="Contents_20_1"><text:span text:style-name="Police_20_par_20_défaut"><text:span text:style-name="T1"><text:tab/>Allant de chaudiere en chaudiere</text:span></text:span></text:p>
      <text:p text:style-name="Contents_20_1"><text:span text:style-name="Police_20_par_20_défaut"><text:span text:style-name="T1"><text:tab/>Prendre garde si l'huile bout :</text:span></text:span></text:p>
      <text:p text:style-name="Contents_20_1"><text:span text:style-name="Police_20_par_20_défaut"><text:span text:style-name="T1"><text:tab/>Dans vne rage forcenée</text:span></text:span></text:p>
      <text:p text:style-name="Contents_20_1"><text:soft-page-break/><text:span text:style-name="Police_20_par_20_défaut"><text:span text:style-name="T1"><text:tab/>Il se porte aux derniers efforts</text:span></text:span></text:p>
      <text:p text:style-name="Contents_20_1"><text:span text:style-name="Police_20_par_20_défaut"><text:span text:style-name="T1">Mais je ne la croy pas tellement acharnée</text:span></text:span></text:p>
      <text:p text:style-name="Contents_20_1"><text:span text:style-name="Police_20_par_20_défaut"><text:span text:style-name="T1"><text:tab/>Contre vne pauure Ame damnée</text:span></text:span></text:p>
      <text:p text:style-name="Contents_20_1"><text:span text:style-name="Police_20_par_20_défaut"><text:span text:style-name="T1"><text:tab/>Qu'il en aille oublier le corps.</text:span></text:span></text:p>
      <text:p text:style-name="Contents_20_1"/>
      <text:p text:style-name="Contents_20_1"/>
      <text:p text:style-name="_3c_salute_3e_"><text:span text:style-name="Police_20_par_20_défaut">Pour le Marquis de Saucour, qui deuoit</text:span></text:p>
      <text:p text:style-name="_3c_salute_3e_"><text:span text:style-name="Police_20_par_20_défaut">represent[e]r vn Demon.</text:span></text:p>
      <text:p text:style-name="Heading"/>
      <text:p text:style-name="Heading"/>
      <text:p text:style-name="Contents_20_1"><text:span text:style-name="Police_20_par_20_défaut"><text:span text:style-name="T1"><text:s text:c="3"/>Non ce n'est point icy le Demon de Brutus,</text:span></text:span></text:p>
      <text:p text:style-name="Contents_20_1"><text:span text:style-name="Police_20_par_20_défaut"><text:span text:style-name="T1"><text:tab/><text:tab/>Ny de Socrate,</text:span></text:span></text:p>
      <text:p text:style-name="Contents_20_1"><text:span text:style-name="Police_20_par_20_défaut"><text:span text:style-name="T1">Par d'autres qualitez &amp; par d'autres Vertus</text:span></text:span></text:p>
      <text:p text:style-name="Contents_20_1"><text:span text:style-name="Police_20_par_20_défaut"><text:span text:style-name="T1"><text:tab/><text:tab/>Sa gloire éclate.</text:span></text:span></text:p>
      <text:p text:style-name="Contents_20_1"/>
      <text:p text:style-name="Contents_20_1"><text:span text:style-name="Police_20_par_20_défaut"><text:span text:style-name="T1"><text:s text:c="3"/>Sous la forme d'vn Homme il prouue ce qu'il est</text:span></text:span></text:p>
      <text:p text:style-name="Contents_20_1"><text:span text:style-name="Police_20_par_20_défaut"><text:span text:style-name="T1"><text:tab/><text:tab/>Doux, sociable,</text:span></text:span></text:p>
      <text:p text:style-name="Contents_20_1"><text:span text:style-name="Police_20_par_20_défaut"><text:span text:style-name="T1">Sous la forme d'vn Homme aussi l'on recognest</text:span></text:span></text:p>
      <text:p text:style-name="Contents_20_1"><text:span text:style-name="Police_20_par_20_défaut"><text:span text:style-name="T1"><text:tab/><text:tab/>Que c'est le Diable.</text:span></text:span></text:p>
      <text:p text:style-name="Contents_20_1"/>
      <text:p text:style-name="Contents_20_1"><text:span text:style-name="Police_20_par_20_défaut"><text:span text:style-name="T1"><text:s text:c="3"/>Le bruit de ses explois confond les plus hardis</text:span></text:span></text:p>
      <text:p text:style-name="Contents_20_1"><text:span text:style-name="Police_20_par_20_défaut"><text:span text:style-name="T1"><text:tab/><text:tab/>Et les plus masles,</text:span></text:span></text:p>
      <text:p text:style-name="Contents_20_1"><text:span text:style-name="Police_20_par_20_défaut"><text:span text:style-name="T1">Les Meres sont au guet, les Amans interdis,</text:span></text:span></text:p>
      <text:p text:style-name="Contents_20_1"><text:span text:style-name="Police_20_par_20_défaut"><text:span text:style-name="T1"><text:tab/><text:tab/>Les Maris pasles.</text:span></text:span></text:p>
      <text:p text:style-name="Contents_20_1"/>
      <text:p text:style-name="Contents_20_1"><text:span text:style-name="Police_20_par_20_défaut"><text:span text:style-name="T1"><text:s text:c="3"/>Contre ce fort Demon voyez-vous aujourd'huy</text:span></text:span></text:p>
      <text:p text:style-name="Contents_20_1"><text:span text:style-name="Police_20_par_20_défaut"><text:span text:style-name="T1"><text:tab/><text:tab/>Femme qui tienne ?</text:span></text:span></text:p>
      <text:p text:style-name="Contents_20_1"><text:span text:style-name="Police_20_par_20_défaut"><text:span text:style-name="T1">Et toutes cependant sont contentes de luy</text:span></text:span></text:p>
      <text:p text:style-name="Contents_20_1"><text:span text:style-name="Police_20_par_20_défaut"><text:span text:style-name="T1"><text:tab/><text:tab/>Iusqu'à la sienne.</text:span></text:span></text:p>
      <text:p text:style-name="Heading"/>
      <text:p text:style-name="Contents_20_1"><text:span text:style-name="Police_20_par_20_défaut"><text:span text:style-name="T1"><text:s text:c="3"/>Sa reputation deuant qu'il soit connu</text:span></text:span></text:p>
      <text:p text:style-name="Contents_20_1"><text:span text:style-name="Police_20_par_20_défaut"><text:span text:style-name="T1"><text:tab/><text:tab/>Faisant qu'on l'ayme,</text:span></text:span></text:p>
      <text:p text:style-name="Contents_20_1"><text:span text:style-name="Police_20_par_20_défaut"><text:span text:style-name="T1">Telle cede à son Nom qui peut-estre eut tenu</text:span></text:span></text:p>
      <text:p text:style-name="Contents_20_1"><text:span text:style-name="Police_20_par_20_défaut"><text:span text:style-name="T1"><text:tab/><text:tab/>Contre luy-mesme.</text:span></text:span></text:p>
      <text:p text:style-name="Contents_20_1"/>
      <text:p text:style-name="Contents_20_1"/>
      <text:p text:style-name="_3c_salute_3e_"><text:span text:style-name="Police_20_par_20_défaut">Pour le Marquis de Genlis, Demon.</text:span></text:p>
      <text:p text:style-name="Heading"/>
      <text:p text:style-name="Heading"/>
      <text:p text:style-name="Contents_20_1"><text:span text:style-name="Police_20_par_20_défaut"><text:span text:style-name="T1"><text:s text:c="3"/>Ha voicy la Beauté qui meritoit la pomme !</text:span></text:span></text:p>
      <text:p text:style-name="Contents_20_1"><text:span text:style-name="Police_20_par_20_défaut"><text:span text:style-name="T1"><text:tab/>Est-ce vn Homme tout de bon</text:span></text:span></text:p>
      <text:p text:style-name="Contents_20_1"><text:span text:style-name="Police_20_par_20_défaut"><text:span text:style-name="T1"><text:tab/>Qui represente vn Demon,</text:span></text:span></text:p>
      <text:p text:style-name="Contents_20_1"><text:span text:style-name="Police_20_par_20_défaut"><text:span text:style-name="T1">Ou si c'est vn Demon qui represente vn Homme ?</text:span></text:span></text:p>
      <text:p text:style-name="Contents_20_1"/>
      <text:p text:style-name="Contents_20_1"/>
      <text:p text:style-name="_3c_list_3e_"><text:span text:style-name="Police_20_par_20_défaut">Concert de Bergers.</text:span></text:p>
      <text:p text:style-name="_3c_list_3e_"/>
      <text:p text:style-name="_3c_list_3e_"><text:soft-page-break/><text:span text:style-name="Police_20_par_20_défaut">Les Sieurs Piesche, Descousteaux, les trois Hotterres,</text:span></text:p>
      <text:p text:style-name="_3c_list_3e_"><text:span text:style-name="Police_20_par_20_défaut">Destouches, Besson, le Peintre, le Roux l'aisné,</text:span></text:p>
      <text:p text:style-name="_3c_list_3e_"><text:span text:style-name="Police_20_par_20_défaut">Charlot, Heugé, la Riuiere, Roullé,</text:span></text:p>
      <text:p text:style-name="_3c_list_3e_"><text:span text:style-name="Police_20_par_20_défaut">Huguenet, le Grais, Marchand,</text:span></text:p>
      <text:p text:style-name="_3c_list_3e_"><text:span text:style-name="Police_20_par_20_défaut">Laquaisse, &amp; la Fontaine.</text:span></text:p>
      <text:p text:style-name="Heading"/>
      <text:p text:style-name="Heading"/>
      <text:p text:style-name="Heading"><text:span text:style-name="Police_20_par_20_défaut"><text:span text:style-name="T1">RECIT CHAMPESTRE.</text:span></text:span></text:p>
      <text:p text:style-name="Heading"/>
      <text:p text:style-name="Heading"/>
      <text:p text:style-name="Contents_20_1"><text:span text:style-name="Police_20_par_20_défaut"><text:span text:style-name="T1">Guerriers, il ne faut pas faire vn mauuais vsage</text:span></text:span></text:p>
      <text:p text:style-name="Contents_20_1"><text:span text:style-name="Police_20_par_20_défaut"><text:span text:style-name="T1"><text:tab/>Des plus beaux jours de vostre âge,</text:span></text:span></text:p>
      <text:p text:style-name="Contents_20_1"><text:span text:style-name="Police_20_par_20_défaut"><text:span text:style-name="T1"><text:tab/>Vous en rendrez quelque jour</text:span></text:span></text:p>
      <text:p text:style-name="Contents_20_1"><text:span text:style-name="Police_20_par_20_défaut"><text:span text:style-name="T1"><text:tab/><text:tab/>Conte à l'Amour.</text:span></text:span></text:p>
      <text:p text:style-name="Contents_20_1"/>
      <text:p text:style-name="Contents_20_1"><text:span text:style-name="Police_20_par_20_défaut"><text:span text:style-name="T1">Passez dans les plaisirs la fleur de vos années,</text:span></text:span></text:p>
      <text:p text:style-name="Contents_20_1"><text:span text:style-name="Police_20_par_20_défaut"><text:span text:style-name="T1"><text:tab/>Et vos plus belles journées,</text:span></text:span></text:p>
      <text:p text:style-name="Contents_20_1"><text:span text:style-name="Police_20_par_20_défaut"><text:span text:style-name="T1"><text:tab/>Vous en rendrez quelque jour</text:span></text:span></text:p>
      <text:p text:style-name="Contents_20_1"><text:span text:style-name="Police_20_par_20_défaut"><text:span text:style-name="T1"><text:tab/><text:tab/>Conte à l'Amour.</text:span></text:span></text:p>
      <text:p text:style-name="Heading"/>
      <text:p text:style-name="Heading"/>
      <text:p text:style-name="Heading"/>
      <text:p text:style-name="Heading"><text:span text:style-name="Police_20_par_20_défaut"><text:span text:style-name="T1">VII. ENTREE.</text:span></text:span></text:p>
      <text:p text:style-name="Heading"/>
      <text:p text:style-name="Heading"/>
      <text:p text:style-name="Standard">Dans l'auenuë du Palais enchanté d'Armide, des Amours déguisez en Bergers tachent par leur chant, &amp; le son de leurs instruments, à retenir Regnaut auprés de la beauté dont il est aymé. Mais ce Guerrier detrompé, n'escoute que la Gloire qui l'appelle, &amp; suit constamment les deux bons Cheualiers, qui le sont venus deliurer de cette agreable prison.</text:p>
      <text:p text:style-name="Standard"/>
      <text:p text:style-name="_3c_list_3e_"><text:span text:style-name="Police_20_par_20_défaut">LE ROY. Representant Regnaut.</text:span></text:p>
      <text:p text:style-name="_3c_list_3e_"><text:span text:style-name="Police_20_par_20_défaut">Cheualiers. Le Marquis de Rassan, &amp; le Sieur Raynal.</text:span></text:p>
      <text:p text:style-name="Heading"/>
      <text:p text:style-name="_3c_salute_3e_"><text:span text:style-name="Police_20_par_20_défaut">Pour LE ROY, representant Regnaut.</text:span></text:p>
      <text:p text:style-name="Heading"/>
      <text:p text:style-name="Heading"/>
      <text:p text:style-name="Contents_20_1"><text:span text:style-name="Police_20_par_20_défaut"><text:span text:style-name="T1"><text:tab/><text:tab/>Sage &amp; vaillant</text:span></text:span></text:p>
      <text:p text:style-name="Contents_20_1"><text:span text:style-name="Police_20_par_20_défaut"><text:span text:style-name="T1">Rien ne peut égaler ses trauaux &amp; ses peines,</text:span></text:span></text:p>
      <text:p text:style-name="Contents_20_1"><text:span text:style-name="Police_20_par_20_défaut"><text:span text:style-name="T1">Le sang de Charlemagne heroïque &amp; boüillant</text:span></text:span></text:p>
      <text:p text:style-name="Contents_20_1"><text:span text:style-name="Police_20_par_20_défaut"><text:span text:style-name="T1">A pris vn nouueau feu dans ses Royales vaines,</text:span></text:span></text:p>
      <text:p text:style-name="Contents_20_1"><text:span text:style-name="Police_20_par_20_défaut"><text:span text:style-name="T1">Son coeur est genereux, est noble, est fier, est grand,</text:span></text:span></text:p>
      <text:p text:style-name="Contents_20_1"><text:span text:style-name="Police_20_par_20_défaut"><text:span text:style-name="T1">De tous les autres coeurs c'est le plus magnanime,</text:span></text:span></text:p>
      <text:p text:style-name="Contents_20_1"><text:span text:style-name="Police_20_par_20_défaut"><text:span text:style-name="T1">Vn coeur de vray Monarque, vn coeur de Conquerant,</text:span></text:span></text:p>
      <text:p text:style-name="Contents_20_1"><text:span text:style-name="Police_20_par_20_défaut"><text:span text:style-name="T1">Qui court apres l'honneur &amp; qui cherche l'estime,</text:span></text:span></text:p>
      <text:p text:style-name="Contents_20_1"><text:span text:style-name="Police_20_par_20_défaut"><text:span text:style-name="T1">C'est là précisément tout ce que j'en diray,</text:span></text:span></text:p>
      <text:p text:style-name="Contents_20_1"><text:span text:style-name="Police_20_par_20_défaut"><text:span text:style-name="T1">Et quelque autre talent qui luy tombe en partage,</text:span></text:span></text:p>
      <text:p text:style-name="Contents_20_1"><text:span text:style-name="Police_20_par_20_défaut"><text:span text:style-name="T1">Sur le fait de ce coeur je ne m'expliqueray</text:span></text:span></text:p>
      <text:p text:style-name="Contents_20_1"><text:span text:style-name="Police_20_par_20_défaut"><text:span text:style-name="T1"><text:tab/><text:tab/>Pas dauantage.</text:span></text:span></text:p>
      <text:p text:style-name="Contents_20_1"/>
      <text:p text:style-name="Contents_20_1"><text:span text:style-name="Police_20_par_20_défaut"><text:span text:style-name="T1"><text:tab/><text:tab/>Les plus grands Rois</text:span></text:span></text:p>
      <text:p text:style-name="Contents_20_1"><text:span text:style-name="Police_20_par_20_défaut"><text:span text:style-name="T1">Ne laissent pas pourtant d'estre ce que nous sommes,</text:span></text:span></text:p>
      <text:p text:style-name="Contents_20_1"><text:span text:style-name="Police_20_par_20_défaut"><text:span text:style-name="T1">Au moins s'ils ne le sont, par de certains endrois</text:span></text:span></text:p>
      <text:p text:style-name="Contents_20_1"><text:span text:style-name="Police_20_par_20_défaut"><text:span text:style-name="T1">Ils ont beaucoup de l'air de tous les autres hommes :</text:span></text:span></text:p>
      <text:p text:style-name="Contents_20_1"><text:span text:style-name="Police_20_par_20_défaut"><text:span text:style-name="T1">Quand il est question de former vn Héros,</text:span></text:span></text:p>
      <text:p text:style-name="Contents_20_1"><text:span text:style-name="Police_20_par_20_défaut"><text:span text:style-name="T1">A le rendre parfait trois choses contribuënt,</text:span></text:span></text:p>
      <text:p text:style-name="Contents_20_1"><text:span text:style-name="Police_20_par_20_défaut"><text:span text:style-name="T1">Et sans se relascher il est tres à propos</text:span></text:span></text:p>
      <text:p text:style-name="Contents_20_1"><text:span text:style-name="Police_20_par_20_défaut"><text:span text:style-name="T1">Que ces trois choses là sur ce point s'éuertuënt,</text:span></text:span></text:p>
      <text:p text:style-name="Contents_20_1"><text:span text:style-name="Police_20_par_20_défaut"><text:span text:style-name="T1">Par chacune des trois il est si haut placé,</text:span></text:span></text:p>
      <text:p text:style-name="Contents_20_1"><text:soft-page-break/><text:span text:style-name="Police_20_par_20_défaut"><text:span text:style-name="T1">Chacune y met la main, le polit, &amp; l'éleue,</text:span></text:span></text:p>
      <text:p text:style-name="Contents_20_1"><text:span text:style-name="Police_20_par_20_défaut"><text:span text:style-name="T1">La Nature &amp; la Gloire ont-elles commencé ?</text:span></text:span></text:p>
      <text:p text:style-name="Contents_20_1"><text:span text:style-name="Police_20_par_20_défaut"><text:span text:style-name="T1"><text:tab/><text:tab/>L'Amour acheue.</text:span></text:span></text:p>
      <text:p text:style-name="Contents_20_1"/>
      <text:p text:style-name="Contents_20_1"><text:span text:style-name="Police_20_par_20_défaut"><text:span text:style-name="T1"><text:tab/><text:tab/>Quelques momens</text:span></text:span></text:p>
      <text:p text:style-name="Contents_20_1"><text:span text:style-name="Police_20_par_20_défaut"><text:span text:style-name="T1">Ou de Dance, ou de Chasse, ou d'autres exercices</text:span></text:span></text:p>
      <text:p text:style-name="Contents_20_1"><text:span text:style-name="Police_20_par_20_défaut"><text:span text:style-name="T1">Du plus grand des Humains sont les amusemens,</text:span></text:span></text:p>
      <text:p text:style-name="Contents_20_1"><text:span text:style-name="Police_20_par_20_défaut"><text:span text:style-name="T1">Mais de son seul deuoir composer ses delices,</text:span></text:span></text:p>
      <text:p text:style-name="Contents_20_1"><text:span text:style-name="Police_20_par_20_défaut"><text:span text:style-name="T1">Et pour executer tout ce qu'ont resolu</text:span></text:span></text:p>
      <text:p text:style-name="Contents_20_1"><text:span text:style-name="Police_20_par_20_défaut"><text:span text:style-name="T1">L'honneur &amp; la Vertu, ses deux principaux guides,</text:span></text:span></text:p>
      <text:p text:style-name="Contents_20_1"><text:span text:style-name="Police_20_par_20_défaut"><text:span text:style-name="T1">Rompre l'enchantement d'vn Pouuoir absolu,</text:span></text:span></text:p>
      <text:p text:style-name="Contents_20_1"><text:span text:style-name="Police_20_par_20_défaut"><text:span text:style-name="T1">De beaucoup de jeunesse, &amp; de quelques Armides,</text:span></text:span></text:p>
      <text:p text:style-name="Contents_20_1"><text:span text:style-name="Police_20_par_20_défaut"><text:span text:style-name="T1">Faire de temps en temps des coups si renommez,</text:span></text:span></text:p>
      <text:p text:style-name="Contents_20_1"><text:span text:style-name="Police_20_par_20_défaut"><text:span text:style-name="T1">Aux grandes actions s'appliquer sans relasche,</text:span></text:span></text:p>
      <text:p text:style-name="Contents_20_1"><text:span text:style-name="Police_20_par_20_défaut"><text:span text:style-name="T1">Et sur tout secourir ceux qui sont opprimez,</text:span></text:span></text:p>
      <text:p text:style-name="Contents_20_1"><text:span text:style-name="Police_20_par_20_défaut"><text:span text:style-name="T1"><text:tab/><text:tab/>Voila sa Tasche.</text:span></text:span></text:p>
      <text:p text:style-name="Contents_20_1"/>
      <text:p text:style-name="Contents_20_1"/>
      <text:p text:style-name="_3c_list_3e_"><text:span text:style-name="Police_20_par_20_défaut">La Gloire, &amp; la Renommée.</text:span></text:p>
      <text:p text:style-name="_3c_list_3e_"><text:span text:style-name="Police_20_par_20_défaut">Le Duc de Saint Aignan,</text:span></text:p>
      <text:p text:style-name="_3c_list_3e_"><text:span text:style-name="Police_20_par_20_défaut">&amp; M. Beauchamp.</text:span></text:p>
      <text:p text:style-name="Heading"/>
      <text:p text:style-name="_3c_salute_3e_"><text:span text:style-name="Police_20_par_20_défaut">Pour le Duc de Saint Aignan, representant</text:span></text:p>
      <text:p text:style-name="_3c_salute_3e_"><text:span text:style-name="Police_20_par_20_défaut">la Gloire.</text:span></text:p>
      <text:p text:style-name="Heading"/>
      <text:p text:style-name="Heading"/>
      <text:p text:style-name="Contents_20_1"><text:span text:style-name="Police_20_par_20_défaut"><text:span text:style-name="T1"><text:tab/>Estant tout enuironné,</text:span></text:span></text:p>
      <text:p text:style-name="Contents_20_1"><text:span text:style-name="Police_20_par_20_défaut"><text:span text:style-name="T1"><text:tab/>Et plein de Gloire immortelle</text:span></text:span></text:p>
      <text:p text:style-name="Contents_20_1"><text:span text:style-name="Police_20_par_20_défaut"><text:span text:style-name="T1"><text:tab/>Ie ne suis pas estonné</text:span></text:span></text:p>
      <text:p text:style-name="Contents_20_1"><text:span text:style-name="Police_20_par_20_défaut"><text:span text:style-name="T1"><text:tab/>Que l'on vous prenne pour elle.</text:span></text:span></text:p>
      <text:p text:style-name="Heading"/>
      <text:p text:style-name="Heading"/>
      <text:p text:style-name="Heading"/>
      <text:p text:style-name="Heading"><text:span text:style-name="Police_20_par_20_défaut"><text:span text:style-name="T1">VIII. ENTREE.</text:span></text:span></text:p>
      <text:p text:style-name="Heading"/>
      <text:p text:style-name="Heading"/>
      <text:p text:style-name="Standard">Vne autre bande d'Amours sous l'habit de Nymphes de Flore se presentent, dans la mesme intention, &amp; n'ont pas vn meilleur succes, quoy qu'elles estalent à l'enuy, les beautez de leur visage, &amp; l'agrément de leur danse.</text:p>
      <text:p text:style-name="Standard"/>
      <text:p text:style-name="_3c_list_3e_"><text:span text:style-name="Police_20_par_20_défaut">Flore &amp; ses Nymphes, Amours déguisez.</text:span></text:p>
      <text:p text:style-name="_3c_list_3e_"/>
      <text:p text:style-name="_3c_list_3e_"><text:span text:style-name="Police_20_par_20_défaut">Flore. Mademoiselle d'Aumalle,</text:span></text:p>
      <text:p text:style-name="_3c_list_3e_"><text:span text:style-name="Police_20_par_20_défaut">Nymphes. Madame de Villequier, Mesdemoiselles de</text:span></text:p>
      <text:p text:style-name="_3c_list_3e_"><text:span text:style-name="Police_20_par_20_défaut">Brancas, de Grancé, de Castelnau, de la Mothe,</text:span></text:p>
      <text:p text:style-name="_3c_list_3e_"><text:span text:style-name="Police_20_par_20_défaut">Dardennes, de Cologeon, &amp; de Pons.</text:span></text:p>
      <text:p text:style-name="Heading"/>
      <text:p text:style-name="_3c_salute_3e_"><text:span text:style-name="Police_20_par_20_défaut">Pour Mademoiselle d'Aumalle. Flore.</text:span></text:p>
      <text:p text:style-name="Heading"><text:soft-page-break/></text:p>
      <text:p text:style-name="Heading"/>
      <text:p text:style-name="Contents_20_1"><text:span text:style-name="Police_20_par_20_défaut"><text:span text:style-name="T1"><text:s text:c="3"/>A cét air noble &amp; doux c'est Flore qui respire,</text:span></text:span></text:p>
      <text:p text:style-name="Contents_20_1"><text:span text:style-name="Police_20_par_20_défaut"><text:span text:style-name="T1"><text:tab/><text:tab/>Ainsi que vous on la dépeint,</text:span></text:span></text:p>
      <text:p text:style-name="Contents_20_1"><text:span text:style-name="Police_20_par_20_défaut"><text:span text:style-name="T1">Et les plus viues fleurs sont dessus vostre Teint</text:span></text:span></text:p>
      <text:p text:style-name="Contents_20_1"><text:span text:style-name="Police_20_par_20_défaut"><text:span text:style-name="T1"><text:tab/>Comme au siege de leur Empire.</text:span></text:span></text:p>
      <text:p text:style-name="Contents_20_1"/>
      <text:p text:style-name="Contents_20_1"/>
      <text:p text:style-name="_3c_salute_3e_"><text:span text:style-name="Police_20_par_20_défaut">Pour Madame de Villequier.</text:span></text:p>
      <text:p text:style-name="Heading"/>
      <text:p text:style-name="Heading"/>
      <text:p text:style-name="Contents_20_1"><text:span text:style-name="Police_20_par_20_défaut"><text:span text:style-name="T1"><text:tab/> <text:s text:c="2"/>Il faut bien se donner garde</text:span></text:span></text:p>
      <text:p text:style-name="Contents_20_1"><text:span text:style-name="Police_20_par_20_défaut"><text:span text:style-name="T1"><text:tab/>De ces ris, de ces douceurs,</text:span></text:span></text:p>
      <text:p text:style-name="Contents_20_1"><text:span text:style-name="Police_20_par_20_défaut"><text:span text:style-name="T1"><text:tab/>Malheureux qui s'y hazarde,</text:span></text:span></text:p>
      <text:p text:style-name="Contents_20_1"><text:span text:style-name="Police_20_par_20_défaut"><text:span text:style-name="T1"><text:tab/>Le serpent est sous les fleurs.</text:span></text:span></text:p>
      <text:p text:style-name="Contents_20_1"/>
      <text:p text:style-name="Contents_20_1"/>
      <text:p text:style-name="_3c_salute_3e_"><text:span text:style-name="Police_20_par_20_défaut">Pour Mademoiselle de Brancas.</text:span></text:p>
      <text:p text:style-name="Heading"/>
      <text:p text:style-name="Heading"/>
      <text:p text:style-name="Contents_20_1"><text:span text:style-name="Police_20_par_20_défaut"><text:span text:style-name="T1">Voyez cette Beauté si jeune &amp; si mignonne</text:span></text:span></text:p>
      <text:p text:style-name="Contents_20_1"><text:span text:style-name="Police_20_par_20_défaut"><text:span text:style-name="T1"><text:tab/>Vous verrez en mesme temps</text:span></text:span></text:p>
      <text:p text:style-name="Contents_20_1"><text:span text:style-name="Police_20_par_20_défaut"><text:span text:style-name="T1"><text:tab/>Dans vne seule personne</text:span></text:span></text:p>
      <text:p text:style-name="Contents_20_1"><text:span text:style-name="Police_20_par_20_défaut"><text:span text:style-name="T1"><text:tab/>Toutes les fleurs du Printemps.</text:span></text:span></text:p>
      <text:p text:style-name="Contents_20_1"/>
      <text:p text:style-name="Contents_20_1"/>
      <text:p text:style-name="_3c_salute_3e_"><text:span text:style-name="Police_20_par_20_défaut">Mademoiselle de Grancé.</text:span></text:p>
      <text:p text:style-name="Heading"/>
      <text:p text:style-name="Heading"/>
      <text:p text:style-name="Contents_20_1"><text:span text:style-name="Police_20_par_20_défaut"><text:span text:style-name="T1"><text:s text:c="3"/>Ie fay la sourde oreille à quoy que l'on me die,</text:span></text:span></text:p>
      <text:p text:style-name="Contents_20_1"><text:span text:style-name="Police_20_par_20_défaut"><text:span text:style-name="T1">Et de ces Papillons la jeunesse étourdie</text:span></text:span></text:p>
      <text:p text:style-name="Contents_20_1"><text:span text:style-name="Police_20_par_20_défaut"><text:span text:style-name="T1">Vole autour de mes fleurs qu'elle suceroit bien,</text:span></text:span></text:p>
      <text:p text:style-name="Contents_20_1"><text:span text:style-name="Police_20_par_20_défaut"><text:span text:style-name="T1"><text:tab/>Mais ils ne tiennent rien.</text:span></text:span></text:p>
      <text:p text:style-name="Contents_20_1"/>
      <text:p text:style-name="Contents_20_1"/>
      <text:p text:style-name="_3c_salute_3e_"><text:span text:style-name="Police_20_par_20_défaut">Pour Mademoiselle de Castelnau.</text:span></text:p>
      <text:p text:style-name="Heading"/>
      <text:p text:style-name="Heading"/>
      <text:p text:style-name="Contents_20_1"><text:span text:style-name="Police_20_par_20_défaut"><text:span text:style-name="T1"><text:s text:c="3"/>Vous voila de bonne heure entre les belles choses,</text:span></text:span></text:p>
      <text:p text:style-name="Contents_20_1"><text:span text:style-name="Police_20_par_20_défaut"><text:span text:style-name="T1">Ainsi croissent les fleurs &amp; viennent tout à coup,</text:span></text:span></text:p>
      <text:p text:style-name="Contents_20_1"><text:span text:style-name="Police_20_par_20_défaut"><text:span text:style-name="T1">Et de vostre hauteur, il n'en est pas beaucoup</text:span></text:span></text:p>
      <text:p text:style-name="Contents_20_1"><text:span text:style-name="Police_20_par_20_défaut"><text:span text:style-name="T1"><text:tab/>Qui soient plus fraichement écloses.</text:span></text:span></text:p>
      <text:p text:style-name="Standard"><text:soft-page-break/></text:p>
      <text:p text:style-name="Standard"/>
      <text:p text:style-name="_3c_salute_3e_"><text:span text:style-name="Police_20_par_20_défaut">Pour Mademoiselle de la Mothe.</text:span></text:p>
      <text:p text:style-name="Heading"/>
      <text:p text:style-name="Heading"/>
      <text:p text:style-name="Contents_20_1"><text:span text:style-name="Police_20_par_20_défaut"><text:span text:style-name="T1"><text:s text:c="3"/>Tres-difficile en fleurs &amp; d'vn goust délicat</text:span></text:span></text:p>
      <text:p text:style-name="Contents_20_1"><text:span text:style-name="Police_20_par_20_défaut"><text:span text:style-name="T1">Celles que vous aymez ont le plus grand éclat,</text:span></text:span></text:p>
      <text:p text:style-name="Contents_20_1"><text:span text:style-name="Police_20_par_20_défaut"><text:span text:style-name="T1">Mais qu'elles durent peu ! quand elles sont passées</text:span></text:span></text:p>
      <text:p text:style-name="Contents_20_1"><text:span text:style-name="Police_20_par_20_défaut"><text:span text:style-name="T1"><text:tab/>Il ne reste que des Pensées.</text:span></text:span></text:p>
      <text:p text:style-name="Contents_20_1"/>
      <text:p text:style-name="Contents_20_1"/>
      <text:p text:style-name="_3c_salute_3e_"><text:span text:style-name="Police_20_par_20_défaut">Pour Mademoiselle Dardennes.</text:span></text:p>
      <text:p text:style-name="Heading"/>
      <text:p text:style-name="Heading"/>
      <text:p text:style-name="Contents_20_1"><text:span text:style-name="Police_20_par_20_défaut"><text:span text:style-name="T1"><text:s text:c="3"/>Vous n'en dormez pas moins quoy qu'on tasche à vous plaire,</text:span></text:span></text:p>
      <text:p text:style-name="Contents_20_1"><text:span text:style-name="Police_20_par_20_défaut"><text:span text:style-name="T1">Et que des gens pour vous fassent les radoucis,</text:span></text:span></text:p>
      <text:p text:style-name="Contents_20_1"><text:span text:style-name="Police_20_par_20_défaut"><text:span text:style-name="T1">Vostre aymable embonpoint est vne preuue claire</text:span></text:span></text:p>
      <text:p text:style-name="Contents_20_1"><text:span text:style-name="Police_20_par_20_défaut"><text:span text:style-name="T1">Que chez vous les Pauos supplantent les Soucis.</text:span></text:span></text:p>
      <text:p text:style-name="Contents_20_1"/>
      <text:p text:style-name="Contents_20_1"/>
      <text:p text:style-name="_3c_salute_3e_"><text:span text:style-name="Police_20_par_20_défaut">Pour Mademoiselle de Cologeon.</text:span></text:p>
      <text:p text:style-name="Heading"/>
      <text:p text:style-name="Heading"/>
      <text:p text:style-name="Contents_20_1"><text:span text:style-name="Police_20_par_20_défaut"><text:span text:style-name="T1"><text:tab/><text:tab/>Combien d'amoureux soûpirs</text:span></text:span></text:p>
      <text:p text:style-name="Contents_20_1"><text:span text:style-name="Police_20_par_20_défaut"><text:span text:style-name="T1"><text:tab/><text:tab/>Se déguisent en Zephyrs</text:span></text:span></text:p>
      <text:p text:style-name="Contents_20_1"><text:span text:style-name="Police_20_par_20_défaut"><text:span text:style-name="T1">Pour quelqu'vne des fleurs qui parent cette Belle,</text:span></text:span></text:p>
      <text:p text:style-name="Contents_20_1"><text:span text:style-name="Police_20_par_20_défaut"><text:span text:style-name="T1"><text:tab/>Ie ne sçay pas pour laquelle.</text:span></text:span></text:p>
      <text:p text:style-name="Contents_20_1"/>
      <text:p text:style-name="Contents_20_1"/>
      <text:p text:style-name="_3c_salute_3e_"><text:span text:style-name="Police_20_par_20_défaut">Mademoiselle de Pons.</text:span></text:p>
      <text:p text:style-name="Heading"/>
      <text:p text:style-name="Heading"/>
      <text:p text:style-name="Contents_20_1"><text:span text:style-name="Police_20_par_20_défaut"><text:span text:style-name="T1">D'vne ame toûjours libre, &amp; desinteressée</text:span></text:span></text:p>
      <text:p text:style-name="Contents_20_1"><text:span text:style-name="Police_20_par_20_défaut"><text:span text:style-name="T1">Dans l'échange des fleurs que nous faisons icy</text:span></text:span></text:p>
      <text:p text:style-name="Contents_20_1"><text:span text:style-name="Police_20_par_20_défaut"><text:span text:style-name="T1"><text:tab/>Si je donne quelque Pensée,</text:span></text:span></text:p>
      <text:p text:style-name="Contents_20_1"><text:span text:style-name="Police_20_par_20_défaut"><text:span text:style-name="T1"><text:tab/>Ie ne prens guere de Soucy.</text:span></text:span></text:p>
      <text:p text:style-name="Contents_20_1"/>
      <text:p text:style-name="Contents_20_1"/>
      <text:p text:style-name="Standard">Armide, furieuse &amp; pressée de douleur, de honte, &amp; de desespoir, fait vn recit Italien, dans lequel elle se pleint, &amp; s'emporte contre les Amours qui l'ont si mal seruie, &amp; les chasse de son Palais, qu'elle détruit en vn moment.</text:p>
      <text:p text:style-name="Standard"/>
      <text:p text:style-name="Standard"/>
      <text:p text:style-name="Heading"><text:soft-page-break/><text:span text:style-name="Police_20_par_20_défaut"><text:span text:style-name="T1">Armide Recit Italien. Chanté par</text:span></text:span></text:p>
      <text:p text:style-name="Heading"><text:span text:style-name="Police_20_par_20_défaut"><text:span text:style-name="T1">la Seignora Anna.</text:span></text:span></text:p>
      <text:p text:style-name="Heading"/>
      <text:p text:style-name="Heading"/>
      <text:p text:style-name="Contents_20_1"><text:span text:style-name="Police_20_par_20_défaut"><text:span text:style-name="T1"><text:tab/> <text:s text:c="2"/>Ah Rinaldo, e doue sei ?</text:span></text:span></text:p>
      <text:p text:style-name="Contents_20_1"><text:span text:style-name="Police_20_par_20_défaut"><text:span text:style-name="T1"><text:tab/>Dunque tù partir potesti,</text:span></text:span></text:p>
      <text:p text:style-name="Contents_20_1"><text:span text:style-name="Police_20_par_20_défaut"><text:span text:style-name="T1"><text:tab/>Ne'l mio duol, ne i pianti miei</text:span></text:span></text:p>
      <text:p text:style-name="Contents_20_1"><text:span text:style-name="Police_20_par_20_défaut"><text:span text:style-name="T1"><text:tab/>Posson far, ch'il passo arresti,</text:span></text:span></text:p>
      <text:p text:style-name="Contents_20_1"><text:span text:style-name="Police_20_par_20_défaut"><text:span text:style-name="T1"><text:tab/>E questa è la mercè, ch'à mè tù dei ;</text:span></text:span></text:p>
      <text:p text:style-name="Contents_20_1"><text:span text:style-name="Police_20_par_20_défaut"><text:span text:style-name="T1"><text:tab/>Ah Rinaldo, e doue sei ?</text:span></text:span></text:p>
      <text:p text:style-name="Contents_20_1"/>
      <text:p text:style-name="Contents_20_1"><text:span text:style-name="Police_20_par_20_défaut"><text:span text:style-name="T1"><text:tab/>Ahi che sen vola</text:span></text:span></text:p>
      <text:p text:style-name="Contents_20_1"><text:span text:style-name="Police_20_par_20_défaut"><text:span text:style-name="T1"><text:tab/> <text:s text:c="2"/>Lunge dà mè,</text:span></text:span></text:p>
      <text:p text:style-name="Contents_20_1"><text:span text:style-name="Police_20_par_20_défaut"><text:span text:style-name="T1"><text:tab/> <text:s text:c="2"/>Ed io qui sola</text:span></text:span></text:p>
      <text:p text:style-name="Contents_20_1"><text:span text:style-name="Police_20_par_20_défaut"><text:span text:style-name="T1"><text:tab/> <text:s text:c="2"/>Scherno rimango di rotta fè,</text:span></text:span></text:p>
      <text:p text:style-name="Contents_20_1"><text:span text:style-name="Police_20_par_20_défaut"><text:span text:style-name="T1"><text:tab/> <text:s text:c="2"/>Ferma Rinaldo, oh dio,</text:span></text:span></text:p>
      <text:p text:style-name="Contents_20_1"><text:span text:style-name="Police_20_par_20_défaut"><text:span text:style-name="T1"><text:tab/> <text:s text:c="2"/>Se morta è la tua fè, morta son'io.</text:span></text:span></text:p>
      <text:p text:style-name="Contents_20_1"/>
      <text:p text:style-name="Contents_20_1"><text:span text:style-name="Police_20_par_20_défaut"><text:span text:style-name="T1"><text:tab/>Dunque il bel foco</text:span></text:span></text:p>
      <text:p text:style-name="Contents_20_1"><text:span text:style-name="Police_20_par_20_défaut"><text:span text:style-name="T1"><text:tab/> <text:s text:c="2"/>Che t'arse già.</text:span></text:span></text:p>
      <text:p text:style-name="Contents_20_1"><text:span text:style-name="Police_20_par_20_défaut"><text:span text:style-name="T1"><text:tab/> <text:s text:c="2"/></text:span></text:span><text:span text:style-name="Police_20_par_20_défaut">Ceduto hà 'l loco</text:span></text:p>
      <text:p text:style-name="Contents_20_1"><text:span text:style-name="Police_20_par_20_défaut"><text:tab/> <text:s text:c="2"/>A' duro ghiaccio di ferità.</text:span></text:p>
      <text:p text:style-name="Contents_20_1"><text:span text:style-name="Police_20_par_20_défaut"><text:tab/> <text:s text:c="2"/></text:span><text:span text:style-name="Police_20_par_20_défaut"><text:span text:style-name="T1">Deh torna Idolomio,</text:span></text:span></text:p>
      <text:p text:style-name="Contents_20_1"><text:span text:style-name="Police_20_par_20_défaut"><text:span text:style-name="T1"><text:tab/> <text:s text:c="2"/>Se morta è la tua fè, morta son'io.</text:span></text:span></text:p>
      <text:p text:style-name="Contents_20_1"/>
      <text:p text:style-name="Contents_20_1"><text:span text:style-name="Police_20_par_20_défaut"><text:span text:style-name="T1"><text:tab/></text:span></text:span><text:span text:style-name="Police_20_par_20_défaut">A' che spargo indarno gridi,</text:span></text:p>
      <text:p text:style-name="Contents_20_1"><text:span text:style-name="Police_20_par_20_défaut"><text:tab/> <text:s text:c="2"/></text:span><text:span text:style-name="Police_20_par_20_défaut"><text:span text:style-name="T1">Voi che foste, ond'io mi moro,</text:span></text:span></text:p>
      <text:p text:style-name="Contents_20_1"><text:span text:style-name="Police_20_par_20_défaut"><text:span text:style-name="T1"><text:tab/> <text:s text:c="2"/></text:span></text:span><text:span text:style-name="Police_20_par_20_défaut">Del mio Ben, del mio tesoro,</text:span></text:p>
      <text:p text:style-name="Contents_20_1"><text:span text:style-name="Police_20_par_20_défaut"><text:tab/> <text:s text:c="2"/>Ciechi Amor, custodi infidi,</text:span></text:p>
      <text:p text:style-name="Contents_20_1"><text:span text:style-name="Police_20_par_20_défaut"><text:tab/> <text:s text:c="2"/>Sparite,</text:span></text:p>
      <text:p text:style-name="Contents_20_1"><text:span text:style-name="Police_20_par_20_défaut"><text:tab/> <text:s text:c="2"/></text:span><text:span text:style-name="Police_20_par_20_défaut"><text:span text:style-name="T1">Suanite,</text:span></text:span></text:p>
      <text:p text:style-name="Contents_20_1"><text:span text:style-name="Police_20_par_20_défaut"><text:span text:style-name="T1"><text:tab/> <text:s text:c="2"/>Fuggite dà mè ;</text:span></text:span></text:p>
      <text:p text:style-name="Contents_20_1"><text:span text:style-name="Police_20_par_20_défaut"><text:span text:style-name="T1"><text:tab/> <text:s text:c="2"/>E voi moli incantate</text:span></text:span></text:p>
      <text:p text:style-name="Contents_20_1"><text:span text:style-name="Police_20_par_20_défaut"><text:span text:style-name="T1"><text:tab/> <text:s text:c="2"/>Ch'al fuggitiuo</text:span></text:span></text:p>
      <text:p text:style-name="Contents_20_1"><text:span text:style-name="Police_20_par_20_défaut"><text:span text:style-name="T1"><text:tab/> <text:s text:c="2"/>Non arrestate il piè,</text:span></text:span></text:p>
      <text:p text:style-name="Contents_20_1"><text:span text:style-name="Police_20_par_20_défaut"><text:span text:style-name="T1"><text:tab/> <text:s text:c="2"/>Sparite,</text:span></text:span></text:p>
      <text:p text:style-name="Contents_20_1"><text:span text:style-name="Police_20_par_20_défaut"><text:span text:style-name="T1"><text:tab/> <text:s text:c="2"/>Suanite,</text:span></text:span></text:p>
      <text:p text:style-name="Contents_20_1"><text:span text:style-name="Police_20_par_20_défaut"><text:span text:style-name="T1"><text:tab/> <text:s text:c="2"/>Fuggite dà mè.</text:span></text:span></text:p>
      <text:p text:style-name="Contents_20_1"/>
      <text:p text:style-name="Contents_20_1"/>
      <text:p text:style-name="Contents_20_1"/>
      <text:p text:style-name="Heading"><text:span text:style-name="Police_20_par_20_défaut"><text:span text:style-name="T1">IX. ENTREE.</text:span></text:span></text:p>
      <text:p text:style-name="Heading"/>
      <text:p text:style-name="Heading"/>
      <text:p text:style-name="Standard">Vne troupe de petits Amours, effrayez d'vn accident si surprenant, sortent en haste des ruines du Palais détruit, &amp; retiennent vne partie des déguisements qu'ils n'ont pas eu le temps de despoüiller tout à fait. Les vns ont encore les plumages des oyseaux ; d'autres la blancheur des statuës, &amp; d'autres vne partie des habits de Nymphes, qu'ils auoient pris pour seruir la passion d'Armide.</text:p>
      <text:p text:style-name="Standard"/>
      <text:p text:style-name="_3c_list_3e_"><text:span text:style-name="Police_20_par_20_défaut">Troupes de petits Amours.</text:span></text:p>
      <text:p text:style-name="_3c_list_3e_"/>
      <text:p text:style-name="_3c_list_3e_"><text:span text:style-name="Police_20_par_20_défaut">Garçons. Le Comte de Gonore, le petit Beaumont,</text:span></text:p>
      <text:p text:style-name="_3c_list_3e_"><text:span text:style-name="Police_20_par_20_défaut">Le petit Paul, le petit des-Airs, le petit Fauier,</text:span></text:p>
      <text:p text:style-name="_3c_list_3e_"><text:span text:style-name="Police_20_par_20_défaut">&amp; de Lorge.</text:span></text:p>
      <text:p text:style-name="_3c_list_3e_"/>
      <text:p text:style-name="_3c_list_3e_"><text:span text:style-name="Police_20_par_20_défaut">Filles. Mesdemoiselles Chasteau d'Assier, de Montlaur,</text:span></text:p>
      <text:p text:style-name="_3c_list_3e_"><text:span text:style-name="Police_20_par_20_défaut">de Cambray, de la Vallée, &amp; de Ribera.</text:span></text:p>
      <text:p text:style-name="Heading"/>
      <text:p text:style-name="_3c_salute_3e_"><text:span text:style-name="Police_20_par_20_défaut">Pour les petits Amours.</text:span></text:p>
      <text:p text:style-name="Heading"><text:soft-page-break/></text:p>
      <text:p text:style-name="Heading"/>
      <text:p text:style-name="Contents_20_1"><text:span text:style-name="Police_20_par_20_défaut"><text:span text:style-name="T1"><text:s text:c="3"/>Ce ne sont pas là nos Tyrans,</text:span></text:span></text:p>
      <text:p text:style-name="Contents_20_1"><text:span text:style-name="Police_20_par_20_défaut"><text:span text:style-name="T1">Petits, on ne fait que s'en rire,</text:span></text:span></text:p>
      <text:p text:style-name="Contents_20_1"><text:span text:style-name="Police_20_par_20_défaut"><text:span text:style-name="T1">Mais quand ils sont deuenus grands</text:span></text:span></text:p>
      <text:p text:style-name="Contents_20_1"><text:span text:style-name="Police_20_par_20_défaut"><text:span text:style-name="T1"><text:tab/>L'on en soûpire.</text:span></text:span></text:p>
      <text:p text:style-name="Contents_20_1"/>
      <text:p text:style-name="Contents_20_1"/>
      <text:p text:style-name="Contents_20_1"/>
      <text:p text:style-name="Heading"><text:span text:style-name="Police_20_par_20_défaut"><text:span text:style-name="T1">X. ENTREE.</text:span></text:span></text:p>
      <text:p text:style-name="Heading"/>
      <text:p text:style-name="Heading"/>
      <text:p text:style-name="Standard">Des Sauuages de la Colchide, surpris de la beauté d'vne Machine, qu'ils voyent descendre le long de leur Fleuue, tesmoignent leur joye par leur danse.</text:p>
      <text:p text:style-name="Standard"/>
      <text:p text:style-name="_3c_list_3e_"><text:span text:style-name="Police_20_par_20_défaut">Sauuages. Le Marquis de Saucourt, Monsieur Bontemps,</text:span></text:p>
      <text:p text:style-name="_3c_list_3e_"><text:span text:style-name="Police_20_par_20_défaut">les Sieurs Manseau, Mercier, du Pron, &amp; Noblet.</text:span></text:p>
      <text:p text:style-name="_3c_list_3e_"/>
      <text:p text:style-name="_3c_list_3e_"><text:span text:style-name="Police_20_par_20_défaut">Le Marquis de Saucourt. Sauuage.</text:span></text:p>
      <text:p text:style-name="Heading"/>
      <text:p text:style-name="_3c_salute_3e_"><text:span text:style-name="Police_20_par_20_défaut">AVX DAMES.</text:span></text:p>
      <text:p text:style-name="Heading"/>
      <text:p text:style-name="Heading"/>
      <text:p text:style-name="Contents_20_1"><text:span text:style-name="Police_20_par_20_défaut"><text:span text:style-name="T1"><text:tab/>Ie sors d'vn climat sauuage</text:span></text:span></text:p>
      <text:p text:style-name="Contents_20_1"><text:span text:style-name="Police_20_par_20_défaut"><text:span text:style-name="T1"><text:tab/>Pour vous rendre témoignage</text:span></text:span></text:p>
      <text:p text:style-name="Contents_20_1"><text:span text:style-name="Police_20_par_20_défaut"><text:span text:style-name="T1"><text:tab/>De mon inclination,</text:span></text:span></text:p>
      <text:p text:style-name="Contents_20_1"><text:span text:style-name="Police_20_par_20_défaut"><text:span text:style-name="T1"><text:tab/>Vne reputation</text:span></text:span></text:p>
      <text:p text:style-name="Contents_20_1"><text:span text:style-name="Police_20_par_20_défaut"><text:span text:style-name="T1"><text:tab/>Solidement soûtenuë</text:span></text:span></text:p>
      <text:p text:style-name="Contents_20_1"><text:span text:style-name="Police_20_par_20_défaut"><text:span text:style-name="T1"><text:tab/>A precedé ma venuë :</text:span></text:span></text:p>
      <text:p text:style-name="Contents_20_1"><text:span text:style-name="Police_20_par_20_défaut"><text:span text:style-name="T1"><text:tab/>je vien de loin, j'ay fort veu,</text:span></text:span></text:p>
      <text:p text:style-name="Contents_20_1"><text:span text:style-name="Police_20_par_20_défaut"><text:span text:style-name="T1"><text:tab/>Mais, Beaux yeux, je suis pourueu</text:span></text:span></text:p>
      <text:p text:style-name="Contents_20_1"><text:span text:style-name="Police_20_par_20_défaut"><text:span text:style-name="T1"><text:tab/>D'vne force, &amp; d'vn courage</text:span></text:span></text:p>
      <text:p text:style-name="Contents_20_1"><text:span text:style-name="Police_20_par_20_défaut"><text:span text:style-name="T1"><text:tab/>A cheminer dauantage,</text:span></text:span></text:p>
      <text:p text:style-name="Contents_20_1"><text:span text:style-name="Police_20_par_20_défaut"><text:span text:style-name="T1">Et vous témoignerois s'il en estoit besoin,</text:span></text:span></text:p>
      <text:p text:style-name="Contents_20_1"><text:span text:style-name="Police_20_par_20_défaut"><text:span text:style-name="T1">Que je suis en effet de tous tant que nous sommes</text:span></text:span></text:p>
      <text:p text:style-name="Contents_20_1"><text:span text:style-name="Police_20_par_20_défaut"><text:span text:style-name="T1"><text:tab/>Veritablement Hommes</text:span></text:span></text:p>
      <text:p text:style-name="Contents_20_1"><text:span text:style-name="Police_20_par_20_défaut"><text:span text:style-name="T1"><text:tab/>L'Homme qui va le plus loin.</text:span></text:span></text:p>
      <text:p text:style-name="Contents_20_1"/>
      <text:p text:style-name="Contents_20_1"/>
      <text:p text:style-name="Contents_20_1"/>
      <text:p text:style-name="Heading"><text:span text:style-name="Police_20_par_20_défaut"><text:span text:style-name="T1">XI. ENTREE.</text:span></text:span></text:p>
      <text:p text:style-name="Heading"/>
      <text:p text:style-name="Heading"/>
      <text:p text:style-name="Standard">La beauté que Venus fait venir dans cette Conque Marine c'est Isiphile qui fut autrefois si cherement aymée de Iason, &amp; qui luy donna tant de preuues de son amitié reciproque ; mais qui maintenant abandonnée par luy, s'est resoluë de quitter sa couronne, &amp; sa patrie, pour le venir chercher. Ces Dieux Marins, &amp; ses Nymphes Maritimes qui l'accompagnent, sont autant d'Amours déguisez, qui pour luy faire trauerser les Mers auec plus d'asseurance, ont pris ce déguisement.</text:p>
      <text:p text:style-name="Heading"/>
      <text:p text:style-name="Heading"><text:span text:style-name="Police_20_par_20_défaut"><text:span text:style-name="T1">Amours déguisez en Dieux Marins, &amp; Nymphes</text:span></text:span></text:p>
      <text:p text:style-name="Heading"><text:span text:style-name="Police_20_par_20_défaut"><text:span text:style-name="T1">Maritimes.</text:span></text:span></text:p>
      <text:p text:style-name="Heading"/>
      <text:p text:style-name="_3c_list_3e_"><text:span text:style-name="Police_20_par_20_défaut">MONSIEVR. Dieu Marin.</text:span></text:p>
      <text:p text:style-name="_3c_list_3e_"><text:span text:style-name="Police_20_par_20_défaut">Dieux Marins. Les Marquis de Villeroy, &amp; de Rassan,</text:span></text:p>
      <text:p text:style-name="_3c_list_3e_"><text:span text:style-name="Police_20_par_20_défaut">Messieurs de la Lanne, &amp; du Pille.</text:span></text:p>
      <text:p text:style-name="_3c_list_3e_"><text:span text:style-name="Police_20_par_20_défaut">Nymphes Maritimes. Mademoiselle Delbeuf, Madame</text:span></text:p>
      <text:p text:style-name="_3c_list_3e_"><text:span text:style-name="Police_20_par_20_défaut">de Montespan, Madame de Vibray,</text:span></text:p>
      <text:p text:style-name="_3c_list_3e_"><text:soft-page-break/><text:span text:style-name="Police_20_par_20_défaut">&amp; Mademoiselle de Seuigny.</text:span></text:p>
      <text:p text:style-name="Heading"/>
      <text:p text:style-name="_3c_salute_3e_"><text:span text:style-name="Police_20_par_20_défaut">Pour MONSIEVR, Dieu Marin.</text:span></text:p>
      <text:p text:style-name="Heading"/>
      <text:p text:style-name="Heading"/>
      <text:p text:style-name="Contents_20_1"><text:span text:style-name="Police_20_par_20_défaut"><text:span text:style-name="T1"><text:s text:c="3"/>Dans l'Empire des flots ma place est tres honneste</text:span></text:span></text:p>
      <text:p text:style-name="Contents_20_1"><text:span text:style-name="Police_20_par_20_défaut"><text:span text:style-name="T1">Plus bas que n'est la Main qui les assujetit</text:span></text:span></text:p>
      <text:p text:style-name="Contents_20_1"><text:span text:style-name="Police_20_par_20_défaut"><text:span text:style-name="T1">Trop glorieux d'auoir au dessus de ma Teste</text:span></text:span></text:p>
      <text:p text:style-name="Contents_20_1"><text:span text:style-name="Police_20_par_20_défaut"><text:span text:style-name="T1"><text:tab/><text:tab/>Le Grand &amp; le Petit.</text:span></text:span></text:p>
      <text:p text:style-name="Contents_20_1"/>
      <text:p text:style-name="Contents_20_1"><text:span text:style-name="Police_20_par_20_défaut"><text:span text:style-name="T1"><text:s text:c="3"/>Que Neptune commande, &amp; daigne m'assister,</text:span></text:span></text:p>
      <text:p text:style-name="Contents_20_1"><text:span text:style-name="Police_20_par_20_défaut"><text:span text:style-name="T1">Au delà du Bosphore éclatera ma gloire,</text:span></text:span></text:p>
      <text:p text:style-name="Contents_20_1"><text:span text:style-name="Police_20_par_20_défaut"><text:span text:style-name="T1">Et l'Othoman verra pensant me resister</text:span></text:span></text:p>
      <text:p text:style-name="Contents_20_1"><text:span text:style-name="Police_20_par_20_défaut"><text:span text:style-name="T1"><text:tab/><text:tab/>Que c'est la Mer à boire.</text:span></text:span></text:p>
      <text:p text:style-name="Contents_20_1"/>
      <text:p text:style-name="Contents_20_1"><text:span text:style-name="Police_20_par_20_défaut"><text:span text:style-name="T1"><text:s text:c="3"/>Entre nous autres Dieux comme parmy les hommes</text:span></text:span></text:p>
      <text:p text:style-name="Contents_20_1"><text:span text:style-name="Police_20_par_20_défaut"><text:span text:style-name="T1">Ce n'est pas tout du coeur, &amp; de l'intention,</text:span></text:span></text:p>
      <text:p text:style-name="Contents_20_1"><text:span text:style-name="Police_20_par_20_défaut"><text:span text:style-name="T1">Pour se faire valoir à tout ce que nous sommes</text:span></text:span></text:p>
      <text:p text:style-name="Contents_20_1"><text:span text:style-name="Police_20_par_20_défaut"><text:span text:style-name="T1"><text:tab/><text:tab/>Il faut l'occasion.</text:span></text:span></text:p>
      <text:p text:style-name="Contents_20_1"/>
      <text:p text:style-name="Contents_20_1"><text:span text:style-name="Police_20_par_20_défaut"><text:span text:style-name="T1"><text:s text:c="3"/>Qu'elle vienne, &amp; qu'Amour attendant ce moment</text:span></text:span></text:p>
      <text:p text:style-name="Contents_20_1"><text:span text:style-name="Police_20_par_20_défaut"><text:span text:style-name="T1">Luy qui regit la Terre, &amp; les plaines humides,</text:span></text:span></text:p>
      <text:p text:style-name="Contents_20_1"><text:span text:style-name="Police_20_par_20_défaut"><text:span text:style-name="T1">Inspire sous ma forme vn doux embarquement</text:span></text:span></text:p>
      <text:p text:style-name="Contents_20_1"><text:span text:style-name="Police_20_par_20_défaut"><text:span text:style-name="T1"><text:tab/><text:tab/>A ces Belles timides.</text:span></text:span></text:p>
      <text:p text:style-name="Contents_20_1"/>
      <text:p text:style-name="Contents_20_1"/>
      <text:p text:style-name="_3c_salute_3e_"><text:span text:style-name="Police_20_par_20_défaut">Pour le Marquis de Villeroy, Amour déguisé</text:span></text:p>
      <text:p text:style-name="_3c_salute_3e_"><text:span text:style-name="Police_20_par_20_défaut">en Dieu Marin.</text:span></text:p>
      <text:p text:style-name="Heading"/>
      <text:p text:style-name="Heading"/>
      <text:p text:style-name="Contents_20_1"><text:span text:style-name="Police_20_par_20_défaut"><text:span text:style-name="T1"><text:s text:c="3"/>Si vous le trouuez bon sçachons pour quelle fin</text:span></text:span></text:p>
      <text:p text:style-name="Contents_20_1"><text:span text:style-name="Police_20_par_20_défaut"><text:span text:style-name="T1">Vous estes tout ensemble Amour &amp; Dieu Marin,</text:span></text:span></text:p>
      <text:p text:style-name="Contents_20_1"><text:span text:style-name="Police_20_par_20_défaut"><text:span text:style-name="T1">L'vn doit estre assez froid &amp; l'autre plein de flames,</text:span></text:span></text:p>
      <text:p text:style-name="Contents_20_1"><text:span text:style-name="Police_20_par_20_défaut"><text:span text:style-name="T1">Et qui vous fait ainsi briller de deux façons ?</text:span></text:span></text:p>
      <text:p text:style-name="Contents_20_1"><text:span text:style-name="Police_20_par_20_défaut"><text:span text:style-name="T1">Est-ce pour triompher du coeur de mille Dames ?</text:span></text:span></text:p>
      <text:p text:style-name="Contents_20_1"><text:span text:style-name="Police_20_par_20_défaut"><text:span text:style-name="T1">Est-ce pour aualer la Mer &amp; les Poissons ?</text:span></text:span></text:p>
      <text:p text:style-name="Contents_20_1"/>
      <text:p text:style-name="_3c_salute_3e_"/>
      <text:p text:style-name="_3c_salute_3e_"><text:span text:style-name="Police_20_par_20_défaut">Pour le Marquis de Rassan, Amour déguisé</text:span></text:p>
      <text:p text:style-name="_3c_salute_3e_"><text:soft-page-break/><text:span text:style-name="Police_20_par_20_défaut">en Dieu Marin.</text:span></text:p>
      <text:p text:style-name="Heading"/>
      <text:p text:style-name="Heading"/>
      <text:p text:style-name="Contents_20_1"><text:span text:style-name="Police_20_par_20_défaut"><text:span text:style-name="T1">Icy malaisément l'Amour se peut cacher,</text:span></text:span></text:p>
      <text:p text:style-name="Contents_20_1"><text:span text:style-name="Police_20_par_20_défaut"><text:span text:style-name="T1">Le moindre de ses pas en donne connoissance,</text:span></text:span></text:p>
      <text:p text:style-name="Contents_20_1"><text:span text:style-name="Police_20_par_20_défaut"><text:span text:style-name="T1">Quand il est Dieu Marin s'il nage comme il dance</text:span></text:span></text:p>
      <text:p text:style-name="Contents_20_1"><text:span text:style-name="Police_20_par_20_défaut"><text:span text:style-name="T1"><text:tab/>La Terre &amp; la Mer que je pense</text:span></text:span></text:p>
      <text:p text:style-name="Contents_20_1"><text:span text:style-name="Police_20_par_20_défaut"><text:span text:style-name="T1"><text:tab/>N'ont rien à se reprocher.</text:span></text:span></text:p>
      <text:p text:style-name="Contents_20_1"/>
      <text:p text:style-name="Contents_20_1"/>
      <text:p text:style-name="P1"><text:span text:style-name="Police_20_par_20_défaut">Pour Mademoiselle Delbeuf, qui represente vn</text:span></text:p>
      <text:p text:style-name="_3c_salute_3e_"><text:span text:style-name="Police_20_par_20_défaut">Amour déguisé en Nymphe Maritime.</text:span></text:p>
      <text:p text:style-name="Heading"/>
      <text:p text:style-name="Heading"/>
      <text:p text:style-name="Contents_20_1"><text:span text:style-name="Police_20_par_20_défaut"><text:span text:style-name="T1">Seroit-ce du costé de ces Mers inconuës</text:span></text:span></text:p>
      <text:p text:style-name="Contents_20_1"><text:span text:style-name="Police_20_par_20_défaut"><text:span text:style-name="T1"><text:tab/>D'où les perles nous sont venuës,</text:span></text:span></text:p>
      <text:p text:style-name="Contents_20_1"><text:span text:style-name="Police_20_par_20_défaut"><text:span text:style-name="T1">Que nous viendroient ce port, ce teint, ces yeux si doux ?</text:span></text:span></text:p>
      <text:p text:style-name="Contents_20_1"><text:span text:style-name="Police_20_par_20_défaut"><text:span text:style-name="T1"><text:tab/>O qu'Amour est bien la dessous !</text:span></text:span></text:p>
      <text:p text:style-name="Contents_20_1"><text:span text:style-name="Police_20_par_20_défaut"><text:span text:style-name="T1"><text:tab/>Mais helas ! si par mégarde</text:span></text:span></text:p>
      <text:p text:style-name="Contents_20_1"><text:span text:style-name="Police_20_par_20_défaut"><text:span text:style-name="T1"><text:tab/>Il arriue qu'on regarde</text:span></text:span></text:p>
      <text:p text:style-name="Contents_20_1"><text:span text:style-name="Police_20_par_20_défaut"><text:span text:style-name="T1"><text:tab/>Des cheueux comme les siens,</text:span></text:span></text:p>
      <text:p text:style-name="Contents_20_1"><text:span text:style-name="Police_20_par_20_défaut"><text:span text:style-name="T1">On dira que c'est l'Amour, &amp; voila ses liens.</text:span></text:span></text:p>
      <text:p text:style-name="Contents_20_1"/>
      <text:p text:style-name="Contents_20_1"/>
      <text:p text:style-name="_3c_salute_3e_"><text:span text:style-name="Police_20_par_20_défaut">Pour Madame de Montespan, Amour déguisé</text:span></text:p>
      <text:p text:style-name="_3c_salute_3e_"><text:span text:style-name="Police_20_par_20_défaut">en Nymphe Maritime.</text:span></text:p>
      <text:p text:style-name="Heading"/>
      <text:p text:style-name="Heading"/>
      <text:p text:style-name="Contents_20_1"><text:span text:style-name="Police_20_par_20_défaut"><text:span text:style-name="T1"><text:tab/>Pour vouloir qu'on vous estime</text:span></text:span></text:p>
      <text:p text:style-name="Contents_20_1"><text:span text:style-name="Police_20_par_20_défaut"><text:span text:style-name="T1"><text:tab/>Vne Nymphe Maritime</text:span></text:span></text:p>
      <text:p text:style-name="Contents_20_1"><text:span text:style-name="Police_20_par_20_défaut"><text:span text:style-name="T1"><text:tab/>Vous vous y méprenez vn peu,</text:span></text:span></text:p>
      <text:p text:style-name="Contents_20_1"><text:span text:style-name="Police_20_par_20_défaut"><text:span text:style-name="T1">Amour, d'auoir choisi cette charmante blonde,</text:span></text:span></text:p>
      <text:p text:style-name="Contents_20_1"><text:span text:style-name="Police_20_par_20_défaut"><text:span text:style-name="T1">Il faudroit qu'autour d'elle on ne vit que de l'onde,</text:span></text:span></text:p>
      <text:p text:style-name="Contents_20_1"><text:span text:style-name="Police_20_par_20_défaut"><text:span text:style-name="T1"><text:tab/>Autour d'elle tout est en feu.</text:span></text:span></text:p>
      <text:p text:style-name="Contents_20_1"/>
      <text:p text:style-name="Contents_20_1"/>
      <text:p text:style-name="_3c_salute_3e_"><text:span text:style-name="Police_20_par_20_défaut">Pour Madame de Vibray, Amour déguisé</text:span></text:p>
      <text:p text:style-name="_3c_salute_3e_"><text:span text:style-name="Police_20_par_20_défaut">en Nymphe Maritime.</text:span></text:p>
      <text:p text:style-name="Heading"/>
      <text:p text:style-name="Heading"/>
      <text:p text:style-name="Contents_20_1"><text:span text:style-name="Police_20_par_20_défaut"><text:span text:style-name="T1"><text:tab/> <text:s text:c="2"/>Vous plaisez fort à tout le Monde,</text:span></text:span></text:p>
      <text:p text:style-name="Contents_20_1"><text:span text:style-name="Police_20_par_20_défaut"><text:span text:style-name="T1"><text:tab/>Vos attraits sont charmans &amp; doux,</text:span></text:span></text:p>
      <text:p text:style-name="Contents_20_1"><text:soft-page-break/><text:span text:style-name="Police_20_par_20_défaut"><text:span text:style-name="T1"><text:tab/>Et malgré la fraischeur de l'onde</text:span></text:span></text:p>
      <text:p text:style-name="Contents_20_1"><text:span text:style-name="Police_20_par_20_défaut"><text:span text:style-name="T1"><text:tab/>Il fait grand chaud aupres de vous.</text:span></text:span></text:p>
      <text:p text:style-name="Contents_20_1"/>
      <text:p text:style-name="Contents_20_1"/>
      <text:p text:style-name="_3c_salute_3e_"><text:span text:style-name="Police_20_par_20_défaut">Pour Mademoiselle de Seuigny, Amour déguisé</text:span></text:p>
      <text:p text:style-name="_3c_salute_3e_"><text:span text:style-name="Police_20_par_20_défaut">en Nymphe Maritime.</text:span></text:p>
      <text:p text:style-name="Heading"/>
      <text:p text:style-name="Heading"/>
      <text:p text:style-name="Contents_20_1"><text:span text:style-name="Police_20_par_20_défaut"><text:span text:style-name="T1"><text:s text:c="3"/>Vous trauestir ainsi c'est bien estre ingenu</text:span></text:span></text:p>
      <text:p text:style-name="Contents_20_1"><text:span text:style-name="Police_20_par_20_défaut"><text:span text:style-name="T1">Amour, c'est comme si pour n'estre pas connu,</text:span></text:span></text:p>
      <text:p text:style-name="Contents_20_1"><text:span text:style-name="Police_20_par_20_défaut"><text:span text:style-name="T1"><text:tab/>Auec vne innocence extresme</text:span></text:span></text:p>
      <text:p text:style-name="Contents_20_1"><text:span text:style-name="Police_20_par_20_défaut"><text:span text:style-name="T1"><text:tab/>Vous vous déguisiez en vous-mesme,</text:span></text:span></text:p>
      <text:p text:style-name="Contents_20_1"><text:span text:style-name="Police_20_par_20_défaut"><text:span text:style-name="T1">Elle a vos traits, vos feux, &amp; vostre air engageant,</text:span></text:span></text:p>
      <text:p text:style-name="Contents_20_1"><text:span text:style-name="Police_20_par_20_défaut"><text:span text:style-name="T1">Et de mesme que vous soûrit en égorgeant,</text:span></text:span></text:p>
      <text:p text:style-name="Contents_20_1"><text:span text:style-name="Police_20_par_20_défaut"><text:span text:style-name="T1"><text:tab/>Enfin qui fit l'vne a fait l'autre,</text:span></text:span></text:p>
      <text:p text:style-name="Contents_20_1"><text:span text:style-name="Police_20_par_20_défaut"><text:span text:style-name="T1">Et jusques à sa Mere elle est comme la vostre.</text:span></text:span></text:p>
      <text:p text:style-name="Contents_20_1"/>
      <text:p text:style-name="Contents_20_1"/>
      <text:p text:style-name="Contents_20_1"/>
      <text:p text:style-name="Heading"><text:span text:style-name="Police_20_par_20_défaut"><text:span text:style-name="T1">XII. ENTREE.</text:span></text:span></text:p>
      <text:p text:style-name="Heading"/>
      <text:p text:style-name="Heading"/>
      <text:p text:style-name="Standard">Venus, pour faire voir à Mercure la facilité que les Amours ont à se déguiser, mesme quelquefois contre ses propres interests, <text:s/>luy fait paroistre la Ville de Troye toute en feu, &amp; luy montrant des Guerriers qui tiennent vn dard d'vne main, &amp; de l'autre vn flambeau, luy aprend que ces gens qui ont embrasé cette grande Ville ne sont pas des Grecs comme l'on pense, mais des Amours mutinez à la sollicitation de Menelaüs, qui se sont engagez à le remettre en possession d'Elene. Ces faux Grecs combattent vne troupe de Troyens qu'ils obligent à leur ceder.</text:p>
      <text:p text:style-name="Standard"/>
      <text:p text:style-name="Heading"><text:span text:style-name="Police_20_par_20_défaut"><text:span text:style-name="T1">Combat des Grecs, &amp; des Troyens.</text:span></text:span></text:p>
      <text:p text:style-name="Heading"/>
      <text:p text:style-name="_3c_list_3e_"><text:span text:style-name="Police_20_par_20_défaut">Agamemnon. Le Duc de Guise. Grecs. Messieurs</text:span></text:p>
      <text:p text:style-name="_3c_list_3e_"><text:span text:style-name="Police_20_par_20_défaut">d'Heureux, Beauchamp, les Sieurs Chicanneau,</text:span></text:p>
      <text:p text:style-name="_3c_list_3e_"><text:span text:style-name="Police_20_par_20_défaut">de Lorge, de Gan, &amp; Des-Airs le cadet.</text:span></text:p>
      <text:p text:style-name="_3c_list_3e_"/>
      <text:p text:style-name="_3c_list_3e_"><text:span text:style-name="Police_20_par_20_défaut">Troyens. Monsieur de Souuille, Messieurs Raynal,</text:span></text:p>
      <text:p text:style-name="_3c_list_3e_"><text:span text:style-name="Police_20_par_20_défaut">de la Marre, Paysan, les Sieurs le Chantre,</text:span></text:p>
      <text:p text:style-name="_3c_list_3e_"><text:span text:style-name="Police_20_par_20_défaut">Des-Airs. 3me &amp; du Feu.</text:span></text:p>
      <text:p text:style-name="Heading"/>
      <text:p text:style-name="_3c_salute_3e_"><text:span text:style-name="Police_20_par_20_défaut">Pour le Duc de Guise. Agamemnon.</text:span></text:p>
      <text:p text:style-name="Heading"/>
      <text:p text:style-name="Heading"/>
      <text:p text:style-name="Contents_20_1"><text:span text:style-name="Police_20_par_20_défaut"><text:span text:style-name="T1"><text:s text:c="3"/>Dix ans n'estoient pas trop pour le siege de Troye,</text:span></text:span></text:p>
      <text:p text:style-name="Contents_20_1"><text:span text:style-name="Police_20_par_20_défaut"><text:span text:style-name="T1">Dans vne passion s'ouffrez [sic] des maux cuisans,</text:span></text:span></text:p>
      <text:p text:style-name="Contents_20_1"><text:span text:style-name="Police_20_par_20_défaut"><text:span text:style-name="T1">Et goûtez vn moment de veritable joye,</text:span></text:span></text:p>
      <text:p text:style-name="Contents_20_1"><text:span text:style-name="Police_20_par_20_défaut"><text:span text:style-name="T1"><text:tab/>Vous estes payé pour dix ans.</text:span></text:span></text:p>
      <text:p text:style-name="Contents_20_1"/>
      <text:p text:style-name="Contents_20_1"/>
      <text:p text:style-name="P1"><text:span text:style-name="Police_20_par_20_défaut">Pour les Troyens battus.</text:span></text:p>
      <text:p text:style-name="Heading"/>
      <text:p text:style-name="Heading"/>
      <text:p text:style-name="Contents_20_1"><text:span text:style-name="Police_20_par_20_défaut"><text:span text:style-name="T1"><text:s text:c="3"/>Il est des ennemis fiers &amp; vindicatifs</text:span></text:span></text:p>
      <text:p text:style-name="Contents_20_1"><text:span text:style-name="Police_20_par_20_défaut"><text:span text:style-name="T1">Qui nous couurent de honte en gagnant la victoire,</text:span></text:span></text:p>
      <text:p text:style-name="Contents_20_1"><text:span text:style-name="Police_20_par_20_défaut"><text:span text:style-name="T1">Il est des ennemis à qui c'est nostre gloire</text:span></text:span></text:p>
      <text:p text:style-name="Contents_20_1"><text:span text:style-name="Police_20_par_20_défaut"><text:span text:style-name="T1">Que de faire auoüer qu'ils nous tiennent captifs.</text:span></text:span></text:p>
      <text:p text:style-name="Contents_20_1"/>
      <text:p text:style-name="Contents_20_1"/>
      <text:p text:style-name="Standard">Iunon, triomphante, chante vn recit, qui tesmoigne la douceur qu'elle trouue à se vanger du mespris que Pâris a fait de sa beauté.</text:p>
      <text:p text:style-name="Heading"/>
      <text:p text:style-name="Heading"/>
      <text:p text:style-name="Heading"><text:span text:style-name="Police_20_par_20_défaut"><text:span text:style-name="T1">RECIT DE IVNON</text:span></text:span></text:p>
      <text:p text:style-name="Heading"><text:span text:style-name="Police_20_par_20_défaut"><text:span text:style-name="T1">Qui haït les Troyens, &amp; qui est bien</text:span></text:span></text:p>
      <text:p text:style-name="Heading"><text:span text:style-name="Police_20_par_20_défaut"><text:span text:style-name="T1">aise de leur ruïne.</text:span></text:span></text:p>
      <text:p text:style-name="Heading"/>
      <text:p text:style-name="Heading"><text:span text:style-name="Police_20_par_20_défaut"><text:span text:style-name="T1">Chanté par Mademoiselle de Cercamanan.</text:span></text:span></text:p>
      <text:p text:style-name="Heading"/>
      <text:p text:style-name="Heading"/>
      <text:p text:style-name="Contents_20_1"><text:span text:style-name="Police_20_par_20_défaut"><text:span text:style-name="T1"><text:s text:c="3"/>A qui sçait bien aymer l'Amour a ses plaisirs,</text:span></text:span></text:p>
      <text:p text:style-name="Contents_20_1"><text:span text:style-name="Police_20_par_20_défaut"><text:span text:style-name="T1">A qui sçait bien haïr la Haine a ses delices,</text:span></text:span></text:p>
      <text:p text:style-name="Contents_20_1"><text:span text:style-name="Police_20_par_20_défaut"><text:span text:style-name="T1"><text:tab/>Celle-cy remplit mes desirs,</text:span></text:span></text:p>
      <text:p text:style-name="Contents_20_1"><text:span text:style-name="Police_20_par_20_défaut"><text:span text:style-name="T1">Et de l'autre mon coeur ignore les supplices :</text:span></text:span></text:p>
      <text:p text:style-name="Contents_20_1"><text:span text:style-name="Police_20_par_20_défaut"><text:span text:style-name="T1"><text:tab/>L'vn sans doute a plus d'apas,</text:span></text:span></text:p>
      <text:p text:style-name="Contents_20_1"><text:span text:style-name="Police_20_par_20_défaut"><text:span text:style-name="T1"><text:tab/>L'autre aussi fait moins de peine,</text:span></text:span></text:p>
      <text:p text:style-name="Contents_20_1"><text:span text:style-name="Police_20_par_20_défaut"><text:span text:style-name="T1"><text:tab/>L'on vous rend toûjours vostre haine,</text:span></text:span></text:p>
      <text:p text:style-name="Contents_20_1"><text:span text:style-name="Police_20_par_20_défaut"><text:span text:style-name="T1"><text:tab/>Mais pour vostre Amour, helas !</text:span></text:span></text:p>
      <text:p text:style-name="Contents_20_1"><text:span text:style-name="Police_20_par_20_défaut"><text:span text:style-name="T1"><text:tab/>Toujours on ne vous le rend pas.</text:span></text:span></text:p>
      <text:p text:style-name="Contents_20_1"/>
      <text:p text:style-name="Contents_20_1"><text:span text:style-name="Police_20_par_20_défaut"><text:span text:style-name="T1"><text:s text:c="3"/>Du soin de nous vanger le trouble imperieux</text:span></text:span></text:p>
      <text:p text:style-name="Contents_20_1"><text:span text:style-name="Police_20_par_20_défaut"><text:span text:style-name="T1">Nous émeut beaucoup moins qu'vne tendresse extresme</text:span></text:span></text:p>
      <text:p text:style-name="Contents_20_1"><text:span text:style-name="Police_20_par_20_défaut"><text:span text:style-name="T1"><text:tab/>Et souuent l'on se trouue mieux</text:span></text:span></text:p>
      <text:p text:style-name="Contents_20_1"><text:span text:style-name="Police_20_par_20_défaut"><text:span text:style-name="T1">De haïr ce qu'on hait, que d'aymer ce qu'on ayme.</text:span></text:span></text:p>
      <text:p text:style-name="Contents_20_1"><text:span text:style-name="Police_20_par_20_défaut"><text:span text:style-name="T1"><text:tab/>L'vn sans doute a plus d'apas,</text:span></text:span></text:p>
      <text:p text:style-name="Contents_20_1"><text:span text:style-name="Police_20_par_20_défaut"><text:span text:style-name="T1"><text:tab/>L'autre aussi, &amp;c.</text:span></text:span></text:p>
      <text:p text:style-name="Heading"/>
      <text:p text:style-name="Heading"/>
      <text:p text:style-name="Heading"/>
      <text:p text:style-name="Heading"><text:span text:style-name="Police_20_par_20_défaut"><text:span text:style-name="T1">XIII. ENTREE.</text:span></text:span></text:p>
      <text:p text:style-name="Heading"/>
      <text:p text:style-name="Heading"/>
      <text:p text:style-name="Standard">Pendant qu'ils poursuiuent leur victoire, quatre Soldats &amp; quatre Goujats, sortis des maisons voisines de la place, se querellent, sur le partage de leur butin, &amp; forment vn combat ridicule.</text:p>
      <text:p text:style-name="Standard"/>
      <text:p text:style-name="_3c_list_3e_"><text:span text:style-name="Police_20_par_20_défaut">Goujats. Monsieur Lully, les Sieurs Paysan,</text:span></text:p>
      <text:p text:style-name="_3c_list_3e_"><text:span text:style-name="Police_20_par_20_défaut">Balthasar, &amp; Brouard.</text:span></text:p>
      <text:p text:style-name="_3c_list_3e_"><text:span text:style-name="Police_20_par_20_défaut">Soldats. Les Sieurs Noblet, la Pierre,</text:span></text:p>
      <text:p text:style-name="_3c_list_3e_"><text:span text:style-name="Police_20_par_20_défaut">S. André, &amp; Des-brosses.</text:span></text:p>
      <text:p text:style-name="Heading"/>
      <text:p text:style-name="_3c_salute_3e_"><text:span text:style-name="Police_20_par_20_défaut">Pour Monsieur de Lully. Goujat.</text:span></text:p>
      <text:p text:style-name="Heading"/>
      <text:p text:style-name="Heading"><text:soft-page-break/></text:p>
      <text:p text:style-name="Contents_20_1"><text:span text:style-name="Police_20_par_20_défaut"><text:span text:style-name="T1"><text:tab/> <text:s text:c="2"/>Ce Goujat signalé</text:span></text:span></text:p>
      <text:p text:style-name="Contents_20_1"><text:span text:style-name="Police_20_par_20_défaut"><text:span text:style-name="T1"><text:tab/>De quelque talent se pique,</text:span></text:span></text:p>
      <text:p text:style-name="Contents_20_1"><text:span text:style-name="Police_20_par_20_défaut"><text:span text:style-name="T1"><text:tab/> <text:s text:c="2"/>Tout son fait est reglé</text:span></text:span></text:p>
      <text:p text:style-name="Contents_20_1"><text:span text:style-name="Police_20_par_20_défaut"><text:span text:style-name="T1"><text:tab/>Comme vn papier de Musique,</text:span></text:span></text:p>
      <text:p text:style-name="Contents_20_1"><text:span text:style-name="Police_20_par_20_défaut"><text:span text:style-name="T1"><text:tab/>Il faut estre bien critique</text:span></text:span></text:p>
      <text:p text:style-name="Contents_20_1"><text:span text:style-name="Police_20_par_20_défaut"><text:span text:style-name="T1"><text:tab/>Pour n'estre pas satisfait</text:span></text:span></text:p>
      <text:p text:style-name="Contents_20_1"><text:span text:style-name="Police_20_par_20_défaut"><text:span text:style-name="T1"><text:tab/> <text:s text:c="2"/>Du bruit qu'il fait.</text:span></text:span></text:p>
      <text:p text:style-name="Contents_20_1"/>
      <text:p text:style-name="Contents_20_1"/>
      <text:p text:style-name="Contents_20_1"/>
      <text:p text:style-name="Heading"><text:span text:style-name="Police_20_par_20_défaut"><text:span text:style-name="T1">XIV. ET DERNIERE ENTREE.</text:span></text:span></text:p>
      <text:p text:style-name="Heading"/>
      <text:p text:style-name="Heading"/>
      <text:p text:style-name="Standard">Les Amours déguisez en Grecs, apres auoir exterminé le reste des Troyens, &amp; pris le Chasteau de Priam, viennent danser la derniere Entrée.</text:p>
      <text:p text:style-name="Standard"/>
      <text:p text:style-name="Standard"/>
      <text:p text:style-name="Standard"/>
      <text:p text:style-name="Heading">FIN.</text:p>
      <text:p text:style-name="Heading"/>
      <text:p text:style-name="Heading"/>
      <text:p text:style-name="Text_20_body"/>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F" svg:font-family="F"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fo:hyphenate="false" loext:hyphenation-no-caps="false"/>
    </style:style>
    <style:style style:name="Heading" style:family="paragraph" style:parent-style-name="Standard" style:class="text">
      <style:paragraph-properties fo:text-align="center" style:justify-single-word="false" fo:hyphenation-ladder-count="no-limit"/>
      <style:text-properties style:font-name="Times" fo:font-family="Times" style:font-family-generic="roman" style:font-pitch="variable" fo:font-weight="bold" style:font-name-asian="Times" style:font-family-asian="Times" style:font-family-generic-asian="roman" style:font-pitch-asian="variable" style:font-weight-asian="bold" style:font-name-complex="Times" style:font-family-complex="Times" style:font-family-generic-complex="roman" style:font-pitch-complex="variable" fo:hyphenate="false" loext:hyphenation-no-caps="false"/>
    </style:style>
    <style:style style:name="Text_20_body" style:display-name="Text body" style:family="paragraph" style:parent-style-name="Normal" style:class="text">
      <style:paragraph-properties fo:margin-top="0.15cm" fo:margin-bottom="0.15cm" style:contextual-spacing="false" fo:line-height="115%" fo:text-align="justify" style:justify-single-word="false" fo:orphans="2" fo:widows="2" fo:hyphenation-ladder-count="no-limit" style:vertical-align="auto"/>
      <style:text-properties style:font-name="Times" fo:font-family="Times" style:font-family-generic="roman" style:font-pitch="variable" fo:font-size="12pt" style:font-name-asian="Times" style:font-family-asian="Times"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0pt"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loext:hyphenation-no-caps="false"/>
    </style:style>
    <style:style style:name="msonormal" style:family="paragraph" style:parent-style-name="Standard">
      <style:paragraph-properties fo:margin-top="0.494cm" fo:margin-bottom="0.494cm" style:contextual-spacing="false" fo:hyphenation-ladder-count="no-limit" style:punctuation-wrap="simple"/>
      <style:text-properties fo:font-size="12pt" fo:language="fr" fo:country="FR" style:font-size-asian="12pt" style:font-size-complex="12pt" fo:hyphenate="false" loext:hyphenation-no-caps="false"/>
    </style:style>
    <style:style style:name="Contents_20_1" style:display-name="Contents 1" style:family="paragraph" style:parent-style-name="Standard" style:next-style-name="Standard" style:auto-update="true" style:class="index">
      <style:paragraph-properties fo:margin-left="1.27cm" fo:margin-right="0cm" fo:hyphenation-ladder-count="no-limit" fo:text-indent="0cm" style:auto-text-indent="false">
        <style:tab-stops/>
      </style:paragraph-properties>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fo:hyphenate="false" loext:hyphenation-no-caps="false"/>
    </style:style>
    <style:style style:name="Contents_20_3" style:display-name="Contents 3" style:family="paragraph" style:parent-style-name="Standard" style:next-style-name="Standard" style:auto-update="true" style:class="index">
      <style:paragraph-properties fo:text-align="justify" style:justify-single-word="false" fo:hyphenation-ladder-count="no-limi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fo:hyphenate="false" loext:hyphenation-no-caps="false"/>
    </style:style>
    <style:style style:name="Footnote" style:family="paragraph" style:parent-style-name="Standard" style:class="extra">
      <style:paragraph-properties fo:hyphenation-ladder-count="no-limit"/>
      <style:text-properties fo:hyphenate="false" loext:hyphenation-no-caps="false"/>
    </style:style>
    <style:style style:name="In_20_text_20_quotation" style:display-name="In text quotation" style:family="paragraph">
      <style:paragraph-properties fo:margin-left="1.27cm" fo:margin-right="1.27cm" fo:margin-top="0.423cm" fo:margin-bottom="0.423cm" style:contextual-spacing="false" fo:line-height="0.423cm" fo:text-align="justify" style:justify-single-word="false" fo:orphans="2" fo:widows="2" fo:hyphenation-ladder-count="no-limit" fo:text-indent="1.27cm" style:auto-text-indent="false">
        <style:tab-stops/>
      </style:paragraph-properties>
      <style:text-properties style:font-name="Times" fo:font-family="Times" style:font-family-generic="roman" style:font-pitch="variable" fo:font-size="10pt" fo:language="en" fo:country="GB"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fo:hyphenate="false" loext:hyphenation-no-caps="false"/>
    </style:style>
    <style:style style:name="intro" style:family="paragraph" style:parent-style-name="Standard">
      <style:paragraph-properties fo:margin-left="0cm" fo:margin-right="0cm" fo:text-align="justify" style:justify-single-word="false" fo:hyphenation-ladder-count="no-limit" fo:text-indent="1.27cm" style:auto-text-indent="false"/>
      <style:text-properties fo:hyphenate="false" loext:hyphenation-no-caps="false"/>
    </style:style>
    <style:style style:name="intro_20_vers_20_quot" style:display-name="intro vers quot" style:family="paragraph" style:parent-style-name="Contents_20_1">
      <style:paragraph-properties fo:line-height="0.353cm" fo:hyphenation-ladder-count="no-limit"/>
      <style:text-properties fo:hyphenate="false" loext:hyphenation-no-caps="false"/>
    </style:style>
    <style:style style:name="intro_20_noin" style:display-name="intro noin" style:family="paragraph" style:parent-style-name="intro">
      <style:paragraph-properties fo:margin-left="0cm" fo:margin-right="0cm" fo:hyphenation-ladder-count="no-limit" fo:text-indent="0cm" style:auto-text-indent="false"/>
      <style:text-properties fo:hyphenate="false" loext:hyphenation-no-caps="false"/>
    </style:style>
    <style:style style:name="Intro_20_text_20_quot" style:display-name="Intro text quot" style:family="paragraph" style:parent-style-name="In_20_text_20_quotation">
      <style:paragraph-properties fo:hyphenation-ladder-count="no-limit"/>
      <style:text-properties fo:hyphenate="false" loext:hyphenation-no-caps="false"/>
    </style:style>
    <style:style style:name="_3c_salute_3e_" style:display-name="&lt;salute&gt;" style:family="paragraph" style:parent-style-name="Normal" style:next-style-name="Text_20_body">
      <style:paragraph-properties fo:margin-top="1cm" fo:margin-bottom="1cm" style:contextual-spacing="false" fo:orphans="2" fo:widows="2" fo:hyphenation-ladder-count="no-limit" style:vertical-align="auto"/>
      <style:text-properties style:font-name="Times" fo:font-family="Times" style:font-family-generic="roman" style:font-pitch="variable" fo:font-size="12pt" style:font-name-asian="Times" style:font-family-asian="Times"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0pt" fo:hyphenate="true" loext:hyphenation-no-caps="false"/>
    </style:style>
    <style:style style:name="_3c_byline_3e_" style:display-name="&lt;byline&gt;" style:family="paragraph" style:parent-style-name="Normal" style:next-style-name="Text_20_body">
      <style:paragraph-properties fo:text-align="end" style:justify-single-word="false" fo:orphans="2" fo:widows="2" fo:hyphenation-ladder-count="no-limit" style:vertical-align="auto"/>
      <style:text-properties style:font-name="Times" fo:font-family="Times" style:font-family-generic="roman" style:font-pitch="variable" fo:font-size="12pt" style:font-name-asian="Times" style:font-family-asian="Times"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0pt" fo:hyphenate="true" loext:hyphenation-no-caps="false"/>
    </style:style>
    <style:style style:name="_3c_l_3e_" style:display-name="&lt;l&gt;" style:family="paragraph" style:parent-style-name="Normal">
      <style:paragraph-properties fo:orphans="2" fo:widows="2" fo:hyphenation-ladder-count="no-limit" style:vertical-align="auto"/>
      <style:text-properties style:font-name="Times" fo:font-family="Times" style:font-family-generic="roman" style:font-pitch="variable" fo:font-size="12pt" style:font-name-asian="Times" style:font-family-asian="Times"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0pt" fo:hyphenate="true" loext:hyphenation-no-caps="false"/>
    </style:style>
    <style:style style:name="_3c_label.head_3e_" style:display-name="&lt;label.head&gt;" style:family="paragraph" style:parent-style-name="Text_20_body">
      <style:paragraph-properties fo:margin-left="0cm" fo:margin-right="0cm" fo:hyphenation-ladder-count="no-limit" fo:text-indent="1.251cm" style:auto-text-indent="false"/>
      <style:text-properties fo:font-style="italic" fo:font-weight="bold" style:font-style-asian="italic" style:font-weight-asian="bold" fo:hyphenate="true" loext:hyphenation-no-caps="false"/>
    </style:style>
    <style:style style:name="_3c_list_3e_" style:display-name="&lt;list&gt;" style:family="paragraph" style:parent-style-name="Normal">
      <style:paragraph-properties fo:orphans="2" fo:widows="2" fo:hyphenation-ladder-count="no-limit" style:vertical-align="auto"/>
      <style:text-properties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font-name-asian="Times" style:font-family-asian="Times" style:font-family-generic-asian="roman" style:font-pitch-asian="variable" style:language-asian="fr" style:country-asian="FR" style:font-name-complex="Times New Roman" style:font-family-complex="'Times New Roman'" style:font-family-generic-complex="roman" style:font-pitch-complex="variable" style:font-size-complex="10pt" fo:hyphenate="true" loext:hyphenation-no-caps="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_3c_label.speaker_3e_" style:display-name="&lt;label.speaker&gt;" style:family="paragraph" style:parent-style-name="Normal"/>
    <style:style style:name="Police_20_par_20_défaut" style:display-name="Police par défaut" style:family="text"/>
    <style:style style:name="Note_20_de_20_bas_20_de_20_page_20_Car" style:display-name="Note de bas de page Car" style:family="text" style:parent-style-name="Police_20_par_20_défau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style>
    <style:style style:name="Titre_20_Car" style:display-name="Titre Car" style:family="text" style:parent-style-name="Police_20_par_20_défaut">
      <style:text-properties style:font-name="Times" fo:font-family="Times" style:font-family-generic="roman" style:font-pitch="variable" fo:font-size="10pt" fo:language="en" fo:country="GB" fo:font-weight="bold" style:font-name-asian="Times New Roman" style:font-family-asian="'Times New Roman'" style:font-family-generic-asian="roman" style:font-pitch-asian="variable" style:font-size-asian="10pt" style:language-asian="fr" style:country-asian="FR" style:font-weight-asian="bold" style:font-name-complex="Times New Roman" style:font-family-complex="'Times New Roman'" style:font-family-generic-complex="roman" style:font-pitch-complex="variable" style:font-size-complex="10pt"/>
    </style:style>
    <style:style style:name="Footnote_20_anchor" style:display-name="Footnote anchor" style:family="text">
      <style:text-properties style:text-position="super 65%" style:font-name="Times" fo:font-family="Times" style:font-family-generic="roman" style:font-pitch="variable" fo:font-size="10pt" style:font-name-asian="Times" style:font-family-asian="Times" style:font-family-generic-asian="roman" style:font-pitch-asian="variable" style:font-size-asian="10pt" style:font-name-complex="Times" style:font-family-complex="Times" style:font-family-generic-complex="roman" style:font-pitch-complex="variable"/>
    </style:style>
    <style:style style:name="Footnote_20_Characters" style:display-name="Footnote Characters" style:family="text" style:parent-style-name="Police_20_par_20_défaut">
      <style:text-properties style:text-position="super 65%" style:font-name="Times" fo:font-family="Times" style:font-family-generic="roman" style:font-pitch="variable" fo:font-size="10pt" style:font-name-asian="Times" style:font-family-asian="Times" style:font-family-generic-asian="roman" style:font-pitch-asian="variable" style:font-size-asian="10pt" style:font-name-complex="Times" style:font-family-complex="Times" style:font-family-generic-complex="roman" style:font-pitch-complex="variable"/>
    </style:style>
    <style:style style:name="Footnote_20_Symbol" style:display-name="Footnote Symbol" style:family="text"/>
    <style:style style:name="Appel_20_note_20_de_20_bas_20_de_20_p." style:display-name="Appel note de bas de p." style:family="text" style:parent-style-name="Police_20_par_20_défaut">
      <style:text-properties style:text-position="super 64%"/>
    </style:style>
    <style:style style:name="_3c_pb_3e_" style:display-name="&lt;pb&gt;" style:family="text">
      <style:text-properties fo:color="#999999" loext:opacity="100%" style:font-name="Arial" fo:font-family="Arial, sans-serif" style:font-family-generic="roman" style:font-pitch="variable" fo:font-size="11pt" fo:background-color="#ffffff" style:font-size-asian="11pt"/>
    </style:style>
    <style:style style:name="_3c_persName_3e_" style:display-name="&lt;persName&gt;" style:family="text">
      <style:text-properties fo:color="#55308d" loext:opacity="100%" fo:background-color="#ffff00"/>
    </style:style>
    <style:style style:name="_3c_placeName_3e_" style:display-name="&lt;placeName&gt;" style:family="text">
      <style:text-properties fo:background-color="#ff0000"/>
    </style:style>
    <style:style style:name="_3c_name_3e_" style:display-name="&lt;name&gt;" style:family="text">
      <style:text-properties style:use-window-font-color="true" loext:opacity="0%" fo:background-color="#0000ff"/>
    </style:style>
    <style:style style:name="_3c_tech_3e_" style:display-name="&lt;tech&gt;" style:family="text">
      <style:text-properties fo:font-style="italic" fo:font-weight="bold" fo:background-color="#ffff00"/>
    </style:style>
    <style:style style:name="Corps_20_de_20_texte_20_Car" style:display-name="Corps de texte Car" style:family="text" style:parent-style-name="Police_20_par_20_défaut">
      <style:text-properties style:font-name="Times" fo:font-family="Times" style:font-family-generic="roman" style:font-pitch="variable" fo:font-size="12pt" style:font-name-asian="Times" style:font-family-asian="Times"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0pt"/>
    </style:style>
    <style:style style:name="_3c_foreign_3e_" style:display-name="&lt;foreign&gt;" style:family="text" style:parent-style-name="Police_20_par_20_défaut">
      <style:text-properties fo:color="#ff00ff" loext:opacity="100%"/>
    </style:style>
    <style:style style:name="_3c_date_3e_" style:display-name="&lt;date&gt;" style:family="text" style:parent-style-name="Police_20_par_20_défaut">
      <style:text-properties fo:background-color="#f7caac"/>
    </style:style>
    <style:style style:name="_3c_label.speaker_3e_" style:display-name="&lt;label.speaker&gt;" style:family="text" style:parent-style-name="Police_20_par_20_défaut">
      <style:text-properties fo:font-style="italic" fo:background-color="#e2efd9" style:font-style-asian="italic"/>
    </style:style>
    <style:style style:name="_3c_label.head_3e__20_Car" style:display-name="&lt;label.head&gt; Car" style:family="text" style:parent-style-name="Corps_20_de_20_texte_20_Car">
      <style:text-properties style:font-name="Times" fo:font-family="Times" style:font-family-generic="roman" style:font-pitch="variable" fo:font-size="12pt" fo:font-style="italic" fo:font-weight="bold" style:font-name-asian="Times" style:font-family-asian="Times" style:font-family-generic-asian="roman" style:font-pitch-asian="variable" style:font-size-asian="12pt" style:language-asian="fr" style:country-asian="FR" style:font-style-asian="italic" style:font-weight-asian="bold" style:font-name-complex="Times New Roman" style:font-family-complex="'Times New Roman'" style:font-family-generic-complex="roman" style:font-pitch-complex="variable" style:font-size-complex="10pt"/>
    </style:style>
    <style:style style:name="_3c_description_3e__20_Car" style:display-name="&lt;description&gt; Car" style:family="text" style:parent-style-name="Police_20_par_20_défaut">
      <style:text-properties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font-name-asian="Times" style:font-family-asian="Times" style:font-family-generic-asian="roman" style:font-pitch-asian="variable" style:language-asian="fr" style:country-asian="FR" style:font-name-complex="Times New Roman" style:font-family-complex="'Times New Roman'" style:font-family-generic-complex="roman" style:font-pitch-complex="variable" style:font-size-complex="10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initial-creator>Yohann Deguin</meta:initial-creator>
    <meta:creation-date>2020-12-04T16:48:00Z</meta:creation-date>
    <dc:date>2020-12-13T14:50:24.445000000</dc:date>
    <meta:editing-cycles>5</meta:editing-cycles>
    <meta:editing-duration>PT12M20S</meta:editing-duration>
    <meta:document-statistic meta:table-count="0" meta:image-count="0" meta:object-count="0" meta:page-count="35" meta:paragraph-count="864" meta:word-count="6168" meta:character-count="35739" meta:non-whitespace-character-count="298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LES%20AMOVRS.odt/Normal.dotm"/>
  </office:meta>
</office:document-meta>
</file>